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101.3mm"/>
    </style:style>
    <style:style style:name="co4" style:family="table-column">
      <style:table-column-properties fo:break-before="auto" style:column-width="89.94mm"/>
    </style:style>
    <style:style style:name="co5" style:family="table-column">
      <style:table-column-properties fo:break-before="auto" style:column-width="9.07mm"/>
    </style:style>
    <style:style style:name="co6" style:family="table-column">
      <style:table-column-properties fo:break-before="auto" style:column-width="6.35mm"/>
    </style:style>
    <style:style style:name="co7" style:family="table-column">
      <style:table-column-properties fo:break-before="auto" style:column-width="210.3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false"/>
    </style:style>
    <style:style style:name="ro2" style:family="table-row">
      <style:table-row-properties style:row-height="9.45mm" fo:break-before="auto" style:use-optimal-row-height="false"/>
    </style:style>
    <style:style style:name="ro3" style:family="table-row">
      <style:table-row-properties style:row-height="13.42mm" fo:break-before="auto" style:use-optimal-row-height="false"/>
    </style:style>
    <style:style style:name="ro4" style:family="table-row">
      <style:table-row-properties style:row-height="17.39mm" fo:break-before="auto" style:use-optimal-row-height="false"/>
    </style:style>
    <style:style style:name="ro5" style:family="table-row">
      <style:table-row-properties style:row-height="21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dblp_conf_2006_2016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ame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EGC</text:p>
          </table:table-cell>
          <table:table-cell office:value-type="string" calcext:value-type="string">
            <text:p>Analyses synchroniques et diachroniques des thématiques EGC- Défi ECG 2016.</text:p>
          </table:table-cell>
          <table:table-cell office:value-type="string" calcext:value-type="string">
            <text:p>http://dblp.org/rec/conf/f-egc/BouzidT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Government and Commerce: Design, Modeling, Analysis and Security (EGCDMA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Discriminative sparse coding of ECG during ventricular arrhythmias using LC-K-SVD approach.</text:p>
          </table:table-cell>
          <table:table-cell office:value-type="string" calcext:value-type="string">
            <text:p>http://dblp.org/rec/conf/embc/KalajiBU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Empirical mode decomposition of multiple ECG leads for catheter ablation long-term outcome prediction in persistent atrial fibrillation.</text:p>
          </table:table-cell>
          <table:table-cell office:value-type="string" calcext:value-type="string">
            <text:p>http://dblp.org/rec/conf/embc/Hidalgo-MunozTL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Structured prediction for differentiating between normal rhythms, ventricular tachycardia, and ventricular fibrillation in the ECG.</text:p>
          </table:table-cell>
          <table:table-cell office:value-type="string" calcext:value-type="string">
            <text:p>http://dblp.org/rec/conf/embc/AlwanCC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Live ECG readings using Google Glass in emergency situations.</text:p>
          </table:table-cell>
          <table:table-cell office:value-type="string" calcext:value-type="string">
            <text:p>http://dblp.org/rec/conf/embc/SchaerSTAMW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A New multi-window detection approach for P-wave boundary points in electrocardiograms based on bilateral accumulative area.</text:p>
          </table:table-cell>
          <table:table-cell office:value-type="string" calcext:value-type="string">
            <text:p>http://dblp.org/rec/conf/embc/ChenWH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Visualization of multivariate physiological data for cardiorespiratory fitness assessment through ECG (R-peak) analysis.</text:p>
          </table:table-cell>
          <table:table-cell office:value-type="string" calcext:value-type="string">
            <text:p>http://dblp.org/rec/conf/embc/MunozBRC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Towards numerical temporal-frequency system modelling of associations between electrocardiogram and ballistocardiogram.</text:p>
          </table:table-cell>
          <table:table-cell office:value-type="string" calcext:value-type="string">
            <text:p>http://dblp.org/rec/conf/embc/SrinivasanZLBC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Temporal correction of detected R-peaks in ECG signals: A crucial step to improve QRS detection algorithms.</text:p>
          </table:table-cell>
          <table:table-cell office:value-type="string" calcext:value-type="string">
            <text:p>http://dblp.org/rec/conf/embc/GradlLELE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Dry contact fingertip ECG-based authentication system using time, frequency domain features and support vector machine.</text:p>
          </table:table-cell>
          <table:table-cell office:value-type="string" calcext:value-type="string">
            <text:p>http://dblp.org/rec/conf/embc/SinghSP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Automatic sleep staging based on ECG signals using hidden Markov models.</text:p>
          </table:table-cell>
          <table:table-cell office:value-type="string" calcext:value-type="string">
            <text:p>http://dblp.org/rec/conf/embc/ChenZC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An ultra low power ECG signal processor design for cardiovascular disease detection.</text:p>
          </table:table-cell>
          <table:table-cell office:value-type="string" calcext:value-type="string">
            <text:p>http://dblp.org/rec/conf/embc/JainB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Steganography in arrhythmic electrocardiogram signal.</text:p>
          </table:table-cell>
          <table:table-cell office:value-type="string" calcext:value-type="string">
            <text:p>http://dblp.org/rec/conf/embc/JeroRR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Removing movement artifacts from equine ECG recordings acquired with textile electrodes.</text:p>
          </table:table-cell>
          <table:table-cell office:value-type="string" calcext:value-type="string">
            <text:p>http://dblp.org/rec/conf/embc/LanataGBPVS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Psychophysiology of disgust: ECG noise entropy as a biomarker.</text:p>
          </table:table-cell>
          <table:table-cell office:value-type="string" calcext:value-type="string">
            <text:p>http://dblp.org/rec/conf/embc/BrasFSS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Convolutional Neural Networks for patient-specific ECG classification.</text:p>
          </table:table-cell>
          <table:table-cell office:value-type="string" calcext:value-type="string">
            <text:p>http://dblp.org/rec/conf/embc/KiranyazIHG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Detection of fiducial points in ECG waves using iteration based adaptive thresholds.</text:p>
          </table:table-cell>
          <table:table-cell office:value-type="string" calcext:value-type="string">
            <text:p>http://dblp.org/rec/conf/embc/KangBK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Biometric identification with high frequency electrocardiogram: Unregistered user refusal method and performance evaluation.</text:p>
          </table:table-cell>
          <table:table-cell office:value-type="string" calcext:value-type="string">
            <text:p>http://dblp.org/rec/conf/embc/Kyoso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The segmented-beat modulation method for ECG estimation.</text:p>
          </table:table-cell>
          <table:table-cell office:value-type="string" calcext:value-type="string">
            <text:p>http://dblp.org/rec/conf/embc/AgostinelliGFNB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Evaluation of novel textile electrodes for ECG signals monitoring based on PEDOT: PSS-treated woven fabrics.</text:p>
          </table:table-cell>
          <table:table-cell office:value-type="string" calcext:value-type="string">
            <text:p>http://dblp.org/rec/conf/embc/PaniDGSBFB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Simple method for adaptive filtering of motion artifacts in E-textile wearable ECG sensors.</text:p>
          </table:table-cell>
          <table:table-cell office:value-type="string" calcext:value-type="string">
            <text:p>http://dblp.org/rec/conf/embc/AlkhidirSY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ECG De-noising: A comparison between EEMD-BLMS and DWT-NN algorithms.</text:p>
          </table:table-cell>
          <table:table-cell office:value-type="string" calcext:value-type="string">
            <text:p>http://dblp.org/rec/conf/embc/KaergaardHP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Inkjet printed ECG electrodes for long term biosignal monitoring in personalized and ubiquitous healthcare.</text:p>
          </table:table-cell>
          <table:table-cell office:value-type="string" calcext:value-type="string">
            <text:p>http://dblp.org/rec/conf/embc/BatchelorC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Passive RFID tag based heart rate monitoring from an ECG signal.</text:p>
          </table:table-cell>
          <table:table-cell office:value-type="string" calcext:value-type="string">
            <text:p>http://dblp.org/rec/conf/embc/VoraDK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ECG synthesis from separate wearable bipolar electrodes.</text:p>
          </table:table-cell>
          <table:table-cell office:value-type="string" calcext:value-type="string">
            <text:p>http://dblp.org/rec/conf/embc/FarottoAHG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Arrhythmia detection using amplitude difference features based on random forest.</text:p>
          </table:table-cell>
          <table:table-cell office:value-type="string" calcext:value-type="string">
            <text:p>http://dblp.org/rec/conf/embc/ParkLK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Arrhythmia classification based on novel distance series transform of phase space trajectories.</text:p>
          </table:table-cell>
          <table:table-cell office:value-type="string" calcext:value-type="string">
            <text:p>http://dblp.org/rec/conf/embc/SayedKK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Image features of spectral correlation function for arrhythmia classification.</text:p>
          </table:table-cell>
          <table:table-cell office:value-type="string" calcext:value-type="string">
            <text:p>http://dblp.org/rec/conf/embc/KhalafOY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Automatic cardiac arrhythmia detection and classification using vectorcardiograms and complex networks.</text:p>
          </table:table-cell>
          <table:table-cell office:value-type="string" calcext:value-type="string">
            <text:p>http://dblp.org/rec/conf/embc/QueirozLMGM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Distribution Entropy (DistEn): A complexity measure to detect arrhythmia from short length RR interval time series.</text:p>
          </table:table-cell>
          <table:table-cell office:value-type="string" calcext:value-type="string">
            <text:p>http://dblp.org/rec/conf/embc/KarmakarUP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Online detection of tonic-clonic seizures in pediatric patients using ECG and low-complexity incremental novelty detection.</text:p>
          </table:table-cell>
          <table:table-cell office:value-type="string" calcext:value-type="string">
            <text:p>http://dblp.org/rec/conf/embc/CoomanVCLVH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Sudden cardiac arrest risk stratification based on 24-hour Holter ECG statistics.</text:p>
          </table:table-cell>
          <table:table-cell office:value-type="string" calcext:value-type="string">
            <text:p>http://dblp.org/rec/conf/embc/KasaharaSNYYO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ECG biometric identification: A compression based approach.</text:p>
          </table:table-cell>
          <table:table-cell office:value-type="string" calcext:value-type="string">
            <text:p>http://dblp.org/rec/conf/embc/BrasP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Assessment of quality of ECG for accurate estimation of Heart Rate Variability in newborns.</text:p>
          </table:table-cell>
          <table:table-cell office:value-type="string" calcext:value-type="string">
            <text:p>http://dblp.org/rec/conf/embc/Gholinezhadasnefestani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QRS complex detection in ECG signal for wearable devices.</text:p>
          </table:table-cell>
          <table:table-cell office:value-type="string" calcext:value-type="string">
            <text:p>http://dblp.org/rec/conf/embc/ArefinTF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Is 50 Hz high enough ECG sampling frequency for accurate HRV analysis?</text:p>
          </table:table-cell>
          <table:table-cell office:value-type="string" calcext:value-type="string">
            <text:p>http://dblp.org/rec/conf/embc/MahdianiJPV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Effects of cuff inflation and deflation on pulse transit time measured from ECG and multi-wavelength PPG.</text:p>
          </table:table-cell>
          <table:table-cell office:value-type="string" calcext:value-type="string">
            <text:p>http://dblp.org/rec/conf/embc/LiuLDDZ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Wearable real-time ecg monitoring with emergency alert system for scuba diving.</text:p>
          </table:table-cell>
          <table:table-cell office:value-type="string" calcext:value-type="string">
            <text:p>http://dblp.org/rec/conf/embc/CibisGGLE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A constrained two-layer compression technique for ECG waves.</text:p>
          </table:table-cell>
          <table:table-cell office:value-type="string" calcext:value-type="string">
            <text:p>http://dblp.org/rec/conf/embc/ByunSSLK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Stress of Kindergarten teachers: How we tried to detect and to reduce it by using a small and wearable ECG and acceleration measuring device?</text:p>
          </table:table-cell>
          <table:table-cell office:value-type="string" calcext:value-type="string">
            <text:p>http://dblp.org/rec/conf/embc/ShirouzuSTMYMS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A particle filter framework for the estimation of heart rate from ECG signals corrupted by motion artifacts.</text:p>
          </table:table-cell>
          <table:table-cell office:value-type="string" calcext:value-type="string">
            <text:p>http://dblp.org/rec/conf/embc/NathanAJ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Method for classifying cardiac arrhythmias using photoplethysmography.</text:p>
          </table:table-cell>
          <table:table-cell office:value-type="string" calcext:value-type="string">
            <text:p>http://dblp.org/rec/conf/embc/PolaniaMHC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Monitoring of cognitive state on mental retardation child using EEG, ECG and NIRS in four years study.</text:p>
          </table:table-cell>
          <table:table-cell office:value-type="string" calcext:value-type="string">
            <text:p>http://dblp.org/rec/conf/embc/ZennifaINI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Improvement of emotional healthcare system with stress detection from ECG signal.</text:p>
          </table:table-cell>
          <table:table-cell office:value-type="string" calcext:value-type="string">
            <text:p>http://dblp.org/rec/conf/embc/TivatansakulO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Atrial signal extraction in atrial fibrillation electrocardiograms using a tensor decomposition approach.</text:p>
          </table:table-cell>
          <table:table-cell office:value-type="string" calcext:value-type="string">
            <text:p>http://dblp.org/rec/conf/embc/RibeiroHZ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Tensor-based detection of T wave alternans using ECG.</text:p>
          </table:table-cell>
          <table:table-cell office:value-type="string" calcext:value-type="string">
            <text:p>http://dblp.org/rec/conf/embc/GoovaertsVWH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Capacitive ECG recording and beat-to-beat interval estimation after major cardiac event.</text:p>
          </table:table-cell>
          <table:table-cell office:value-type="string" calcext:value-type="string">
            <text:p>http://dblp.org/rec/conf/embc/LeichtSMLWWRMT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An ECG oximetry system for identifying obstructive and central apnoea events.</text:p>
          </table:table-cell>
          <table:table-cell office:value-type="string" calcext:value-type="string">
            <text:p>http://dblp.org/rec/conf/embc/ChazalSJ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Sleep apnoea episodes recognition by a committee of ELM classifiers from ECG signal.</text:p>
          </table:table-cell>
          <table:table-cell office:value-type="string" calcext:value-type="string">
            <text:p>http://dblp.org/rec/conf/embc/SadrCSB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Wearable technology and ECG processing for fall risk assessment, prevention and detection.</text:p>
          </table:table-cell>
          <table:table-cell office:value-type="string" calcext:value-type="string">
            <text:p>http://dblp.org/rec/conf/embc/MelilloCSOPP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A robust heartbeat detector not depending on ECG sampling rate.</text:p>
          </table:table-cell>
          <table:table-cell office:value-type="string" calcext:value-type="string">
            <text:p>http://dblp.org/rec/conf/embc/Augustyniak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Analysis of the Electromechanical Activity of the Heart from Synchronized ECG and PCG Signals of Subjects Under Stress.</text:p>
          </table:table-cell>
          <table:table-cell office:value-type="string" calcext:value-type="string">
            <text:p>http://dblp.org/rec/conf/biostec/CastroMSDC1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ECG Denoising based on PCA and using R Peaks Detection.</text:p>
          </table:table-cell>
          <table:table-cell office:value-type="string" calcext:value-type="string">
            <text:p>http://dblp.org/rec/conf/biostec/Mourad1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Can We Find Deterministic Signatures in ECG and PCG Signals?.</text:p>
          </table:table-cell>
          <table:table-cell office:value-type="string" calcext:value-type="string">
            <text:p>http://dblp.org/rec/conf/biostec/OliveiraFC1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Conceptual Design and Evaluation of a Multichannel ECG Data Acquisition Device.</text:p>
          </table:table-cell>
          <table:table-cell office:value-type="string" calcext:value-type="string">
            <text:p>http://dblp.org/rec/conf/biostec/RobaeiDK1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Packet-size-Controlled ECG Compression Algorithm based on Discrete Wavelet Transform and Running Length Encoding.</text:p>
          </table:table-cell>
          <table:table-cell office:value-type="string" calcext:value-type="string">
            <text:p>http://dblp.org/rec/conf/biostec/Al-BusaidiK1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ECG Biometrics Using a Dissimilarity Space Representation.</text:p>
          </table:table-cell>
          <table:table-cell office:value-type="string" calcext:value-type="string">
            <text:p>http://dblp.org/rec/conf/biostec/MarquesCLFF1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ECG signal compressed sensing using the wavelet tree model.</text:p>
          </table:table-cell>
          <table:table-cell office:value-type="string" calcext:value-type="string">
            <text:p>http://dblp.org/rec/conf/bmei/LiDHM1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Field programmable gate Array Implementation Method of Electrocardiogram Signal Processing and Analysis.</text:p>
          </table:table-cell>
          <table:table-cell office:value-type="string" calcext:value-type="string">
            <text:p>http://dblp.org/rec/conf/bmei/LiangSLL1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A multi-modal approach using a non-parametric model to extract fetal ECG.</text:p>
          </table:table-cell>
          <table:table-cell office:value-type="string" calcext:value-type="string">
            <text:p>http://dblp.org/rec/conf/icassp/NoorzadehRG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A novel QRS complex detection on ECG with motion artifact during exercise.</text:p>
          </table:table-cell>
          <table:table-cell office:value-type="string" calcext:value-type="string">
            <text:p>http://dblp.org/rec/conf/icassp/KimT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Posture-invariant ECG recognition with posture detection.</text:p>
          </table:table-cell>
          <table:table-cell office:value-type="string" calcext:value-type="string">
            <text:p>http://dblp.org/rec/conf/icassp/WahabiPH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Noisy channel detection using the common annihilator with an application to electrocardiograms.</text:p>
          </table:table-cell>
          <table:table-cell office:value-type="string" calcext:value-type="string">
            <text:p>http://dblp.org/rec/conf/icassp/NairM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ELPA: A new key agreement scheme based on linear prediction of ECG features for WBAN.</text:p>
          </table:table-cell>
          <table:table-cell office:value-type="string" calcext:value-type="string">
            <text:p>http://dblp.org/rec/conf/eusipco/ZaghouaniJBA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A tensor decomposition approach to noninvasive atrial activity extraction in atrial fibrillation ECG.</text:p>
          </table:table-cell>
          <table:table-cell office:value-type="string" calcext:value-type="string">
            <text:p>http://dblp.org/rec/conf/eusipco/RibeiroHFMAZ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A 65-nm low power ECG feature extraction system.</text:p>
          </table:table-cell>
          <table:table-cell office:value-type="string" calcext:value-type="string">
            <text:p>http://dblp.org/rec/conf/iscas/BayasiTSMI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Implementation of Gabor feature extraction algorithm for electrocardiogram on FPGA.</text:p>
          </table:table-cell>
          <table:table-cell office:value-type="string" calcext:value-type="string">
            <text:p>http://dblp.org/rec/conf/iscas/LeeHCC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Low-complexity compressed sensing with variable orthogonal multi-matching pursuit and partially known support for ECG signals.</text:p>
          </table:table-cell>
          <table:table-cell office:value-type="string" calcext:value-type="string">
            <text:p>http://dblp.org/rec/conf/iscas/ChengT15a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Adaptive ECG interval extraction.</text:p>
          </table:table-cell>
          <table:table-cell office:value-type="string" calcext:value-type="string">
            <text:p>http://dblp.org/rec/conf/iscas/TekesteBSKMAI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Theoretical analysis of sequential adaptive processing for fetal electrocardiograms.</text:p>
          </table:table-cell>
          <table:table-cell office:value-type="string" calcext:value-type="string">
            <text:p>http://dblp.org/rec/conf/iscas/DongJ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Scalable ECG hardware and algorithms for extended runtime of wearable sensors.</text:p>
          </table:table-cell>
          <table:table-cell office:value-type="string" calcext:value-type="string">
            <text:p>http://dblp.org/rec/conf/memea/TobolaESKSHSWLE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Medical Measurements and Applications (MeMeA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Wearable sensor based stress management using integrated respiratory and ECG waveforms.</text:p>
          </table:table-cell>
          <table:table-cell office:value-type="string" calcext:value-type="string">
            <text:p>http://dblp.org/rec/conf/bsn/ChenFRLAV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Wearable and Implantable Body Sensor Networks (BSN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Arrhythmia classification using RR intervals: Improvement with sinusoidal regression feature.</text:p>
          </table:table-cell>
          <table:table-cell office:value-type="string" calcext:value-type="string">
            <text:p>http://dblp.org/rec/conf/bsn/LeutheuserGETLA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Wearable and Implantable Body Sensor Networks (BSN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False alarm suppression in early prediction of cardiac arrhythmia.</text:p>
          </table:table-cell>
          <table:table-cell office:value-type="string" calcext:value-type="string">
            <text:p>http://dblp.org/rec/conf/bibe/RoychoudhuryGO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engineering (BIBE)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Monitoring and Analysis of Multiplicative Characteristic Variations for Adhesive Electrode by Using Self-Electrocardiogram Signals.</text:p>
          </table:table-cell>
          <table:table-cell office:value-type="string" calcext:value-type="string">
            <text:p>http://dblp.org/rec/conf/smc/SongWJW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Systems, Man and Cybernetics (SM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Elimination of ECG Artifacts from a Single-Channel EEG Using Sparse Derivative Method.</text:p>
          </table:table-cell>
          <table:table-cell office:value-type="string" calcext:value-type="string">
            <text:p>http://dblp.org/rec/conf/smc/LeePL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Systems, Man and Cybernetics (SM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Design of a real-time morphology-based anomaly detection method from ECG streams.</text:p>
          </table:table-cell>
          <table:table-cell office:value-type="string" calcext:value-type="string">
            <text:p>http://dblp.org/rec/conf/bibm/NgoV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medicine (BIBM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Heartbeat classification for detecting arrhythmia using normalized beat morphology features.</text:p>
          </table:table-cell>
          <table:table-cell office:value-type="string" calcext:value-type="string">
            <text:p>http://dblp.org/rec/conf/bibm/ParkKKK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medicine (BIBM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DEVICES</text:p>
          </table:table-cell>
          <table:table-cell office:value-type="string" calcext:value-type="string">
            <text:p>A 180 nm-CMOS Asymmetric UWB-RFID Tag with Real-time Remote-monitored ECG-sensing.</text:p>
          </table:table-cell>
          <table:table-cell office:value-type="string" calcext:value-type="string">
            <text:p>http://dblp.org/rec/conf/biostec/ShenMYXFNZTZ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BMS</text:p>
          </table:table-cell>
          <table:table-cell office:value-type="string" calcext:value-type="string">
            <text:p>Reconfigurable Embedded System for ECG Signal Acquisition.</text:p>
          </table:table-cell>
          <table:table-cell office:value-type="string" calcext:value-type="string">
            <text:p>http://dblp.org/rec/conf/cbms/KayI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Symposium on Computer-Based Medical Systems (CBM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Left Atrial Segmentation from 3D Respiratory- and ECG-gated Magnetic Resonance Angiography.</text:p>
          </table:table-cell>
          <table:table-cell office:value-type="string" calcext:value-type="string">
            <text:p>http://dblp.org/rec/conf/fimh/KarimCSAHORR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al Imaging and Modeling of the Heart (FIMH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edInfo</text:p>
          </table:table-cell>
          <table:table-cell office:value-type="string" calcext:value-type="string">
            <text:p>One Million Electrocardiograms of Primary Care Patients: A Descriptive Analysis.</text:p>
          </table:table-cell>
          <table:table-cell office:value-type="string" calcext:value-type="string">
            <text:p>http://dblp.org/rec/conf/medinfo/ChazardMDCPFMAB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 Congress on Medical and Health (Medical) Informatics (MedInfo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edInfo</text:p>
          </table:table-cell>
          <table:table-cell office:value-type="string" calcext:value-type="string">
            <text:p>Reconfigurable Embedded System for Electrocardiogram Acquisition.</text:p>
          </table:table-cell>
          <table:table-cell office:value-type="string" calcext:value-type="string">
            <text:p>http://dblp.org/rec/conf/medinfo/KayI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 Congress on Medical and Health (Medical) Informatics (MedInfo)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MedInfo</text:p>
          </table:table-cell>
          <table:table-cell office:value-type="string" calcext:value-type="string">
            <text:p>Audit of primary care electrocardiograms sent as emergency to a telehealth service - the Telehealth Network of Minas Gerais, Brazil.</text:p>
          </table:table-cell>
          <table:table-cell office:value-type="string" calcext:value-type="string">
            <text:p>http://dblp.org/rec/conf/medinfo/MarcolinoCLFPNA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 Congress on Medical and Health (Medical) Informatics (MedInfo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edInfo</text:p>
          </table:table-cell>
          <table:table-cell office:value-type="string" calcext:value-type="string">
            <text:p>2, 000, 000 Electrocardiograms by Distance: An Outstanding Achievement for Telehealth in Brazil.</text:p>
          </table:table-cell>
          <table:table-cell office:value-type="string" calcext:value-type="string">
            <text:p>http://dblp.org/rec/conf/medinfo/MarcolinoABFR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 Congress on Medical and Health (Medical) Informatics (MedInfo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edInfo</text:p>
          </table:table-cell>
          <table:table-cell office:value-type="string" calcext:value-type="string">
            <text:p>Adding Sound to ECG.</text:p>
          </table:table-cell>
          <table:table-cell office:value-type="string" calcext:value-type="string">
            <text:p>http://dblp.org/rec/conf/medinfo/MihalasPTA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 Congress on Medical and Health (Medical) Informatics (MedInfo)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MICCAI</text:p>
          </table:table-cell>
          <table:table-cell office:value-type="string" calcext:value-type="string">
            <text:p>Robust Transmural Electrophysiological Imaging: Integrating Sparse and Dynamic Physiological Models into ECG-Based Inference.</text:p>
          </table:table-cell>
          <table:table-cell office:value-type="string" calcext:value-type="string">
            <text:p>http://dblp.org/rec/conf/miccai/XuSDGHW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edical Image Computing and Computer-Assisted Intervention (MICCAI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Design of one-lead ECG data logger.</text:p>
          </table:table-cell>
          <table:table-cell office:value-type="string" calcext:value-type="string">
            <text:p>http://dblp.org/rec/conf/tsp/BabusiakGB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Recognition of pathological beats in ECG signals based on Singular Value Decomposition of wavelet coefficients and support vector machine.</text:p>
          </table:table-cell>
          <table:table-cell office:value-type="string" calcext:value-type="string">
            <text:p>http://dblp.org/rec/conf/tsp/PeterekZDG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ECG denoising using mutual information based classification of IMFs and interval thresholding.</text:p>
          </table:table-cell>
          <table:table-cell office:value-type="string" calcext:value-type="string">
            <text:p>http://dblp.org/rec/conf/tsp/TaghaviSS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Performance study of wavelet-based ECG analysis for ST-segment detection.</text:p>
          </table:table-cell>
          <table:table-cell office:value-type="string" calcext:value-type="string">
            <text:p>http://dblp.org/rec/conf/tsp/FujitaSK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CECE</text:p>
          </table:table-cell>
          <table:table-cell office:value-type="string" calcext:value-type="string">
            <text:p>Online ECG quality assessment for context-aware wireless body area networks.</text:p>
          </table:table-cell>
          <table:table-cell office:value-type="string" calcext:value-type="string">
            <text:p>http://dblp.org/rec/conf/ccece/TobonF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ian Conference on Electrical and Computer Engineering (CCECE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CECE</text:p>
          </table:table-cell>
          <table:table-cell office:value-type="string" calcext:value-type="string">
            <text:p>Feature selection from multisession electrocardiogram signals for identity verification.</text:p>
          </table:table-cell>
          <table:table-cell office:value-type="string" calcext:value-type="string">
            <text:p>http://dblp.org/rec/conf/ccece/KomeiliAHV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ian Conference on Electrical and Computer Engineering (CCECE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JCNN</text:p>
          </table:table-cell>
          <table:table-cell office:value-type="string" calcext:value-type="string">
            <text:p>Intruder recognition using ECG signal.</text:p>
          </table:table-cell>
          <table:table-cell office:value-type="string" calcext:value-type="string">
            <text:p>http://dblp.org/rec/conf/ijcnn/PaseroBC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Joint Conference on Neural Network (IJCNN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Enabling R-peak detection in wearable ECG: Combining matched filtering and Hilbert transform.</text:p>
          </table:table-cell>
          <table:table-cell office:value-type="string" calcext:value-type="string">
            <text:p>http://dblp.org/rec/conf/icdsp/ChanwimalueangR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A low complexity lossless compression scheme for wearable ECG sensors.</text:p>
          </table:table-cell>
          <table:table-cell office:value-type="string" calcext:value-type="string">
            <text:p>http://dblp.org/rec/conf/icdsp/DeepuL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Analysis of patient outcome using ECG and extreme learning machine ensemble.</text:p>
          </table:table-cell>
          <table:table-cell office:value-type="string" calcext:value-type="string">
            <text:p>http://dblp.org/rec/conf/icdsp/LiuCKLO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SNN</text:p>
          </table:table-cell>
          <table:table-cell office:value-type="string" calcext:value-type="string">
            <text:p>Fast Basis Searching Method of Adaptive Fourier Decomposition Based on Nelder-Mead Algorithm for ECG Signals.</text:p>
          </table:table-cell>
          <table:table-cell office:value-type="string" calcext:value-type="string">
            <text:p>http://dblp.org/rec/conf/isnn/WangYWW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Neural Networks (ISNN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IPRO</text:p>
          </table:table-cell>
          <table:table-cell office:value-type="string" calcext:value-type="string">
            <text:p>Impact of electrode misplacement on the accuracy of 12-lead ECG synthesized from differential leads.</text:p>
          </table:table-cell>
          <table:table-cell office:value-type="string" calcext:value-type="string">
            <text:p>http://dblp.org/rec/conf/mipro/TomasicTRL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siness Intelligence Systems (miproBI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IPRO</text:p>
          </table:table-cell>
          <table:table-cell office:value-type="string" calcext:value-type="string">
            <text:p>Extranodal pacemaker activity during sleep - A case study of wireless ECG sensor data.</text:p>
          </table:table-cell>
          <table:table-cell office:value-type="string" calcext:value-type="string">
            <text:p>http://dblp.org/rec/conf/mipro/Avbelj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siness Intelligence Systems (miproBI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Multi-channel ECG classification using forests of randomized shapelet trees.</text:p>
          </table:table-cell>
          <table:table-cell office:value-type="string" calcext:value-type="string">
            <text:p>http://dblp.org/rec/conf/petra/KarlssonPA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ervasive Technologies Related to Assistive Environments (PETRA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A framework for ECG denoising for mobile devices.</text:p>
          </table:table-cell>
          <table:table-cell office:value-type="string" calcext:value-type="string">
            <text:p>http://dblp.org/rec/conf/petra/CuomoGFPS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ervasive Technologies Related to Assistive Environments (PETRA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rrhythmia classification using nearest neighbor search with principal component analysis.</text:p>
          </table:table-cell>
          <table:table-cell office:value-type="string" calcext:value-type="string">
            <text:p>http://dblp.org/rec/conf/bcb/SunPK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International Conference on Bioinformatics, Computational Biology and Biomedicine (BCB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CACCI</text:p>
          </table:table-cell>
          <table:table-cell office:value-type="string" calcext:value-type="string">
            <text:p>Performance analysis of adaptive filtering algorithms for denoising of ECG signals.</text:p>
          </table:table-cell>
          <table:table-cell office:value-type="string" calcext:value-type="string">
            <text:p>http://dblp.org/rec/conf/icacci/SultanaKK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Advances in Computing, Communications and Informatics (ICACCI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ltra-low-power ECG front-end design based on compressed sensing.</text:p>
          </table:table-cell>
          <table:table-cell office:value-type="string" calcext:value-type="string">
            <text:p>http://dblp.org/rec/conf/date/MamaghanianV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bases, Texts, Specifications, Objects (DATESO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n ultra-low power dual-mode ECG monitor for healthcare and wellness.</text:p>
          </table:table-cell>
          <table:table-cell office:value-type="string" calcext:value-type="string">
            <text:p>http://dblp.org/rec/conf/date/BortolottiMBRSB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bases, Texts, Specifications, Objects (DATESO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Heart rate measurement system using mobile devices to alert arrhythmias.</text:p>
          </table:table-cell>
          <table:table-cell office:value-type="string" calcext:value-type="string">
            <text:p>http://dblp.org/rec/conf/iceee/Rodriguez-Gallo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ian Conference on Electrical and Computer Engineering (CCECE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CIC</text:p>
          </table:table-cell>
          <table:table-cell office:value-type="string" calcext:value-type="string">
            <text:p>A Multi-valued Coarse Graining of Lempel-Ziv Complexity and SVM in ECG Signal Analysis.</text:p>
          </table:table-cell>
          <table:table-cell office:value-type="string" calcext:value-type="string">
            <text:p>http://dblp.org/rec/conf/icic/XiaMCZ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formation Computing and Applications (ICICA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WCSP</text:p>
          </table:table-cell>
          <table:table-cell office:value-type="string" calcext:value-type="string">
            <text:p>Adaptive ECG compression scheme with prior knowledge support based on compressive sensing.</text:p>
          </table:table-cell>
          <table:table-cell office:value-type="string" calcext:value-type="string">
            <text:p>http://dblp.org/rec/conf/wcsp/HeYCWG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Wireless Communications and Signal Processing (WCSP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CSP</text:p>
          </table:table-cell>
          <table:table-cell office:value-type="string" calcext:value-type="string">
            <text:p>A novel method for estimating source number of fetal ECG.</text:p>
          </table:table-cell>
          <table:table-cell office:value-type="string" calcext:value-type="string">
            <text:p>http://dblp.org/rec/conf/wcsp/TanPLL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Wireless Communications and Signal Processing (WCSP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Screen printed MWCNT/PDMS based dry electrode sensor for electrocardiogram (ECG) measurements.</text:p>
          </table:table-cell>
          <table:table-cell office:value-type="string" calcext:value-type="string">
            <text:p>http://dblp.org/rec/conf/eit/ChlaihawiNEEAA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Electro/Information Technology (EIT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ReTIS</text:p>
          </table:table-cell>
          <table:table-cell office:value-type="string" calcext:value-type="string">
            <text:p>Template based classification of cardiac Arrhythmia in ECG data.</text:p>
          </table:table-cell>
          <table:table-cell office:value-type="string" calcext:value-type="string">
            <text:p>http://dblp.org/rec/conf/retis/BansalGB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Recent Trends in Information Systems (ReTIS)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AINA Workshops</text:p>
          </table:table-cell>
          <table:table-cell office:value-type="string" calcext:value-type="string">
            <text:p>Template Matching Compression Algorithm for Wearable ECG Measurement System Based on Multi Wireless Transmission Platform.</text:p>
          </table:table-cell>
          <table:table-cell office:value-type="string" calcext:value-type="string">
            <text:p>http://dblp.org/rec/conf/aina/KimNJ15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AINA Workshops</text:p>
          </table:table-cell>
          <table:table-cell office:value-type="string" calcext:value-type="string">
            <text:p>Implementation of the Variable ECG Data Packet Transmission System with Activity State.</text:p>
          </table:table-cell>
          <table:table-cell office:value-type="string" calcext:value-type="string">
            <text:p>http://dblp.org/rec/conf/aina/AhnNJ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AINA Workshops</text:p>
          </table:table-cell>
          <table:table-cell office:value-type="string" calcext:value-type="string">
            <text:p>A Wearable ECG Monitoring System Using Adaptive EMD Filter Based on Activity Status.</text:p>
          </table:table-cell>
          <table:table-cell office:value-type="string" calcext:value-type="string">
            <text:p>http://dblp.org/rec/conf/aina/KimNJ15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CBR</text:p>
          </table:table-cell>
          <table:table-cell office:value-type="string" calcext:value-type="string">
            <text:p>A Method of ECG Identification Based on Weighted Correlation Coefficient.</text:p>
          </table:table-cell>
          <table:table-cell office:value-type="string" calcext:value-type="string">
            <text:p>http://dblp.org/rec/conf/ccbr/DaiZZW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nese Conference on Biometric Recognition (CCBR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CCCN</text:p>
          </table:table-cell>
          <table:table-cell office:value-type="string" calcext:value-type="string">
            <text:p>Adaptive Forward Error Correction for ECG Signal Transmission for Emotional Stress Assessment.</text:p>
          </table:table-cell>
          <table:table-cell office:value-type="string" calcext:value-type="string">
            <text:p>http://dblp.org/rec/conf/icccn/XuHZH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er Communications and Networks (ICCCN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PhyCS</text:p>
          </table:table-cell>
          <table:table-cell office:value-type="string" calcext:value-type="string">
            <text:p>Physiological Computing Gaming - Use of Electrocardiogram as an Input for Video Gaming.</text:p>
          </table:table-cell>
          <table:table-cell office:value-type="string" calcext:value-type="string">
            <text:p>http://dblp.org/rec/conf/phycs/ChecOFF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hysiological Computing Systems (PhyC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CML/PKDD</text:p>
          </table:table-cell>
          <table:table-cell office:value-type="string" calcext:value-type="string">
            <text:p>Semi-Supervised Consensus Clustering for ECG Pathology Classification.</text:p>
          </table:table-cell>
          <table:table-cell office:value-type="string" calcext:value-type="string">
            <text:p>http://dblp.org/rec/conf/pkdd/AidosLBBF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CML/PKDD</text:p>
          </table:table-cell>
          <table:table-cell office:value-type="string" calcext:value-type="string">
            <text:p>CardioWheel: ECG Biometrics on the Steering Wheel.</text:p>
          </table:table-cell>
          <table:table-cell office:value-type="string" calcext:value-type="string">
            <text:p>http://dblp.org/rec/conf/pkdd/LourencoACDF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ReTIS</text:p>
          </table:table-cell>
          <table:table-cell office:value-type="string" calcext:value-type="string">
            <text:p>Modified watermarked ECG signals by using adaptive normalization factor.</text:p>
          </table:table-cell>
          <table:table-cell office:value-type="string" calcext:value-type="string">
            <text:p>http://dblp.org/rec/conf/retis/HalderM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Recent Trends in Information Systems (ReTI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SiPS</text:p>
          </table:table-cell>
          <table:table-cell office:value-type="string" calcext:value-type="string">
            <text:p>Denoising and baseline correction of ECG signals using sparse representation.</text:p>
          </table:table-cell>
          <table:table-cell office:value-type="string" calcext:value-type="string">
            <text:p>http://dblp.org/rec/conf/sips/ZhouHTA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Workshop on Signal Processing Systems (SiP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IT/IUCC/DASC/PICom</text:p>
          </table:table-cell>
          <table:table-cell office:value-type="string" calcext:value-type="string">
            <text:p>Fog Computing in Healthcare Internet of Things: A Case Study on ECG Feature Extraction.</text:p>
          </table:table-cell>
          <table:table-cell office:value-type="string" calcext:value-type="string">
            <text:p>http://dblp.org/rec/conf/IEEEcit/GiaJRWLT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IT/IUCC/DASC/PICom</text:p>
          </table:table-cell>
          <table:table-cell office:value-type="string" calcext:value-type="string">
            <text:p>ECG Security Identification System on the Zynq SoC Platform.</text:p>
          </table:table-cell>
          <table:table-cell office:value-type="string" calcext:value-type="string">
            <text:p>http://dblp.org/rec/conf/IEEEcit/ZhaiAB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DSAA</text:p>
          </table:table-cell>
          <table:table-cell office:value-type="string" calcext:value-type="string">
            <text:p>Anomaly detection in ECG time signals via deep long short-term memory networks.</text:p>
          </table:table-cell>
          <table:table-cell office:value-type="string" calcext:value-type="string">
            <text:p>http://dblp.org/rec/conf/dsaa/ChauhanV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Data Science and Advanced Analytics (DSAA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CCS</text:p>
          </table:table-cell>
          <table:table-cell office:value-type="string" calcext:value-type="string">
            <text:p>A Novel O(n) Numerical Scheme for ECG Signal Denoising.</text:p>
          </table:table-cell>
          <table:table-cell office:value-type="string" calcext:value-type="string">
            <text:p>http://dblp.org/rec/conf/iccS/CuomoPFGS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Communication Systems (ICC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NDIN</text:p>
          </table:table-cell>
          <table:table-cell office:value-type="string" calcext:value-type="string">
            <text:p>Electrocardiogram based classifier for driver drowsiness detection.</text:p>
          </table:table-cell>
          <table:table-cell office:value-type="string" calcext:value-type="string">
            <text:p>http://dblp.org/rec/conf/indin/ChuiTCWL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dustrial Informatics (INDIN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SBI</text:p>
          </table:table-cell>
          <table:table-cell office:value-type="string" calcext:value-type="string">
            <text:p>A statistical approach to incorporate multiple ECG or EEG recordings with artifactual variability into inverse solutions.</text:p>
          </table:table-cell>
          <table:table-cell office:value-type="string" calcext:value-type="string">
            <text:p>http://dblp.org/rec/conf/isbi/Coil-FontESB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Biomedical Imaging: From Nano to Macro (ISBI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WINAC</text:p>
          </table:table-cell>
          <table:table-cell office:value-type="string" calcext:value-type="string">
            <text:p>Artificial Metaplasticity: Application to MIT-BIH Arrhythmias Database.</text:p>
          </table:table-cell>
          <table:table-cell office:value-type="string" calcext:value-type="string">
            <text:p>http://dblp.org/rec/conf/iwinac/Torres-AlegreFP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-Conference on the Interplay Between Natural and Artificial Computation (IWINAC)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Panhellenic Conference on Informatics</text:p>
          </table:table-cell>
          <table:table-cell office:value-type="string" calcext:value-type="string">
            <text:p>Patriot: delivering instant heart observation with a miniature wearable ECG and cloud platform.</text:p>
          </table:table-cell>
          <table:table-cell office:value-type="string" calcext:value-type="string">
            <text:p>http://dblp.org/rec/conf/pci/AntoniouVCKAK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hellenic Conference on Informatics (PCI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SIGMAP</text:p>
          </table:table-cell>
          <table:table-cell office:value-type="string" calcext:value-type="string">
            <text:p>Compressed Domain ECG Biometric Identification using JPEG2000.</text:p>
          </table:table-cell>
          <table:table-cell office:value-type="string" calcext:value-type="string">
            <text:p>http://dblp.org/rec/conf/sigmap/WuWC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al Processing and Multimedia Applications (SIGMAP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SIGMAP</text:p>
          </table:table-cell>
          <table:table-cell office:value-type="string" calcext:value-type="string">
            <text:p>Beat Discovery from Dimensionality Reduced Perspective Streams of Electrocardiogram Signal Data.</text:p>
          </table:table-cell>
          <table:table-cell office:value-type="string" calcext:value-type="string">
            <text:p>http://dblp.org/rec/conf/sigmap/Bleiweiss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al Processing and Multimedia Applications (SIGMAP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SITIS</text:p>
          </table:table-cell>
          <table:table-cell office:value-type="string" calcext:value-type="string">
            <text:p>Applying Non Linear Approach for ECG Denoising and Waves Localization.</text:p>
          </table:table-cell>
          <table:table-cell office:value-type="string" calcext:value-type="string">
            <text:p>http://dblp.org/rec/conf/sitis/BeyaHAFL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Signal-Image Technology and Internet-Based Systems (SITI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VLSI-DAT</text:p>
          </table:table-cell>
          <table:table-cell office:value-type="string" calcext:value-type="string">
            <text:p>A pliable and batteryless real-time ECG monitoring system-in-a-patch.</text:p>
          </table:table-cell>
          <table:table-cell office:value-type="string" calcext:value-type="string">
            <text:p>http://dblp.org/rec/conf/vlsi-dat/WuKWHCCYL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VLSI Design, Automation and Test (VLSI-DAT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DT</text:p>
          </table:table-cell>
          <table:table-cell office:value-type="string" calcext:value-type="string">
            <text:p>An automatic ECG generator for testing and evaluating ECG sensor algorithms.</text:p>
          </table:table-cell>
          <table:table-cell office:value-type="string" calcext:value-type="string">
            <text:p>http://dblp.org/rec/conf/idt/Al-HamadiGA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lligent Decision Technologie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ASP-DAC</text:p>
          </table:table-cell>
          <table:table-cell office:value-type="string" calcext:value-type="string">
            <text:p>A 14µA ECG processor with noise tolerant heart rate extractor and FeRAM for wearable healthcare systems.</text:p>
          </table:table-cell>
          <table:table-cell office:value-type="string" calcext:value-type="string">
            <text:p>http://dblp.org/rec/conf/aspdac/NakaiIYNKY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a and South Pacific Design Automation Conference (ASP-DA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g Data</text:p>
          </table:table-cell>
          <table:table-cell office:value-type="string" calcext:value-type="string">
            <text:p>Machine learning for stress detection from ECG signals in automobile drivers.</text:p>
          </table:table-cell>
          <table:table-cell office:value-type="string" calcext:value-type="string">
            <text:p>http://dblp.org/rec/conf/bigdataconf/KeshanPB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g Data (BigData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IG</text:p>
          </table:table-cell>
          <table:table-cell office:value-type="string" calcext:value-type="string">
            <text:p>Mobile EEG &amp;amp; ECG integration system for monitoring physiological states in peforming simulated war game training.</text:p>
          </table:table-cell>
          <table:table-cell office:value-type="string" calcext:value-type="string">
            <text:p>http://dblp.org/rec/conf/cig/KoLYL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Symposium on Computational Intelligence and Games (CIG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ASIP</text:p>
          </table:table-cell>
          <table:table-cell office:value-type="string" calcext:value-type="string">
            <text:p>FPGA-based detection of QRS complexes in ECG signal.</text:p>
          </table:table-cell>
          <table:table-cell office:value-type="string" calcext:value-type="string">
            <text:p>http://dblp.org/rec/conf/dasip/HassenHTR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ign &amp;amp; Architectures for Signal &amp;amp; Image Processing (DASIP)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ESSCIRC</text:p>
          </table:table-cell>
          <table:table-cell office:value-type="string" calcext:value-type="string">
            <text:p>A low power configurable bio-impedance spectroscopy (BIS) ASIC with simultaneous ECG and respiration recording functionality.</text:p>
          </table:table-cell>
          <table:table-cell office:value-type="string" calcext:value-type="string">
            <text:p>http://dblp.org/rec/conf/esscirc/XuHPHY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olid-State Circuits Conference (ESSCIR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bPRIA</text:p>
          </table:table-cell>
          <table:table-cell office:value-type="string" calcext:value-type="string">
            <text:p>Kernel-Based Feature Relevance Analysis for ECG Beat Classification.</text:p>
          </table:table-cell>
          <table:table-cell office:value-type="string" calcext:value-type="string">
            <text:p>http://dblp.org/rec/conf/ibpria/Collazos-Huertas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erian Conference on Pattern Recognition and Image Analysis (IbPRIA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CAT</text:p>
          </table:table-cell>
          <table:table-cell office:value-type="string" calcext:value-type="string">
            <text:p>The effect of denoising on classification of ECG signals.</text:p>
          </table:table-cell>
          <table:table-cell office:value-type="string" calcext:value-type="string">
            <text:p>http://dblp.org/rec/conf/icatech/AlickovicB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ications and Theory of Petri Nets (Petri Net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CC Workshops</text:p>
          </table:table-cell>
          <table:table-cell office:value-type="string" calcext:value-type="string">
            <text:p>An ECG T-wave anomalies detection using a lightweight classification model for wireless body sensors.</text:p>
          </table:table-cell>
          <table:table-cell office:value-type="string" calcext:value-type="string">
            <text:p>http://dblp.org/rec/conf/icc/HadjemN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CV Workshops (ICCV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CIAP Workshops</text:p>
          </table:table-cell>
          <table:table-cell office:value-type="string" calcext:value-type="string">
            <text:p>EEG/ECG Signal Fusion Aimed at Biometric Recognition.</text:p>
          </table:table-cell>
          <table:table-cell office:value-type="string" calcext:value-type="string">
            <text:p>http://dblp.org/rec/conf/iciap/BarraCFN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CITCS</text:p>
          </table:table-cell>
          <table:table-cell office:value-type="string" calcext:value-type="string">
            <text:p>ECG Based Biometric Identification for Population with Normal and Cardiac Anomalies Using Hybrid HRV and DWT Features.</text:p>
          </table:table-cell>
          <table:table-cell office:value-type="string" calcext:value-type="string">
            <text:p>http://dblp.org/rec/conf/icitcs/DarASK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T Convergence and Security (ICITC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CMMI</text:p>
          </table:table-cell>
          <table:table-cell office:value-type="string" calcext:value-type="string">
            <text:p>Principal Component Analysis and Dynamic Time-Warping in Subbands for ECG Reconstruction.</text:p>
          </table:table-cell>
          <table:table-cell office:value-type="string" calcext:value-type="string">
            <text:p>http://dblp.org/rec/conf/icmmi/MoronKL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an-Machine Interactions (ICMMI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CSH</text:p>
          </table:table-cell>
          <table:table-cell office:value-type="string" calcext:value-type="string">
            <text:p>Arrhythmia Classification Using Biosignal Analysis and Machine Learning Techniques.</text:p>
          </table:table-cell>
          <table:table-cell office:value-type="string" calcext:value-type="string">
            <text:p>http://dblp.org/rec/conf/icsh/NiviaRC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Smart Health (ICSH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NCoS</text:p>
          </table:table-cell>
          <table:table-cell office:value-type="string" calcext:value-type="string">
            <text:p>Fuzzy Partition Rules for Heart Arrhythmia Detection.</text:p>
          </table:table-cell>
          <table:table-cell office:value-type="string" calcext:value-type="string">
            <text:p>http://dblp.org/rec/conf/incos/Behadada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OSE Italia Conference on Systems Engineering (CIISE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PSN</text:p>
          </table:table-cell>
          <table:table-cell office:value-type="string" calcext:value-type="string">
            <text:p>Detecting malicious morphological alterations of ECG signals in body sensor networks.</text:p>
          </table:table-cell>
          <table:table-cell office:value-type="string" calcext:value-type="string">
            <text:p>http://dblp.org/rec/conf/ipsn/CaiV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Information Processing in Sensor Networks (IPSN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SAmI</text:p>
          </table:table-cell>
          <table:table-cell office:value-type="string" calcext:value-type="string">
            <text:p>ECG Signal Prediction for Destructive Motion Artefacts.</text:p>
          </table:table-cell>
          <table:table-cell office:value-type="string" calcext:value-type="string">
            <text:p>http://dblp.org/rec/conf/isami/MeirelesFLA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Ambient Intelligence (ISAmI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SBA</text:p>
          </table:table-cell>
          <table:table-cell office:value-type="string" calcext:value-type="string">
            <text:p>Improvement of human identification accuracy by wavelet of peak-aligned ECG.</text:p>
          </table:table-cell>
          <table:table-cell office:value-type="string" calcext:value-type="string">
            <text:p>http://dblp.org/rec/conf/isba/FernandoM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dentity, Security and Behavior Analysis (ISBA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SVLSI</text:p>
          </table:table-cell>
          <table:table-cell office:value-type="string" calcext:value-type="string">
            <text:p>Heterogeneous Error-Resilient Scheme for Spectral Analysis in Ultra-Low Power Wearable Electrocardiogram Devices.</text:p>
          </table:table-cell>
          <table:table-cell office:value-type="string" calcext:value-type="string">
            <text:p>http://dblp.org/rec/conf/isvlsi/BasuVKAA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Computer Society Annual Symposium on VLSI (ISVLSI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FIP/NOTERE</text:p>
          </table:table-cell>
          <table:table-cell office:value-type="string" calcext:value-type="string">
            <text:p>A comparative study of supervised learning techniques for ECG T-wave anomalies detection in a WBS context.</text:p>
          </table:table-cell>
          <table:table-cell office:value-type="string" calcext:value-type="string">
            <text:p>http://dblp.org/rec/conf/notere/HadjemN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NSS</text:p>
          </table:table-cell>
          <table:table-cell office:value-type="string" calcext:value-type="string">
            <text:p>Detecting Malicious Temporal Alterations of ECG Signals in Body Sensor Networks.</text:p>
          </table:table-cell>
          <table:table-cell office:value-type="string" calcext:value-type="string">
            <text:p>http://dblp.org/rec/conf/nss/CaiV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Network and System Security (NSS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CSE</text:p>
          </table:table-cell>
          <table:table-cell office:value-type="string" calcext:value-type="string">
            <text:p>Impulsive Noise Cancellation of ECG signal based on SSRLS.</text:p>
          </table:table-cell>
          <table:table-cell office:value-type="string" calcext:value-type="string">
            <text:p>http://dblp.org/rec/conf/scse/MirzaKAS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Soft Computing and Software Engineering (SCSE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SIMBAD</text:p>
          </table:table-cell>
          <table:table-cell office:value-type="string" calcext:value-type="string">
            <text:p>Introducing Negative Evidence in Ensemble Clustering Application in Automatic ECG Analysis.</text:p>
          </table:table-cell>
          <table:table-cell office:value-type="string" calcext:value-type="string">
            <text:p>http://dblp.org/rec/conf/simbad/MarquezFOGF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shop on Similarity-Based Pattern Recognition (SIMBAD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VDAT</text:p>
          </table:table-cell>
          <table:table-cell office:value-type="string" calcext:value-type="string">
            <text:p>MAC based FIR filter: A novel approach for low-power real-time de-noising of ECG signals.</text:p>
          </table:table-cell>
          <table:table-cell office:value-type="string" calcext:value-type="string">
            <text:p>http://dblp.org/rec/conf/vdat/KaurMD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VLSI Design and Test (VDAT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VLSI-SoC</text:p>
          </table:table-cell>
          <table:table-cell office:value-type="string" calcext:value-type="string">
            <text:p>Integrating wearable low power CMOS ECG acquisition SoC with decision making system for WSBN applications.</text:p>
          </table:table-cell>
          <table:table-cell office:value-type="string" calcext:value-type="string">
            <text:p>http://dblp.org/rec/conf/vlsi/PandiyanMJS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/IFIP International Conference on Very Large Scale Integration of System-on-Chip (VLSI-SO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WISES</text:p>
          </table:table-cell>
          <table:table-cell office:value-type="string" calcext:value-type="string">
            <text:p>Clinical application of the Segmented-Beat Modulation Method for fetal ECG extraction.</text:p>
          </table:table-cell>
          <table:table-cell office:value-type="string" calcext:value-type="string">
            <text:p>http://dblp.org/rec/conf/wises/AgostinelliFNB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kshop on Intelligent Solutions in Embedded Systems (WISES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A differentiation-based adaptive double threshold method for real time electrocardiogram R peak detection.</text:p>
          </table:table-cell>
          <table:table-cell office:value-type="string" calcext:value-type="string">
            <text:p>http://dblp.org/rec/conf/bmei/MaSZZZFLWW1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Verification based ECG biometrics with cardiac irregular conditions using heartbeat level and segment level information fusion.</text:p>
          </table:table-cell>
          <table:table-cell office:value-type="string" calcext:value-type="string">
            <text:p>http://dblp.org/rec/conf/icassp/LiL1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On establishing evaluation standards for ECG biometrics.</text:p>
          </table:table-cell>
          <table:table-cell office:value-type="string" calcext:value-type="string">
            <text:p>http://dblp.org/rec/conf/icassp/PouryayevaliWHH1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PhotoECG: Photoplethysmographyto estimate ECG parameters.</text:p>
          </table:table-cell>
          <table:table-cell office:value-type="string" calcext:value-type="string">
            <text:p>http://dblp.org/rec/conf/icassp/BanerjeeSCV1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Power-efficient joint compressed sensing of multi-lead ECG signals.</text:p>
          </table:table-cell>
          <table:table-cell office:value-type="string" calcext:value-type="string">
            <text:p>http://dblp.org/rec/conf/icassp/MamaghanianAAV1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A weighted ℓ1 minimization algorithm for compressed sensing ECG.</text:p>
          </table:table-cell>
          <table:table-cell office:value-type="string" calcext:value-type="string">
            <text:p>http://dblp.org/rec/conf/icassp/PolaniaB1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Compressive sensing of ECG signals based on mixed pseudonorm of the first- and second-order differences.</text:p>
          </table:table-cell>
          <table:table-cell office:value-type="string" calcext:value-type="string">
            <text:p>http://dblp.org/rec/conf/icassp/PantK1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ECG analysis using consensus clustering.</text:p>
          </table:table-cell>
          <table:table-cell office:value-type="string" calcext:value-type="string">
            <text:p>http://dblp.org/rec/conf/eusipco/LourencoCBF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Online seizure detection in adults with temporal lobe epilepsy using single-lead ECG.</text:p>
          </table:table-cell>
          <table:table-cell office:value-type="string" calcext:value-type="string">
            <text:p>http://dblp.org/rec/conf/eusipco/CoomanCBMH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Grouped sparsity algorithm for multichannel intracardiac ECG synchronization.</text:p>
          </table:table-cell>
          <table:table-cell office:value-type="string" calcext:value-type="string">
            <text:p>http://dblp.org/rec/conf/eusipco/TriganoKLA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Twave alternans detection in ecg using Extended Kalman Filter and dualrate EKF.</text:p>
          </table:table-cell>
          <table:table-cell office:value-type="string" calcext:value-type="string">
            <text:p>http://dblp.org/rec/conf/eusipco/AkhbariSJ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Feasibility of single-arm single-lead ECG biometrics.</text:p>
          </table:table-cell>
          <table:table-cell office:value-type="string" calcext:value-type="string">
            <text:p>http://dblp.org/rec/conf/eusipco/RajH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3.8 mW electrocardiogram (ECG) filtered electrical impedance tomography IC using I/Q homodyne architecture for breast cancer diagnosis.</text:p>
          </table:table-cell>
          <table:table-cell office:value-type="string" calcext:value-type="string">
            <text:p>http://dblp.org/rec/conf/iscas/LeeHSY1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Live demonstration: A wearable wireless ECG acquisition and specification system.</text:p>
          </table:table-cell>
          <table:table-cell office:value-type="string" calcext:value-type="string">
            <text:p>http://dblp.org/rec/conf/iscas/LiangHHCL1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Vascular compliance probe with integrated ECG for image-free evaluation of arterial stiffness.</text:p>
          </table:table-cell>
          <table:table-cell office:value-type="string" calcext:value-type="string">
            <text:p>http://dblp.org/rec/conf/iscas/ShahJS1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A wearable smartphone-based system for electrocardiogram acquisition.</text:p>
          </table:table-cell>
          <table:table-cell office:value-type="string" calcext:value-type="string">
            <text:p>http://dblp.org/rec/conf/memea/DepariFSV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Medical Measurements and Applications (MeMeA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ECG monitoring via Capacitive Body Coupled Communications.</text:p>
          </table:table-cell>
          <table:table-cell office:value-type="string" calcext:value-type="string">
            <text:p>http://dblp.org/rec/conf/memea/MatiasCMM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Medical Measurements and Applications (MeMeA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Signal quality and false myocardial ischemia alarms in ambulatory electrocardiograms.</text:p>
          </table:table-cell>
          <table:table-cell office:value-type="string" calcext:value-type="string">
            <text:p>http://dblp.org/rec/conf/memea/QuesnelCY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Medical Measurements and Applications (MeMe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ECG biometrics: A template selection approach.</text:p>
          </table:table-cell>
          <table:table-cell office:value-type="string" calcext:value-type="string">
            <text:p>http://dblp.org/rec/conf/memea/LourencoCSF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Medical Measurements and Applications (MeMeA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Towards increased usability of noisy ECG signals in HRV-based classifiers.</text:p>
          </table:table-cell>
          <table:table-cell office:value-type="string" calcext:value-type="string">
            <text:p>http://dblp.org/rec/conf/memea/Nikolic-PopovicG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Medical Measurements and Applications (MeMeA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ECG-based prediction of ventricular fibrillation by means of the PCA.</text:p>
          </table:table-cell>
          <table:table-cell office:value-type="string" calcext:value-type="string">
            <text:p>http://dblp.org/rec/conf/memea/PrzystupPBW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Medical Measurements and Applications (MeMeA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Formalizing electrocardiogram (ECG) signal behavior in event-B.</text:p>
          </table:table-cell>
          <table:table-cell office:value-type="string" calcext:value-type="string">
            <text:p>http://dblp.org/rec/conf/healthcom/HamadiGA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-Health Networking, Applications and Services (Healthcom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Big data reduction using RBFNN: A predictive model for ECG waveform for eHealth platform integration.</text:p>
          </table:table-cell>
          <table:table-cell office:value-type="string" calcext:value-type="string">
            <text:p>http://dblp.org/rec/conf/healthcom/PomboGFB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-Health Networking, Applications and Services (Healthcom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A clinical decision and support system with automatically ECG classification in telehealthcare.</text:p>
          </table:table-cell>
          <table:table-cell office:value-type="string" calcext:value-type="string">
            <text:p>http://dblp.org/rec/conf/healthcom/HoLWCLHH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-Health Networking, Applications and Services (Healthcom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An ECG monitoring system for prediction of cardiac anomalies using WBAN.</text:p>
          </table:table-cell>
          <table:table-cell office:value-type="string" calcext:value-type="string">
            <text:p>http://dblp.org/rec/conf/healthcom/HadjemSN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-Health Networking, Applications and Services (Healthcom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JSM-2 Based Joint ECG Compression Exploiting Temporal and Structural Dependency.</text:p>
          </table:table-cell>
          <table:table-cell office:value-type="string" calcext:value-type="string">
            <text:p>http://dblp.org/rec/conf/bsn/LuoLC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Wearable and Implantable Body Sensor Networks (BSN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Real-Time ECG and EMG Analysis for Biking Using Android-Based Mobile Devices.</text:p>
          </table:table-cell>
          <table:table-cell office:value-type="string" calcext:value-type="string">
            <text:p>http://dblp.org/rec/conf/bsn/RicherBSE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Wearable and Implantable Body Sensor Networks (BSN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Non contact ECG recording instrument for continuous cardiovascular monitoring.</text:p>
          </table:table-cell>
          <table:table-cell office:value-type="string" calcext:value-type="string">
            <text:p>http://dblp.org/rec/conf/bhi/Muneer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and Health Informatics (BHI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Acquiring and analyzing electrocardiograms via smartphone to detect cardiovascular abnormalities.</text:p>
          </table:table-cell>
          <table:table-cell office:value-type="string" calcext:value-type="string">
            <text:p>http://dblp.org/rec/conf/bhi/MakkiSAABT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and Health Informatics (BHI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Classification of atrial fibrillation episodes using short ECG segments.</text:p>
          </table:table-cell>
          <table:table-cell office:value-type="string" calcext:value-type="string">
            <text:p>http://dblp.org/rec/conf/bhi/OrtigosaCAFGA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and Health Informatics (BHI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Novel Bayesian classifier discriminant function optimization strategies for arrhythmia classification.</text:p>
          </table:table-cell>
          <table:table-cell office:value-type="string" calcext:value-type="string">
            <text:p>http://dblp.org/rec/conf/bhi/AhmedOY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and Health Informatics (BHI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Time Frequency noise canceller for an optimized separation of the ECG from low back sEMG signals.</text:p>
          </table:table-cell>
          <table:table-cell office:value-type="string" calcext:value-type="string">
            <text:p>http://dblp.org/rec/conf/bhi/DjellatouBM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and Health Informatics (BHI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Muscle and electrode motion artifacts reduction in ECG using adaptive Fourier decomposition.</text:p>
          </table:table-cell>
          <table:table-cell office:value-type="string" calcext:value-type="string">
            <text:p>http://dblp.org/rec/conf/smc/WangWCWMMV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Systems, Man and Cybernetics (SMC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The wireless holter ECG system based on Zigbee.</text:p>
          </table:table-cell>
          <table:table-cell office:value-type="string" calcext:value-type="string">
            <text:p>http://dblp.org/rec/conf/smc/LiuHC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Systems, Man and Cybernetics (SMC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Using independent component analysis to obtain feature space for reliable ECG Arrhythmia classification.</text:p>
          </table:table-cell>
          <table:table-cell office:value-type="string" calcext:value-type="string">
            <text:p>http://dblp.org/rec/conf/bibm/SarfrazKL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medicine (BIBM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Applied semantic technologies in ECG interpretation and cardiovascular diagnosis.</text:p>
          </table:table-cell>
          <table:table-cell office:value-type="string" calcext:value-type="string">
            <text:p>http://dblp.org/rec/conf/bibm/NgoV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medicine (BIBM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ECG monitoring techniques using advanced signal recovery and arm worn sensors.</text:p>
          </table:table-cell>
          <table:table-cell office:value-type="string" calcext:value-type="string">
            <text:p>http://dblp.org/rec/conf/bibm/LynnEM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medicine (BIBM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Identifying hypertrophic cardiomyopathy patients by classifying individual heartbeats from 12-lead ECG signals.</text:p>
          </table:table-cell>
          <table:table-cell office:value-type="string" calcext:value-type="string">
            <text:p>http://dblp.org/rec/conf/bibm/RahmanTKAAS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medicine (BIBM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BMS</text:p>
          </table:table-cell>
          <table:table-cell office:value-type="string" calcext:value-type="string">
            <text:p>Parametric Power Spectrum Analysis of ECG Signals for Obstructive Sleep Apnoea Classification.</text:p>
          </table:table-cell>
          <table:table-cell office:value-type="string" calcext:value-type="string">
            <text:p>http://dblp.org/rec/conf/cbms/WangEM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Symposium on Computer-Based Medical Systems (CBMS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BMS</text:p>
          </table:table-cell>
          <table:table-cell office:value-type="string" calcext:value-type="string">
            <text:p>Diagnosis of the Electrocardiogram Using a Smartphone.</text:p>
          </table:table-cell>
          <table:table-cell office:value-type="string" calcext:value-type="string">
            <text:p>http://dblp.org/rec/conf/cbms/MartinNBFB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Symposium on Computer-Based Medical Systems (CBMS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BMS</text:p>
          </table:table-cell>
          <table:table-cell office:value-type="string" calcext:value-type="string">
            <text:p>A Computer Aided Diagnosis of ECG.</text:p>
          </table:table-cell>
          <table:table-cell office:value-type="string" calcext:value-type="string">
            <text:p>http://dblp.org/rec/conf/cbms/SousaGMASSFT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Symposium on Computer-Based Medical Systems (CBMS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CNC</text:p>
          </table:table-cell>
          <table:table-cell office:value-type="string" calcext:value-type="string">
            <text:p>Eliminating ECG noise from electroencephalogram for efficient brain tumor detection.</text:p>
          </table:table-cell>
          <table:table-cell office:value-type="string" calcext:value-type="string">
            <text:p>http://dblp.org/rec/conf/icnc/RashidP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ing, Networking and Communications (ICNC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CNC</text:p>
          </table:table-cell>
          <table:table-cell office:value-type="string" calcext:value-type="string">
            <text:p>Hilbert-Huang transform and neural networks for electrocardiogram modeling and prediction.</text:p>
          </table:table-cell>
          <table:table-cell office:value-type="string" calcext:value-type="string">
            <text:p>http://dblp.org/rec/conf/icnc/RodriguezBMCPN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ing, Networking and Communications (ICNC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CNC</text:p>
          </table:table-cell>
          <table:table-cell office:value-type="string" calcext:value-type="string">
            <text:p>ECG codebook model for Myocardial Infarction detection.</text:p>
          </table:table-cell>
          <table:table-cell office:value-type="string" calcext:value-type="string">
            <text:p>http://dblp.org/rec/conf/icnc/CaoLL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ing, Networking and Communications (ICNC)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A Study with MIC-GPU-CPU Heterogeneous Architecture in Electrocardiograms Simulation of Electrocardiogram Based Whole-Heart Model.</text:p>
          </table:table-cell>
          <table:table-cell office:value-type="string" calcext:value-type="string">
            <text:p>http://dblp.org/rec/conf/IEEEcit/ShenLZWXZY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Interational Workshop on Wireless and Mobile Technologies for Smart Cities (WiMobCity @ MobiHoc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PervasiveHealth</text:p>
          </table:table-cell>
          <table:table-cell office:value-type="string" calcext:value-type="string">
            <text:p>A lightweight high capacity ECG watermark with protection against data loss.</text:p>
          </table:table-cell>
          <table:table-cell office:value-type="string" calcext:value-type="string">
            <text:p>http://dblp.org/rec/conf/ph/PanahS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ervasive Computing Technologies for Healthcare (PervasiveHealth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CECE</text:p>
          </table:table-cell>
          <table:table-cell office:value-type="string" calcext:value-type="string">
            <text:p>Adaptive block SSA based ANC implementation for high performances ECG removal from sEMG signals.</text:p>
          </table:table-cell>
          <table:table-cell office:value-type="string" calcext:value-type="string">
            <text:p>http://dblp.org/rec/conf/ccece/DjellatouMB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ian Conference on Electrical and Computer Engineering (CCECE)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One dimensional multi-resolution Local Binary Patterns features (1DMRLBP) for regular electrocardiogram (ECG) waveform detection.</text:p>
          </table:table-cell>
          <table:table-cell office:value-type="string" calcext:value-type="string">
            <text:p>http://dblp.org/rec/conf/icdsp/LouisHV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ECG signals analysis for biometric recognition.</text:p>
          </table:table-cell>
          <table:table-cell office:value-type="string" calcext:value-type="string">
            <text:p>http://dblp.org/rec/conf/his/TantawiST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dbook of the History of Logic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Design and Development of a 3-Lead ECG System Based on the ISO/IEEE 11073-10406 Standards.</text:p>
          </table:table-cell>
          <table:table-cell office:value-type="string" calcext:value-type="string">
            <text:p>http://dblp.org/rec/conf/his2/XiongFWXH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dbook of the History of Logic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MIPRO</text:p>
          </table:table-cell>
          <table:table-cell office:value-type="string" calcext:value-type="string">
            <text:p>A method for time-domain analysis of respiratory sinus arrhythmia.</text:p>
          </table:table-cell>
          <table:table-cell office:value-type="string" calcext:value-type="string">
            <text:p>http://dblp.org/rec/conf/mipro/TrobecA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siness Intelligence Systems (miproBIS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IPRO</text:p>
          </table:table-cell>
          <table:table-cell office:value-type="string" calcext:value-type="string">
            <text:p>Telehealth using ECG sensor and accelerometer.</text:p>
          </table:table-cell>
          <table:table-cell office:value-type="string" calcext:value-type="string">
            <text:p>http://dblp.org/rec/conf/mipro/GjoreskiRKLG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siness Intelligence Systems (miproBIS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Benchmarking dynamic time warping on nearest neighbor classification of electrocardiograms.</text:p>
          </table:table-cell>
          <table:table-cell office:value-type="string" calcext:value-type="string">
            <text:p>http://dblp.org/rec/conf/petra/TselasP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ervasive Technologies Related to Assistive Environments (PETRA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Evaluation of time and frequency domain features for seizure detection from combined EEG and ECG signals.</text:p>
          </table:table-cell>
          <table:table-cell office:value-type="string" calcext:value-type="string">
            <text:p>http://dblp.org/rec/conf/petra/MporasTZKM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ervasive Technologies Related to Assistive Environments (PETRA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Conditional random fields for morphological analysis of wireless ECG signals.</text:p>
          </table:table-cell>
          <table:table-cell office:value-type="string" calcext:value-type="string">
            <text:p>http://dblp.org/rec/conf/bcb/NatarajanGAMGM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International Conference on Bioinformatics, Computational Biology and Biomedicine (BCB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CACCI</text:p>
          </table:table-cell>
          <table:table-cell office:value-type="string" calcext:value-type="string">
            <text:p>Design of a synthetic ECG signal based on the Fourier series.</text:p>
          </table:table-cell>
          <table:table-cell office:value-type="string" calcext:value-type="string">
            <text:p>http://dblp.org/rec/conf/icacci/KubicekPK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Advances in Computing, Communications and Informatics (ICACCI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CACCI</text:p>
          </table:table-cell>
          <table:table-cell office:value-type="string" calcext:value-type="string">
            <text:p>A frame work for analysis and optimization of multiclass ECG classifier based on Rough set theory.</text:p>
          </table:table-cell>
          <table:table-cell office:value-type="string" calcext:value-type="string">
            <text:p>http://dblp.org/rec/conf/icacci/RatnaparkhiG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Advances in Computing, Communications and Informatics (ICACCI)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CECS</text:p>
          </table:table-cell>
          <table:table-cell office:value-type="string" calcext:value-type="string">
            <text:p>An instrumentation amplifier based on a floating gate fully differential CCII with DEO rejection for ECG acquisition systems.</text:p>
          </table:table-cell>
          <table:table-cell office:value-type="string" calcext:value-type="string">
            <text:p>http://dblp.org/rec/conf/icecsys/KongpoonLS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lectronics, Circuits, and Systems (ICECS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SIU</text:p>
          </table:table-cell>
          <table:table-cell office:value-type="string" calcext:value-type="string">
            <text:p>ECG classification with emprical mode decomposition denoised by wavelet transform.</text:p>
          </table:table-cell>
          <table:table-cell office:value-type="string" calcext:value-type="string">
            <text:p>http://dblp.org/rec/conf/siu/KaraaslanB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shop on Services and Infrastructure for the Ubiquitous and Mobile Internet (SIUMI @ ICDCS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SIU</text:p>
          </table:table-cell>
          <table:table-cell office:value-type="string" calcext:value-type="string">
            <text:p>Cardiac arrhythmia analysis using Hidden Markov Model and murmur diagnosis.</text:p>
          </table:table-cell>
          <table:table-cell office:value-type="string" calcext:value-type="string">
            <text:p>http://dblp.org/rec/conf/siu/ArslanY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shop on Services and Infrastructure for the Ubiquitous and Mobile Internet (SIUMI @ ICDCS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APSIPA</text:p>
          </table:table-cell>
          <table:table-cell office:value-type="string" calcext:value-type="string">
            <text:p>Fetal ECG extraction using adaptive functional link artificial neural network.</text:p>
          </table:table-cell>
          <table:table-cell office:value-type="string" calcext:value-type="string">
            <text:p>http://dblp.org/rec/conf/apsipa/MaXWS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a-Pacific Signal and Information Processing Association Annual Summit and Conference (APSIPA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APSIPA</text:p>
          </table:table-cell>
          <table:table-cell office:value-type="string" calcext:value-type="string">
            <text:p>An wavelet transform-based discrimination algorithm for electrocardiogram.</text:p>
          </table:table-cell>
          <table:table-cell office:value-type="string" calcext:value-type="string">
            <text:p>http://dblp.org/rec/conf/apsipa/OnishiONONYMO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a-Pacific Signal and Information Processing Association Annual Summit and Conference (APSIPA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APSIPA</text:p>
          </table:table-cell>
          <table:table-cell office:value-type="string" calcext:value-type="string">
            <text:p>Improvement of signal to noise ratio (SNR) in ECG signals based on dual-band continuous wavelet transform.</text:p>
          </table:table-cell>
          <table:table-cell office:value-type="string" calcext:value-type="string">
            <text:p>http://dblp.org/rec/conf/apsipa/Phukpattaranont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a-Pacific Signal and Information Processing Association Annual Summit and Conference (APSIPA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Classification of Electrocardiogram Signals with Deep Belief Networks.</text:p>
          </table:table-cell>
          <table:table-cell office:value-type="string" calcext:value-type="string">
            <text:p>http://dblp.org/rec/conf/cse/HuanhuanY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na Semantic Web Symposium (CSWS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Vector Quantization for ECG Beats Classification.</text:p>
          </table:table-cell>
          <table:table-cell office:value-type="string" calcext:value-type="string">
            <text:p>http://dblp.org/rec/conf/cse/LiuSWZSL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na Semantic Web Symposium (CSWS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Electrical characterization of textile electrodes for an ECG acquisition system.</text:p>
          </table:table-cell>
          <table:table-cell office:value-type="string" calcext:value-type="string">
            <text:p>http://dblp.org/rec/conf/iceee/AmbrosioGSHM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ian Conference on Electrical and Computer Engineering (CCECE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n adaptive geometrically-complemented approach for ECG signal denoising.</text:p>
          </table:table-cell>
          <table:table-cell office:value-type="string" calcext:value-type="string">
            <text:p>http://dblp.org/rec/conf/iceee/GordilloMZLR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ian Conference on Electrical and Computer Engineering (CCECE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CMB</text:p>
          </table:table-cell>
          <table:table-cell office:value-type="string" calcext:value-type="string">
            <text:p>Real-Time Wireless ECG Biometrics with Mobile Devices.</text:p>
          </table:table-cell>
          <table:table-cell office:value-type="string" calcext:value-type="string">
            <text:p>http://dblp.org/rec/conf/medbiometrics/DerawiVE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edical Biometrics (ICMB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CMB</text:p>
          </table:table-cell>
          <table:table-cell office:value-type="string" calcext:value-type="string">
            <text:p>Research on ECG Biometric in Cardiac Irregularity Conditions.</text:p>
          </table:table-cell>
          <table:table-cell office:value-type="string" calcext:value-type="string">
            <text:p>http://dblp.org/rec/conf/medbiometrics/WangZ14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edical Biometrics (ICMB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Robust signal synthesis of the 12-lead ECG using 3-Lead wireless ECG systems.</text:p>
          </table:table-cell>
          <table:table-cell office:value-type="string" calcext:value-type="string">
            <text:p>http://dblp.org/rec/conf/icc/HsuW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CV Workshops (ICCV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APCCAS</text:p>
          </table:table-cell>
          <table:table-cell office:value-type="string" calcext:value-type="string">
            <text:p>Live demonstration: An ECG-on-Chip for wearable wireless sensors.</text:p>
          </table:table-cell>
          <table:table-cell office:value-type="string" calcext:value-type="string">
            <text:p>http://dblp.org/rec/conf/apccas/DeepuZLWL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a Pacific Conference on Circuits and Systems (APCCAS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CBR</text:p>
          </table:table-cell>
          <table:table-cell office:value-type="string" calcext:value-type="string">
            <text:p>The Study of Feature Selection Strategy in Electrocardiogram Identification.</text:p>
          </table:table-cell>
          <table:table-cell office:value-type="string" calcext:value-type="string">
            <text:p>http://dblp.org/rec/conf/ccbr/ChenZD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nese Conference on Biometric Recognition (CCBR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Floating point hardware and software realization for adaptive FIR fetal ECG estimation.</text:p>
          </table:table-cell>
          <table:table-cell office:value-type="string" calcext:value-type="string">
            <text:p>http://dblp.org/rec/conf/eit/WangS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Electro/Information Technology (EIT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EMS</text:p>
          </table:table-cell>
          <table:table-cell office:value-type="string" calcext:value-type="string">
            <text:p>A Multi-class ECG Beat Classifier Based on the Truncated KLT Representation.</text:p>
          </table:table-cell>
          <table:table-cell office:value-type="string" calcext:value-type="string">
            <text:p>http://dblp.org/rec/conf/ems/BiagettiCCOT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ymposium on Computer Modeling and Simulation (EMS)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CCSCE</text:p>
          </table:table-cell>
          <table:table-cell office:value-type="string" calcext:value-type="string">
            <text:p>FPGA-in-the-loop co-simulation of reentrant arrhythmia mechanism in one dimensional (1D) ring-shaped based on FitzHugh-Nagumo model.</text:p>
          </table:table-cell>
          <table:table-cell office:value-type="string" calcext:value-type="string">
            <text:p>http://dblp.org/rec/conf/iccsce/AdonMJO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Control System, Computing and Engineering (ICCSCE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ntelligent Environments</text:p>
          </table:table-cell>
          <table:table-cell office:value-type="string" calcext:value-type="string">
            <text:p>An Wearable ECG Analysis System with Novel Interactive Method.</text:p>
          </table:table-cell>
          <table:table-cell office:value-type="string" calcext:value-type="string">
            <text:p>http://dblp.org/rec/conf/intenv/XieS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I Endorsed Transactions on Future Intelligent Educational Environment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WBBIO</text:p>
          </table:table-cell>
          <table:table-cell office:value-type="string" calcext:value-type="string">
            <text:p>Fuzzy Clustering of ECG Beats Using a New Metaheuristic Approach.</text:p>
          </table:table-cell>
          <table:table-cell office:value-type="string" calcext:value-type="string">
            <text:p>http://dblp.org/rec/conf/iwbbio/DoganO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-Conference on Bioinformatics and Biomedical Engineering (IWBBIO)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WBBIO</text:p>
          </table:table-cell>
          <table:table-cell office:value-type="string" calcext:value-type="string">
            <text:p>Cardiac Arrhythmia Classification Using a combination of Quadratic Spline-Based Wavelet Transform and Artificial Neural Classification Network.</text:p>
          </table:table-cell>
          <table:table-cell office:value-type="string" calcext:value-type="string">
            <text:p>http://dblp.org/rec/conf/iwbbio/GnecchiMAERD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-Conference on Bioinformatics and Biomedical Engineering (IWBBIO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obiHealth</text:p>
          </table:table-cell>
          <table:table-cell office:value-type="string" calcext:value-type="string">
            <text:p>Wearable ECG system for health and sports monitoring.</text:p>
          </table:table-cell>
          <table:table-cell office:value-type="string" calcext:value-type="string">
            <text:p>http://dblp.org/rec/conf/mobihealth/ValchinovARP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ICST Conference on Wireless Mobile Communication and Healthcare (MobiHealth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MobiHealth</text:p>
          </table:table-cell>
          <table:table-cell office:value-type="string" calcext:value-type="string">
            <text:p>Effects of non-uniform quantization on ECG acquired using Compressed Sensing.</text:p>
          </table:table-cell>
          <table:table-cell office:value-type="string" calcext:value-type="string">
            <text:p>http://dblp.org/rec/conf/mobihealth/CravenMKGJ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ICST Conference on Wireless Mobile Communication and Healthcare (MobiHealth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MobiHealth</text:p>
          </table:table-cell>
          <table:table-cell office:value-type="string" calcext:value-type="string">
            <text:p>A new approach to compressing ECG signals with trained overcomplete dictionary.</text:p>
          </table:table-cell>
          <table:table-cell office:value-type="string" calcext:value-type="string">
            <text:p>http://dblp.org/rec/conf/mobihealth/LeeLC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ICST Conference on Wireless Mobile Communication and Healthcare (MobiHealth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PhyCS</text:p>
          </table:table-cell>
          <table:table-cell office:value-type="string" calcext:value-type="string">
            <text:p>Experimental Study and Evaluation of Paper-based Inkjet Electrodes for ECG Signal Acquisition.</text:p>
          </table:table-cell>
          <table:table-cell office:value-type="string" calcext:value-type="string">
            <text:p>http://dblp.org/rec/conf/phycs/AlvesMSLFF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hysiological Computing Systems (PhyCS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PhyCS</text:p>
          </table:table-cell>
          <table:table-cell office:value-type="string" calcext:value-type="string">
            <text:p>Arduino based System for Indoor and Outdoor ECG Monitoring - Functions and Extended User Model Ontology.</text:p>
          </table:table-cell>
          <table:table-cell office:value-type="string" calcext:value-type="string">
            <text:p>http://dblp.org/rec/conf/phycs/PinoC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hysiological Computing Systems (PhyCS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DSAA</text:p>
          </table:table-cell>
          <table:table-cell office:value-type="string" calcext:value-type="string">
            <text:p>Individualized arrhythmia detection with ECG signals from wearable devices.</text:p>
          </table:table-cell>
          <table:table-cell office:value-type="string" calcext:value-type="string">
            <text:p>http://dblp.org/rec/conf/dsaa/NguyenLCVP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Data Science and Advanced Analytics (DSAA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SNDSP</text:p>
          </table:table-cell>
          <table:table-cell office:value-type="string" calcext:value-type="string">
            <text:p>Advanced K-means clustering algorithm for large ECG data sets based on K-SVD approach.</text:p>
          </table:table-cell>
          <table:table-cell office:value-type="string" calcext:value-type="string">
            <text:p>http://dblp.org/rec/conf/csndsp/BalouchestaniSK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Communication Systems, Networks and Digital Signal Processing (CSNDSP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EUSPN/ICTH</text:p>
          </table:table-cell>
          <table:table-cell office:value-type="string" calcext:value-type="string">
            <text:p>Performance Study of Different Denoising Methods for ECG Signals.</text:p>
          </table:table-cell>
          <table:table-cell office:value-type="string" calcext:value-type="string">
            <text:p>http://dblp.org/rec/conf/euspn/AlMahamdyR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CCS</text:p>
          </table:table-cell>
          <table:table-cell office:value-type="string" calcext:value-type="string">
            <text:p>Computation of ECG Signal Features Using MCMC Modelling in Software and FPGA Reconfigurable Hardware.</text:p>
          </table:table-cell>
          <table:table-cell office:value-type="string" calcext:value-type="string">
            <text:p>http://dblp.org/rec/conf/iccS/BodiscoDKBH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Communication Systems (ICCS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SBI</text:p>
          </table:table-cell>
          <table:table-cell office:value-type="string" calcext:value-type="string">
            <text:p>ECG-gated cardiac CT reconstruction using patch based low rank regularization.</text:p>
          </table:table-cell>
          <table:table-cell office:value-type="string" calcext:value-type="string">
            <text:p>http://dblp.org/rec/conf/isbi/KimY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Biomedical Imaging: From Nano to Macro (ISBI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LDM</text:p>
          </table:table-cell>
          <table:table-cell office:value-type="string" calcext:value-type="string">
            <text:p>A Neuro-Genetic System for Cardiac Arrhythmia Classification.</text:p>
          </table:table-cell>
          <table:table-cell office:value-type="string" calcext:value-type="string">
            <text:p>http://dblp.org/rec/conf/mldm/MaliarskyAH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APR International Conference on Machine Learning and Data Mining in Pattern Recognition (MLDM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NORCHIP</text:p>
          </table:table-cell>
          <table:table-cell office:value-type="string" calcext:value-type="string">
            <text:p>Subthreshold nano-watt front-end amplifier for wireless ECG applications.</text:p>
          </table:table-cell>
          <table:table-cell office:value-type="string" calcext:value-type="string">
            <text:p>http://dblp.org/rec/conf/norchip/NevalainenKP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Nordic Microelectronics Event (NORCHIP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VLSI-DAT</text:p>
          </table:table-cell>
          <table:table-cell office:value-type="string" calcext:value-type="string">
            <text:p>Analog front-end amplifier for ECG applications with feed-forward EOS cancellation.</text:p>
          </table:table-cell>
          <table:table-cell office:value-type="string" calcext:value-type="string">
            <text:p>http://dblp.org/rec/conf/vlsi-dat/TuL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VLSI Design, Automation and Test (VLSI-DAT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WPMC</text:p>
          </table:table-cell>
          <table:table-cell office:value-type="string" calcext:value-type="string">
            <text:p>Wireless personal health ECG monitoring application.</text:p>
          </table:table-cell>
          <table:table-cell office:value-type="string" calcext:value-type="string">
            <text:p>http://dblp.org/rec/conf/wpmc/LahiriMSM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Wireless Personal Multimedia Communications (WPMC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WPMC</text:p>
          </table:table-cell>
          <table:table-cell office:value-type="string" calcext:value-type="string">
            <text:p>An ECG-based Secret Data Sharing scheme supporting emergency treatment of Implantable Medical Devices.</text:p>
          </table:table-cell>
          <table:table-cell office:value-type="string" calcext:value-type="string">
            <text:p>http://dblp.org/rec/conf/wpmc/ZhengFSOD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Wireless Personal Multimedia Communications (WPMC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AINA</text:p>
          </table:table-cell>
          <table:table-cell office:value-type="string" calcext:value-type="string">
            <text:p>Intelligent Electrocardiogram Monitoring System for Early Arrhythmia Detection.</text:p>
          </table:table-cell>
          <table:table-cell office:value-type="string" calcext:value-type="string">
            <text:p>http://dblp.org/rec/conf/aina/ParkLK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Advanced Information Networking and Applications (AINA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CISO</text:p>
          </table:table-cell>
          <table:table-cell office:value-type="string" calcext:value-type="string">
            <text:p>A Fast Method for Abrupt Change Detection from Large-Scale Electrocardiogram (ECG) Time Series.</text:p>
          </table:table-cell>
          <table:table-cell office:value-type="string" calcext:value-type="string">
            <text:p>http://dblp.org/rec/conf/iciso/QiZQZ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formatics and Semiotics in Organisations (ICISO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AAAI</text:p>
          </table:table-cell>
          <table:table-cell office:value-type="string" calcext:value-type="string">
            <text:p>Predicting Postoperative Atrial Fibrillation from Independent ECG Components.</text:p>
          </table:table-cell>
          <table:table-cell office:value-type="string" calcext:value-type="string">
            <text:p>http://dblp.org/rec/conf/aaai/ChiaBKSS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AI Conference on Artificial Intelligence (AAAI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AMLTA</text:p>
          </table:table-cell>
          <table:table-cell office:value-type="string" calcext:value-type="string">
            <text:p>Fiducial Based Approach to ECG Biometrics Using Limited Fiducial Points.</text:p>
          </table:table-cell>
          <table:table-cell office:value-type="string" calcext:value-type="string">
            <text:p>http://dblp.org/rec/conf/amlta/TantawiST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Advanced Machine Learning Technologies and Applications (AMLT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OSIG</text:p>
          </table:table-cell>
          <table:table-cell office:value-type="string" calcext:value-type="string">
            <text:p>Fusion of Gait and ECG for Biometric User Authentication.</text:p>
          </table:table-cell>
          <table:table-cell office:value-type="string" calcext:value-type="string">
            <text:p>http://dblp.org/rec/conf/biosig/DerawiV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ometrics and Electronic Signatures (BIOSIG)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Brain Informatics and Health</text:p>
          </table:table-cell>
          <table:table-cell office:value-type="string" calcext:value-type="string">
            <text:p>Entropy-Based Data Mining on the Example of Cardiac Arrhythmia Suppression.</text:p>
          </table:table-cell>
          <table:table-cell office:value-type="string" calcext:value-type="string">
            <text:p>http://dblp.org/rec/conf/brain/BachlerHMHW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in Informatics and Health (BIH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WCCA</text:p>
          </table:table-cell>
          <table:table-cell office:value-type="string" calcext:value-type="string">
            <text:p>An Objective Assessment of Mental Condition Based on EEG and ECG.</text:p>
          </table:table-cell>
          <table:table-cell office:value-type="string" calcext:value-type="string">
            <text:p>http://dblp.org/rec/conf/bwcca/OtabeKYT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band and Wireless Computing, Communication and Applications (BWCCA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IBIM</text:p>
          </table:table-cell>
          <table:table-cell office:value-type="string" calcext:value-type="string">
            <text:p>Adaptive ECG biometric recognition: a study on re-enrollment methods for QRS signals.</text:p>
          </table:table-cell>
          <table:table-cell office:value-type="string" calcext:value-type="string">
            <text:p>http://dblp.org/rec/conf/cibim/LabatiPSSS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mposium on Computational Intelligence in Biometrics and Identity Management (CIBIM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DASC</text:p>
          </table:table-cell>
          <table:table-cell office:value-type="string" calcext:value-type="string">
            <text:p>An FPGA-Assisted Cloud Framework for Massive ECG Signal Processing.</text:p>
          </table:table-cell>
          <table:table-cell office:value-type="string" calcext:value-type="string">
            <text:p>http://dblp.org/rec/conf/dasc/ZhouZWGYJR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mposium on Dependable Autonomic and Secure Computing (DASC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DMS</text:p>
          </table:table-cell>
          <table:table-cell office:value-type="string" calcext:value-type="string">
            <text:p>Hybrid Classification Engine for Cardiac Arrhythmia Cloud Service in Elderly Healthcare Management.</text:p>
          </table:table-cell>
          <table:table-cell office:value-type="string" calcext:value-type="string">
            <text:p>http://dblp.org/rec/conf/dms/0002CLCK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 Management for Sensor Networks (DMSN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FICTA</text:p>
          </table:table-cell>
          <table:table-cell office:value-type="string" calcext:value-type="string">
            <text:p>ANN Based Adaptive Detection of ECG Features from Respiratory, Pleythsmographic and ABP Signals.</text:p>
          </table:table-cell>
          <table:table-cell office:value-type="string" calcext:value-type="string">
            <text:p>http://dblp.org/rec/conf/ficta/KumarLSMS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Frontiers in Intelligent Computing: Theory and Applications (FICTA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BICA</text:p>
          </table:table-cell>
          <table:table-cell office:value-type="string" calcext:value-type="string">
            <text:p>Comparison of Feature Reduction Methods in the Task of Arrhythmia Classification.</text:p>
          </table:table-cell>
          <table:table-cell office:value-type="string" calcext:value-type="string">
            <text:p>http://dblp.org/rec/conf/ibica/ZaoralekPDG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novations in Bio-inspired Computing and Applications (IBICA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JCB</text:p>
          </table:table-cell>
          <table:table-cell office:value-type="string" calcext:value-type="string">
            <text:p>Non-negative sparse coding based scalable access control using fingertip ECG.</text:p>
          </table:table-cell>
          <table:table-cell office:value-type="string" calcext:value-type="string">
            <text:p>http://dblp.org/rec/conf/icb/RajSH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trics (IJCB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CINCO</text:p>
          </table:table-cell>
          <table:table-cell office:value-type="string" calcext:value-type="string">
            <text:p>ECG Signals for Biometric Applications - Are we there yet?.</text:p>
          </table:table-cell>
          <table:table-cell office:value-type="string" calcext:value-type="string">
            <text:p>http://dblp.org/rec/conf/icinco/CarreirasLFF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formatics in Control, Automation and Robotics (ICINCO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CRA</text:p>
          </table:table-cell>
          <table:table-cell office:value-type="string" calcext:value-type="string">
            <text:p>3D SPIHT for multi-lead ECG compression.</text:p>
          </table:table-cell>
          <table:table-cell office:value-type="string" calcext:value-type="string">
            <text:p>http://dblp.org/rec/conf/icra/IsaJA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Robotics and Automation (ICR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HTC</text:p>
          </table:table-cell>
          <table:table-cell office:value-type="string" calcext:value-type="string">
            <text:p>Accurate ECG R-peak detection for telemedicine.</text:p>
          </table:table-cell>
          <table:table-cell office:value-type="string" calcext:value-type="string">
            <text:p>http://dblp.org/rec/conf/ihtc/LiaoNR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a International Humanitarian Technology Conference (IHTC)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Conf. on Intelligent Systems</text:p>
          </table:table-cell>
          <table:table-cell office:value-type="string" calcext:value-type="string">
            <text:p>Design of an Optimal Modular LVQ Network for Classification of Arrhythmias Based on a Variable Training-Test Datasets Strategy.</text:p>
          </table:table-cell>
          <table:table-cell office:value-type="string" calcext:value-type="string">
            <text:p>http://dblp.org/rec/conf/is/AmezcuaMC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Conference on Evolving and Adaptive Intelligent Systems (EAIS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LIP@MICCAI</text:p>
          </table:table-cell>
          <table:table-cell office:value-type="string" calcext:value-type="string">
            <text:p>Noninvasive Electrocardiographic Imaging of Cardiac Arrhythmias: Enhance the Diagnosis of Bundle Branch Block.</text:p>
          </table:table-cell>
          <table:table-cell office:value-type="string" calcext:value-type="string">
            <text:p>http://dblp.org/rec/conf/miccai/WangCLN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STACOM</text:p>
          </table:table-cell>
          <table:table-cell office:value-type="string" calcext:value-type="string">
            <text:p>Estimation of Regional Electrical Properties of the Heart from 12-Lead ECG and Images.</text:p>
          </table:table-cell>
          <table:table-cell office:value-type="string" calcext:value-type="string">
            <text:p>http://dblp.org/rec/conf/miccai/SeegererMJNGKKASHKMC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MobiSys</text:p>
          </table:table-cell>
          <table:table-cell office:value-type="string" calcext:value-type="string">
            <text:p>Poster: Ontology-based heartbeat classification for mobile electrocardiogram monitoring.</text:p>
          </table:table-cell>
          <table:table-cell office:value-type="string" calcext:value-type="string">
            <text:p>http://dblp.org/rec/conf/mobisys/ParkLK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SIGMOBILE International Conference on Mobile Systems, Applications, and Services (MobiSys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MSN</text:p>
          </table:table-cell>
          <table:table-cell office:value-type="string" calcext:value-type="string">
            <text:p>Fault Diagnosing ECG in Body Sensor Networks Based on Hidden Markov Model.</text:p>
          </table:table-cell>
          <table:table-cell office:value-type="string" calcext:value-type="string">
            <text:p>http://dblp.org/rec/conf/msn/ZhangL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obile Ad-hoc and Sensor Networks (MSN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PAKDD Workshops</text:p>
          </table:table-cell>
          <table:table-cell office:value-type="string" calcext:value-type="string">
            <text:p>Myocardial Infarction Classification by Morphological Feature Extraction from Big 12-Lead ECG Data.</text:p>
          </table:table-cell>
          <table:table-cell office:value-type="string" calcext:value-type="string">
            <text:p>http://dblp.org/rec/conf/pakdd/WengLCC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PhyCS (Selected</text:p>
          </table:table-cell>
          <table:table-cell office:value-type="string" calcext:value-type="string">
            <text:p>Paper-Based Inkjet Electrodes - Experimental Study for ECG Applications.</text:p>
          </table:table-cell>
          <table:table-cell office:value-type="string" calcext:value-type="string">
            <text:p>http://dblp.org/rec/conf/phycs/AlvesMSLFF1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SETN</text:p>
          </table:table-cell>
          <table:table-cell office:value-type="string" calcext:value-type="string">
            <text:p>Online Seizure Detection from EEG and ECG Signals for Monitoring of Epileptic Patients.</text:p>
          </table:table-cell>
          <table:table-cell office:value-type="string" calcext:value-type="string">
            <text:p>http://dblp.org/rec/conf/setn/MporasTZKM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lenic Conference on Artificial Intelligence (SETN)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SIRS</text:p>
          </table:table-cell>
          <table:table-cell office:value-type="string" calcext:value-type="string">
            <text:p>An Efficient Variable Step Size Least Mean Square Adaptive Algorithm Used to Enhance the Quality of Electrocardiogram Signal.</text:p>
          </table:table-cell>
          <table:table-cell office:value-type="string" calcext:value-type="string">
            <text:p>http://dblp.org/rec/conf/sirs/GowriKR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mposium on Signal Processing and Intelligent Recognition Systems (SIRS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SummerSim</text:p>
          </table:table-cell>
          <table:table-cell office:value-type="string" calcext:value-type="string">
            <text:p>Cardiac arrhythmia visualization in a virtual heart for electrophysiology education.</text:p>
          </table:table-cell>
          <table:table-cell office:value-type="string" calcext:value-type="string">
            <text:p>http://dblp.org/rec/conf/summersim/XingRBO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mmer Simulation Multiconference (SummerSim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HotMobile</text:p>
          </table:table-cell>
          <table:table-cell office:value-type="string" calcext:value-type="string">
            <text:p>Sinabro: opportunistic and unobtrusive mobile electrocardiogram monitoring system.</text:p>
          </table:table-cell>
          <table:table-cell office:value-type="string" calcext:value-type="string">
            <text:p>http://dblp.org/rec/conf/wmcsa/KangKYSPSL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kshop on Mobile Computing Systems and Applications (HotMobile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ECG Biometrics: Principles and Applications.</text:p>
          </table:table-cell>
          <table:table-cell office:value-type="string" calcext:value-type="string">
            <text:p>http://dblp.org/rec/conf/biostec/SilvaLCFR1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On Real Time ECG Segmentation Algorithms for Biometric Applications.</text:p>
          </table:table-cell>
          <table:table-cell office:value-type="string" calcext:value-type="string">
            <text:p>http://dblp.org/rec/conf/biostec/CanentoLSF1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Support Vector Machine and Artificial Neural Network Implementation in Embedded Systems for Real Time Arrhythmias Detection.</text:p>
          </table:table-cell>
          <table:table-cell office:value-type="string" calcext:value-type="string">
            <text:p>http://dblp.org/rec/conf/biostec/Orozco-DuqueRZRRB1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Comparison of Two Techniques for Lifting Low-lying Objects on a Table - Part I: Setup, ECG and Motion Measurement.</text:p>
          </table:table-cell>
          <table:table-cell office:value-type="string" calcext:value-type="string">
            <text:p>http://dblp.org/rec/conf/biostec/LooseOTT1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A 12-lead clinical ECG classification method based on Semi-supervised Discriminant Analysis.</text:p>
          </table:table-cell>
          <table:table-cell office:value-type="string" calcext:value-type="string">
            <text:p>http://dblp.org/rec/conf/bmei/ZhangHLZ1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Combining accelerometer data with Gabor energy feature vectors for body movements classification in ambulatory ECG signals.</text:p>
          </table:table-cell>
          <table:table-cell office:value-type="string" calcext:value-type="string">
            <text:p>http://dblp.org/rec/conf/bmei/KherPT1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Reconstruction of ECG signals for compressive sensing by promoting sparsity on the gradient.</text:p>
          </table:table-cell>
          <table:table-cell office:value-type="string" calcext:value-type="string">
            <text:p>http://dblp.org/rec/conf/icassp/PantK1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Finite rate of innovation based modeling and compression of ECG signals.</text:p>
          </table:table-cell>
          <table:table-cell office:value-type="string" calcext:value-type="string">
            <text:p>http://dblp.org/rec/conf/icassp/BaechlerFQC1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Fiducial points extraction and characteristicwaves detection in ECG signal using a model-based bayesian framework.</text:p>
          </table:table-cell>
          <table:table-cell office:value-type="string" calcext:value-type="string">
            <text:p>http://dblp.org/rec/conf/icassp/AkhbariSJ1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Performance study of compressive sampling for ECG signal compression in noisy and varying sparsity acquisition.</text:p>
          </table:table-cell>
          <table:table-cell office:value-type="string" calcext:value-type="string">
            <text:p>http://dblp.org/rec/conf/icassp/ChaeADK1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Design of a Hamming-distance classifier for ECG biometrics.</text:p>
          </table:table-cell>
          <table:table-cell office:value-type="string" calcext:value-type="string">
            <text:p>http://dblp.org/rec/conf/icassp/HariAH1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High-dimensional discriminant analysis of human cardiac arrhythmias.</text:p>
          </table:table-cell>
          <table:table-cell office:value-type="string" calcext:value-type="string">
            <text:p>http://dblp.org/rec/conf/eusipco/AlwanCC1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Robust 3-way tensor decomposition and extended state Kalman filtering to extract fetal ECG.</text:p>
          </table:table-cell>
          <table:table-cell office:value-type="string" calcext:value-type="string">
            <text:p>http://dblp.org/rec/conf/eusipco/NiknazarBRJC1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Unipolar ECG circuits: Towards more precise cardiac event identification.</text:p>
          </table:table-cell>
          <table:table-cell office:value-type="string" calcext:value-type="string">
            <text:p>http://dblp.org/rec/conf/iscas/GargiuloTSMT1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Efficient implementation of real-time ECG derived respiration system using cubic spline interpolation.</text:p>
          </table:table-cell>
          <table:table-cell office:value-type="string" calcext:value-type="string">
            <text:p>http://dblp.org/rec/conf/iscas/ShayeiES1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An efficient DCT-IV-based ECG compression algorithm and its hardware accelerator design.</text:p>
          </table:table-cell>
          <table:table-cell office:value-type="string" calcext:value-type="string">
            <text:p>http://dblp.org/rec/conf/iscas/LaiCLLLL1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Wireless wearable ECG sensor design based on level-crossing sampling and linear interpolation.</text:p>
          </table:table-cell>
          <table:table-cell office:value-type="string" calcext:value-type="string">
            <text:p>http://dblp.org/rec/conf/iscas/HongXL1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Real-time biosignal quality analysis of ambulatory ECG for detection of myocardial ischemia.</text:p>
          </table:table-cell>
          <table:table-cell office:value-type="string" calcext:value-type="string">
            <text:p>http://dblp.org/rec/conf/memea/QuesnelCY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Medical Measurements and Applications (MeMeA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Novel method and real-time system for detecting the Cardiac Defense Response based on the ECG.</text:p>
          </table:table-cell>
          <table:table-cell office:value-type="string" calcext:value-type="string">
            <text:p>http://dblp.org/rec/conf/memea/CovelloFGAB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Medical Measurements and Applications (MeMeA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Individual identification using electrocardiogram morphology.</text:p>
          </table:table-cell>
          <table:table-cell office:value-type="string" calcext:value-type="string">
            <text:p>http://dblp.org/rec/conf/memea/FratiniSBRPCD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Medical Measurements and Applications (MeMeA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New sampling approach for wireless ECG systems with compressed sensing theory.</text:p>
          </table:table-cell>
          <table:table-cell office:value-type="string" calcext:value-type="string">
            <text:p>http://dblp.org/rec/conf/memea/BalouchestaniRK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Medical Measurements and Applications (MeMeA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An ECG monitoring system using conductive fabric.</text:p>
          </table:table-cell>
          <table:table-cell office:value-type="string" calcext:value-type="string">
            <text:p>http://dblp.org/rec/conf/memea/TajiSGB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Medical Measurements and Applications (MeMeA)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Construction of healthcare network based on proposed ECG and physical-activity sensor adopting energy-harvesting technologies.</text:p>
          </table:table-cell>
          <table:table-cell office:value-type="string" calcext:value-type="string">
            <text:p>http://dblp.org/rec/conf/healthcom/KawashimaNH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-Health Networking, Applications and Services (Healthcom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JSM-2 based ECG compression with statistical support prediction.</text:p>
          </table:table-cell>
          <table:table-cell office:value-type="string" calcext:value-type="string">
            <text:p>http://dblp.org/rec/conf/healthcom/YuLQZCC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-Health Networking, Applications and Services (Healthcom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Accurate and reliable 3-lead to 12-lead ECG reconstruction methodology for remote health monitoring applications.</text:p>
          </table:table-cell>
          <table:table-cell office:value-type="string" calcext:value-type="string">
            <text:p>http://dblp.org/rec/conf/healthcom/MaheshwariARPS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-Health Networking, Applications and Services (Healthcom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Enabling comfortable sports therapy for patient: A novel lightweight durable and portable ECG monitoring system.</text:p>
          </table:table-cell>
          <table:table-cell office:value-type="string" calcext:value-type="string">
            <text:p>http://dblp.org/rec/conf/healthcom/ChenMWDS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-Health Networking, Applications and Services (Healthcom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A pervasive energy-efficient ECG monitoring approach for detecting abnormal cardiac situations.</text:p>
          </table:table-cell>
          <table:table-cell office:value-type="string" calcext:value-type="string">
            <text:p>http://dblp.org/rec/conf/healthcom/BezerraLLCFA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-Health Networking, Applications and Services (Healthcom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Telecardiology: Hurst exponent based anomaly detection in compressively sampled ECG signals.</text:p>
          </table:table-cell>
          <table:table-cell office:value-type="string" calcext:value-type="string">
            <text:p>http://dblp.org/rec/conf/healthcom/ChandraSJ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-Health Networking, Applications and Services (Healthcom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Discrete-wavelet-transform-based noise reduction and R wave detection for ECG signals.</text:p>
          </table:table-cell>
          <table:table-cell office:value-type="string" calcext:value-type="string">
            <text:p>http://dblp.org/rec/conf/healthcom/LinLHLM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-Health Networking, Applications and Services (Healthcom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A low noise wearable wireless ECG system with body motion cancellation for long term homecare.</text:p>
          </table:table-cell>
          <table:table-cell office:value-type="string" calcext:value-type="string">
            <text:p>http://dblp.org/rec/conf/healthcom/WangWH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-Health Networking, Applications and Services (Healthcom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Biometric recognition system using low bandwidth ECG signals.</text:p>
          </table:table-cell>
          <table:table-cell office:value-type="string" calcext:value-type="string">
            <text:p>http://dblp.org/rec/conf/healthcom/MatosLN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-Health Networking, Applications and Services (Healthcom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Arrhythmia discrimination using a smart phone.</text:p>
          </table:table-cell>
          <table:table-cell office:value-type="string" calcext:value-type="string">
            <text:p>http://dblp.org/rec/conf/bsn/ChongMC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Wearable and Implantable Body Sensor Networks (BSN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A long-term wearable electrocardiogram measurement system.</text:p>
          </table:table-cell>
          <table:table-cell office:value-type="string" calcext:value-type="string">
            <text:p>http://dblp.org/rec/conf/bsn/DelanoS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Wearable and Implantable Body Sensor Networks (BSN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Identification of sleep apnea events using discrete wavelet transform of respiration, ECG and accelerometer signals.</text:p>
          </table:table-cell>
          <table:table-cell office:value-type="string" calcext:value-type="string">
            <text:p>http://dblp.org/rec/conf/bsn/SweeneyMGKCCOD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Wearable and Implantable Body Sensor Networks (BSN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Estimation of ECG parameters using photoplethysmography.</text:p>
          </table:table-cell>
          <table:table-cell office:value-type="string" calcext:value-type="string">
            <text:p>http://dblp.org/rec/conf/bibe/BanerjeeSPK1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engineering (BIBE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An Electrocardiogram Classification for Irregular Heart Beats with Artificial Neural Network.</text:p>
          </table:table-cell>
          <table:table-cell office:value-type="string" calcext:value-type="string">
            <text:p>http://dblp.org/rec/conf/smc/LiuHC1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Systems, Man and Cybernetics (SMC)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BIODEVICES</text:p>
          </table:table-cell>
          <table:table-cell office:value-type="string" calcext:value-type="string">
            <text:p>An Electrocardiogram (ECG) Signal Processing Algorithm for Heart Parameters Estimation based on QRS Complex Detection.</text:p>
          </table:table-cell>
          <table:table-cell office:value-type="string" calcext:value-type="string">
            <text:p>http://dblp.org/rec/conf/biostec/PiazzoPO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Detecting critical cardiac events with 12 lead ECG data.</text:p>
          </table:table-cell>
          <table:table-cell office:value-type="string" calcext:value-type="string">
            <text:p>http://dblp.org/rec/conf/bibm/BansalKANN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medicine (BIBM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Arrhythmia detection from heartbeat using k-nearest neighbor classifier.</text:p>
          </table:table-cell>
          <table:table-cell office:value-type="string" calcext:value-type="string">
            <text:p>http://dblp.org/rec/conf/bibm/ParkLK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medicine (BIBM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BMS</text:p>
          </table:table-cell>
          <table:table-cell office:value-type="string" calcext:value-type="string">
            <text:p>An intelligent adaptive filter for fast tracking and elimination of power line interference from ECG signal.</text:p>
          </table:table-cell>
          <table:table-cell office:value-type="string" calcext:value-type="string">
            <text:p>http://dblp.org/rec/conf/cbms/RazzaqBSASMZ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Symposium on Computer-Based Medical Systems (CBM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BMS</text:p>
          </table:table-cell>
          <table:table-cell office:value-type="string" calcext:value-type="string">
            <text:p>ECG delineation and morphological analysis for firefighters tasks differentiation.</text:p>
          </table:table-cell>
          <table:table-cell office:value-type="string" calcext:value-type="string">
            <text:p>http://dblp.org/rec/conf/cbms/BrasFC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Symposium on Computer-Based Medical Systems (CBM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Kalman Filter with Augmented Measurement Model: An ECG Imaging Simulation Study.</text:p>
          </table:table-cell>
          <table:table-cell office:value-type="string" calcext:value-type="string">
            <text:p>http://dblp.org/rec/conf/fimh/SchulzeHPLSD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al Imaging and Modeling of the Heart (FIMH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edInfo</text:p>
          </table:table-cell>
          <table:table-cell office:value-type="string" calcext:value-type="string">
            <text:p>Evaluation of an Electrocardiogram on QR code.</text:p>
          </table:table-cell>
          <table:table-cell office:value-type="string" calcext:value-type="string">
            <text:p>http://dblp.org/rec/conf/medinfo/NakayamaS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 Congress on Medical and Health (Medical) Informatics (MedInfo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MedInfo</text:p>
          </table:table-cell>
          <table:table-cell office:value-type="string" calcext:value-type="string">
            <text:p>Early Detection of QT Interval Prolongation from the ECG Database System.</text:p>
          </table:table-cell>
          <table:table-cell office:value-type="string" calcext:value-type="string">
            <text:p>http://dblp.org/rec/conf/medinfo/YamaguchiFO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 Congress on Medical and Health (Medical) Informatics (MedInfo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MICCAI</text:p>
          </table:table-cell>
          <table:table-cell office:value-type="string" calcext:value-type="string">
            <text:p>Fast Data-Driven Calibration of a Cardiac Electrophysiology Model from Images and ECG.</text:p>
          </table:table-cell>
          <table:table-cell office:value-type="string" calcext:value-type="string">
            <text:p>http://dblp.org/rec/conf/miccai/ZettinigMGKSAHSMKNKC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edical Image Computing and Computer-Assisted Intervention (MICCAI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Classification of ECG patterns for diagnostic purposes by means of Neural Networks and Support Vector Machines.</text:p>
          </table:table-cell>
          <table:table-cell office:value-type="string" calcext:value-type="string">
            <text:p>http://dblp.org/rec/conf/tsp/ConfortoLOFS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ECG fiducial points extraction by extended Kalman filtering.</text:p>
          </table:table-cell>
          <table:table-cell office:value-type="string" calcext:value-type="string">
            <text:p>http://dblp.org/rec/conf/tsp/AkhbariSJ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REM-NREM Sleep Stages Classification Using Electrocardiogramme Signal.</text:p>
          </table:table-cell>
          <table:table-cell office:value-type="string" calcext:value-type="string">
            <text:p>http://dblp.org/rec/conf/tsp/WerteniYE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IARP</text:p>
          </table:table-cell>
          <table:table-cell office:value-type="string" calcext:value-type="string">
            <text:p>A Comparison of Different Classifiers Architectures for Electrocardiogram Artefacts Recognition.</text:p>
          </table:table-cell>
          <table:table-cell office:value-type="string" calcext:value-type="string">
            <text:p>http://dblp.org/rec/conf/ciarp/Vazquez-SeisdedosLN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eroamerican Congress on Pattern Recognition (CIARP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IARP</text:p>
          </table:table-cell>
          <table:table-cell office:value-type="string" calcext:value-type="string">
            <text:p>Method to Correct Artifacts in Multilead ECG Using Signal Entropy.</text:p>
          </table:table-cell>
          <table:table-cell office:value-type="string" calcext:value-type="string">
            <text:p>http://dblp.org/rec/conf/ciarp/Rodriguez-AlvarezLVPM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eroamerican Congress on Pattern Recognition (CIARP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IARP</text:p>
          </table:table-cell>
          <table:table-cell office:value-type="string" calcext:value-type="string">
            <text:p>Dominant Set Approach to ECG Biometrics.</text:p>
          </table:table-cell>
          <table:table-cell office:value-type="string" calcext:value-type="string">
            <text:p>http://dblp.org/rec/conf/ciarp/LourencoBCSFP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eroamerican Congress on Pattern Recognition (CIARP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GECCO</text:p>
          </table:table-cell>
          <table:table-cell office:value-type="string" calcext:value-type="string">
            <text:p>Speeding up model building for ECGA on CUDA platform.</text:p>
          </table:table-cell>
          <table:table-cell office:value-type="string" calcext:value-type="string">
            <text:p>http://dblp.org/rec/conf/gecco/ShaoY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tic and Evolutionary Computation Conference (GECCO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Comparisons of Dynamic ECG Recordings between Two Groups in China - A Preliminary Study.</text:p>
          </table:table-cell>
          <table:table-cell office:value-type="string" calcext:value-type="string">
            <text:p>http://dblp.org/rec/conf/his2/LiYDLDW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dbook of the History of Logic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Enhanced FBLMS algorithm for ECG and noise removal from semg signals.</text:p>
          </table:table-cell>
          <table:table-cell office:value-type="string" calcext:value-type="string">
            <text:p>http://dblp.org/rec/conf/icdsp/DjellatouNM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Efficient combination of DWT and ICA to localize and remove ECG from surface electromyography measurement.</text:p>
          </table:table-cell>
          <table:table-cell office:value-type="string" calcext:value-type="string">
            <text:p>http://dblp.org/rec/conf/icdsp/NougarouMD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SDA</text:p>
          </table:table-cell>
          <table:table-cell office:value-type="string" calcext:value-type="string">
            <text:p>Comparison of different computational intelligent classifier to autonomously detect cardiac pathologies diagnosed by ECG.</text:p>
          </table:table-cell>
          <table:table-cell office:value-type="string" calcext:value-type="string">
            <text:p>http://dblp.org/rec/conf/isda/ValenzuelaRHGPR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lligent Systems Design and Applications (ISDA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ISNN</text:p>
          </table:table-cell>
          <table:table-cell office:value-type="string" calcext:value-type="string">
            <text:p>UMPCA Based Feature Extraction for ECG.</text:p>
          </table:table-cell>
          <table:table-cell office:value-type="string" calcext:value-type="string">
            <text:p>http://dblp.org/rec/conf/isnn/LiHZZ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Neural Networks (ISNN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n Ensemble Model for Mobile Device based Arrhythmia Detection.</text:p>
          </table:table-cell>
          <table:table-cell office:value-type="string" calcext:value-type="string">
            <text:p>http://dblp.org/rec/conf/bcb/LiGGZ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International Conference on Bioinformatics, Computational Biology and Biomedicine (BCB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ICACCI</text:p>
          </table:table-cell>
          <table:table-cell office:value-type="string" calcext:value-type="string">
            <text:p>ICA based ECG signal denoising.</text:p>
          </table:table-cell>
          <table:table-cell office:value-type="string" calcext:value-type="string">
            <text:p>http://dblp.org/rec/conf/icacci/PhegadeM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Advances in Computing, Communications and Informatics (ICACCI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CACCI</text:p>
          </table:table-cell>
          <table:table-cell office:value-type="string" calcext:value-type="string">
            <text:p>Cumulant based Teager energy operator for ECG signal modeling.</text:p>
          </table:table-cell>
          <table:table-cell office:value-type="string" calcext:value-type="string">
            <text:p>http://dblp.org/rec/conf/icacci/SharmilaKR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Advances in Computing, Communications and Informatics (ICACCI)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CECS</text:p>
          </table:table-cell>
          <table:table-cell office:value-type="string" calcext:value-type="string">
            <text:p>Wavelet compression inspired implementation for high performances and low complexity ECG removal in wireless sEMG electrodes.</text:p>
          </table:table-cell>
          <table:table-cell office:value-type="string" calcext:value-type="string">
            <text:p>http://dblp.org/rec/conf/icecsys/DjellatouMB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lectronics, Circuits, and Systems (ICEC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SIU</text:p>
          </table:table-cell>
          <table:table-cell office:value-type="string" calcext:value-type="string">
            <text:p>Low complexity, losless ECG data compression algorthims for Wireless Sensor Network.</text:p>
          </table:table-cell>
          <table:table-cell office:value-type="string" calcext:value-type="string">
            <text:p>http://dblp.org/rec/conf/siu/SimsekKA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shop on Services and Infrastructure for the Ubiquitous and Mobile Internet (SIUMI @ ICDC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SIU</text:p>
          </table:table-cell>
          <table:table-cell office:value-type="string" calcext:value-type="string">
            <text:p>Arrhythmia classification by Local Fractional Fourier Transform.</text:p>
          </table:table-cell>
          <table:table-cell office:value-type="string" calcext:value-type="string">
            <text:p>http://dblp.org/rec/conf/siu/UsluB13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shop on Services and Infrastructure for the Ubiquitous and Mobile Internet (SIUMI @ ICDC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APSIPA</text:p>
          </table:table-cell>
          <table:table-cell office:value-type="string" calcext:value-type="string">
            <text:p>ECG baseline extraction by gradient varying weighting functions.</text:p>
          </table:table-cell>
          <table:table-cell office:value-type="string" calcext:value-type="string">
            <text:p>http://dblp.org/rec/conf/apsipa/ChenDHHH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a-Pacific Signal and Information Processing Association Annual Summit and Conference (APSIPA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Load-Prediction Scheduling for Computer Simulation of Electrocardiogram on a CPU-GPU PC.</text:p>
          </table:table-cell>
          <table:table-cell office:value-type="string" calcext:value-type="string">
            <text:p>http://dblp.org/rec/conf/cse/ShenSWXZY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na Semantic Web Symposium (CSW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WCSP</text:p>
          </table:table-cell>
          <table:table-cell office:value-type="string" calcext:value-type="string">
            <text:p>An ECG detection algorithm using wavelet and autocorrelation transform.</text:p>
          </table:table-cell>
          <table:table-cell office:value-type="string" calcext:value-type="string">
            <text:p>http://dblp.org/rec/conf/wcsp/ZhuT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Wireless Communications and Signal Processing (WCSP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WIFS</text:p>
          </table:table-cell>
          <table:table-cell office:value-type="string" calcext:value-type="string">
            <text:p>ECG biometric recognition: Permanence analysis of QRS signals for 24 hours continuous authentication.</text:p>
          </table:table-cell>
          <table:table-cell office:value-type="string" calcext:value-type="string">
            <text:p>http://dblp.org/rec/conf/wifs/LabatiSS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shop on Information Forensics and Security (WIF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TI</text:p>
          </table:table-cell>
          <table:table-cell office:value-type="string" calcext:value-type="string">
            <text:p>ECG based system for arrhythmia detection and patient identification.</text:p>
          </table:table-cell>
          <table:table-cell office:value-type="string" calcext:value-type="string">
            <text:p>http://dblp.org/rec/conf/iti/VuksanovicA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Conference on Integrating Technology into Computer Science Education (ITiCSE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TAS</text:p>
          </table:table-cell>
          <table:table-cell office:value-type="string" calcext:value-type="string">
            <text:p>Finger ECG signal for user authentication: Usability and performance.</text:p>
          </table:table-cell>
          <table:table-cell office:value-type="string" calcext:value-type="string">
            <text:p>http://dblp.org/rec/conf/btas/SilvaFLJ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trics (IJCB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EUROCON</text:p>
          </table:table-cell>
          <table:table-cell office:value-type="string" calcext:value-type="string">
            <text:p>Improved removal of electrocardiogram baseline wandering.</text:p>
          </table:table-cell>
          <table:table-cell office:value-type="string" calcext:value-type="string">
            <text:p>http://dblp.org/rec/conf/eurocon/PlesnikMTZ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er as a Tool (EUROCON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UROCON</text:p>
          </table:table-cell>
          <table:table-cell office:value-type="string" calcext:value-type="string">
            <text:p>ECG diagnosis via a sequential recursive time series - Wavelet classification scheme.</text:p>
          </table:table-cell>
          <table:table-cell office:value-type="string" calcext:value-type="string">
            <text:p>http://dblp.org/rec/conf/eurocon/CantzosDT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er as a Tool (EUROCON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UROCON</text:p>
          </table:table-cell>
          <table:table-cell office:value-type="string" calcext:value-type="string">
            <text:p>Computer aided ECG analysis - State of the art and upcoming challenges.</text:p>
          </table:table-cell>
          <table:table-cell office:value-type="string" calcext:value-type="string">
            <text:p>http://dblp.org/rec/conf/eurocon/VelicPC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er as a Tool (EUROCON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WE-CARE: A wearable efficient telecardiology system using mobile 7-lead ECG devices.</text:p>
          </table:table-cell>
          <table:table-cell office:value-type="string" calcext:value-type="string">
            <text:p>http://dblp.org/rec/conf/icc/ChenBHDGJXW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CV Workshops (ICCV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CCSCE</text:p>
          </table:table-cell>
          <table:table-cell office:value-type="string" calcext:value-type="string">
            <text:p>High speed approach for detecting QRS complex characteristics in single lead electrocardiogram signal.</text:p>
          </table:table-cell>
          <table:table-cell office:value-type="string" calcext:value-type="string">
            <text:p>http://dblp.org/rec/conf/iccsce/SalihAAMY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Control System, Computing and Engineering (ICCSCE)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ntelligent Environments</text:p>
          </table:table-cell>
          <table:table-cell office:value-type="string" calcext:value-type="string">
            <text:p>Cardiac Arrhythmia Classification Using KNN and Naive Bayes Classifiers Optimized with Differential Evolution (DE) and Particle Swarm Optimization (PSO).</text:p>
          </table:table-cell>
          <table:table-cell office:value-type="string" calcext:value-type="string">
            <text:p>http://dblp.org/rec/conf/intenv/Padilla-NavarroBCAR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I Endorsed Transactions on Future Intelligent Educational Environment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WBBIO</text:p>
          </table:table-cell>
          <table:table-cell office:value-type="string" calcext:value-type="string">
            <text:p>One-step wavelet-based processing for wandering and noise removing in ECG signals.</text:p>
          </table:table-cell>
          <table:table-cell office:value-type="string" calcext:value-type="string">
            <text:p>http://dblp.org/rec/conf/iwbbio/CastilloMGPLP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-Conference on Bioinformatics and Biomedical Engineering (IWBBIO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ReMI</text:p>
          </table:table-cell>
          <table:table-cell office:value-type="string" calcext:value-type="string">
            <text:p>Discriminant Analysis for Identifying Individuals of Electrocardiogram.</text:p>
          </table:table-cell>
          <table:table-cell office:value-type="string" calcext:value-type="string">
            <text:p>http://dblp.org/rec/conf/premi/Singh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tern Recognition and Machine Intelligence (PReMI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ReMI</text:p>
          </table:table-cell>
          <table:table-cell office:value-type="string" calcext:value-type="string">
            <text:p>A Composite Wavelets and Morphology Approach for ECG Noise Filtering.</text:p>
          </table:table-cell>
          <table:table-cell office:value-type="string" calcext:value-type="string">
            <text:p>http://dblp.org/rec/conf/premi/BhatejaUMVLV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tern Recognition and Machine Intelligence (PReMI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TNG</text:p>
          </table:table-cell>
          <table:table-cell office:value-type="string" calcext:value-type="string">
            <text:p>Delineation of ECG Wave Components Using K-Nearest Neighbor (KNN) Algorithm: ECG Wave Delineation Using KNN.</text:p>
          </table:table-cell>
          <table:table-cell office:value-type="string" calcext:value-type="string">
            <text:p>http://dblp.org/rec/conf/itng/SainiSK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formation Technology: New Generations (ITNG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ANT/SEIT</text:p>
          </table:table-cell>
          <table:table-cell office:value-type="string" calcext:value-type="string">
            <text:p>Robust Ultra-Low-Power Algorithm for Normal and Abnormal ECG Signals Based on Compressed Sensing Theory.</text:p>
          </table:table-cell>
          <table:table-cell office:value-type="string" calcext:value-type="string">
            <text:p>http://dblp.org/rec/conf/ant/BalouchestaniRK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ANT/SEIT</text:p>
          </table:table-cell>
          <table:table-cell office:value-type="string" calcext:value-type="string">
            <text:p>Low Sampling-rate Approach for ECG Signals with Compressed Sensing Theory.</text:p>
          </table:table-cell>
          <table:table-cell office:value-type="string" calcext:value-type="string">
            <text:p>http://dblp.org/rec/conf/ant/BalouchestaniRK13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A severity measurement system for obstructive sleep apnea discrimination using a single ECG signal.</text:p>
          </table:table-cell>
          <table:table-cell office:value-type="string" calcext:value-type="string">
            <text:p>http://dblp.org/rec/conf/case/ChenZS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Conference on Case-Based Reasoning (ECCBR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ICSyN</text:p>
          </table:table-cell>
          <table:table-cell office:value-type="string" calcext:value-type="string">
            <text:p>Premature Ventricular Contraction Arrhythmia Detection and Classification with Gaussian Process and S Transform.</text:p>
          </table:table-cell>
          <table:table-cell office:value-type="string" calcext:value-type="string">
            <text:p>http://dblp.org/rec/conf/cicsyn/BaziHAA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ational Intelligence, Communication Systems and Networks (CICSyN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ISIS</text:p>
          </table:table-cell>
          <table:table-cell office:value-type="string" calcext:value-type="string">
            <text:p>Power-Saving Encoding Schemes for Wireless ECG Signal Transmissions.</text:p>
          </table:table-cell>
          <table:table-cell office:value-type="string" calcext:value-type="string">
            <text:p>http://dblp.org/rec/conf/cisis/Chu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utational Intelligence in Security for Information Systems (CISI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ANN</text:p>
          </table:table-cell>
          <table:table-cell office:value-type="string" calcext:value-type="string">
            <text:p>Classification of Arrhythmia Types Using Cartesian Genetic Programming Evolved Artificial Neural Networks.</text:p>
          </table:table-cell>
          <table:table-cell office:value-type="string" calcext:value-type="string">
            <text:p>http://dblp.org/rec/conf/eann/AhmadKM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ngineering Applications of Neural Networks (EANN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UROCAST</text:p>
          </table:table-cell>
          <table:table-cell office:value-type="string" calcext:value-type="string">
            <text:p>Using Fixed Point Arithmetic for Cardiac Pathologies Detection Based on Electrocardiogram.</text:p>
          </table:table-cell>
          <table:table-cell office:value-type="string" calcext:value-type="string">
            <text:p>http://dblp.org/rec/conf/eurocast/Travieso-Gonzalez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/Workshop on Computer Aided Systems Theory (EUROCAST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USPN/ICTH</text:p>
          </table:table-cell>
          <table:table-cell office:value-type="string" calcext:value-type="string">
            <text:p>A Feasibility Study Scheme of an Android-based Integrated Wearable ECG Monitoring System.</text:p>
          </table:table-cell>
          <table:table-cell office:value-type="string" calcext:value-type="string">
            <text:p>http://dblp.org/rec/conf/euspn/WidhiasiIPS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GLOBECOM</text:p>
          </table:table-cell>
          <table:table-cell office:value-type="string" calcext:value-type="string">
            <text:p>PESC: A parallel system for clustering ECG streams based on MapReduce.</text:p>
          </table:table-cell>
          <table:table-cell office:value-type="string" calcext:value-type="string">
            <text:p>http://dblp.org/rec/conf/globecom/YangZZ13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 Communications Conference (GLOBECOM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ICIAR</text:p>
          </table:table-cell>
          <table:table-cell office:value-type="string" calcext:value-type="string">
            <text:p>Outlier Detection in Non-intrusive ECG Biometric System.</text:p>
          </table:table-cell>
          <table:table-cell office:value-type="string" calcext:value-type="string">
            <text:p>http://dblp.org/rec/conf/iciar/LourencoSCF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mage Analysis and Recognition (ICIAR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CIAR</text:p>
          </table:table-cell>
          <table:table-cell office:value-type="string" calcext:value-type="string">
            <text:p>A Unifying Approach to ECG Biometric Recognition Using the Wavelet Transform.</text:p>
          </table:table-cell>
          <table:table-cell office:value-type="string" calcext:value-type="string">
            <text:p>http://dblp.org/rec/conf/iciar/CarreirasLSF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mage Analysis and Recognition (ICIAR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CNSC</text:p>
          </table:table-cell>
          <table:table-cell office:value-type="string" calcext:value-type="string">
            <text:p>Feature extraction of ECG signals in meridian systems using wavelet packet transform and clustering algorithms.</text:p>
          </table:table-cell>
          <table:table-cell office:value-type="string" calcext:value-type="string">
            <text:p>http://dblp.org/rec/conf/icnsc/HeTL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Networking, Sensing and Control (ICNSC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MIS</text:p>
          </table:table-cell>
          <table:table-cell office:value-type="string" calcext:value-type="string">
            <text:p>Denoise of ECG Based on Weighted Sum of Intrinsic Mode Functions.</text:p>
          </table:table-cell>
          <table:table-cell office:value-type="string" calcext:value-type="string">
            <text:p>http://dblp.org/rec/conf/imis/ChangL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novative Mobile and Internet Services in Ubiquitous Computing (IMI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SLPED</text:p>
          </table:table-cell>
          <table:table-cell office:value-type="string" calcext:value-type="string">
            <text:p>A low power ECG acquisition system implemented with a fully integrated analog front-end.</text:p>
          </table:table-cell>
          <table:table-cell office:value-type="string" calcext:value-type="string">
            <text:p>http://dblp.org/rec/conf/islped/ChengWWL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Low Power Electronics and Design (ISLPED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WINAC</text:p>
          </table:table-cell>
          <table:table-cell office:value-type="string" calcext:value-type="string">
            <text:p>Application of Artificial Metaplasticity Neural Networks to Cardiac Arrhythmias Classification.</text:p>
          </table:table-cell>
          <table:table-cell office:value-type="string" calcext:value-type="string">
            <text:p>http://dblp.org/rec/conf/iwinac/BenchaibMTA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-Conference on the Interplay Between Natural and Artificial Computation (IWINAC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NORCHIP</text:p>
          </table:table-cell>
          <table:table-cell office:value-type="string" calcext:value-type="string">
            <text:p>Evaluation of non-contact flexible electrodes connected with a customized IC-steps towards a fully integrated ECG sensor.</text:p>
          </table:table-cell>
          <table:table-cell office:value-type="string" calcext:value-type="string">
            <text:p>http://dblp.org/rec/conf/norchip/YangXZ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Nordic Microelectronics Event (NORCHIP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SITIS</text:p>
          </table:table-cell>
          <table:table-cell office:value-type="string" calcext:value-type="string">
            <text:p>Development of Lead System for ECG-Derived Respiration Aimed at Detection of Obstructive Sleep Apnea Syndrome.</text:p>
          </table:table-cell>
          <table:table-cell office:value-type="string" calcext:value-type="string">
            <text:p>http://dblp.org/rec/conf/sitis/SakaiZYW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Signal-Image Technology and Internet-Based Systems (SITI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ECG identification of arrhythmias by using an associative Petri net.</text:p>
          </table:table-cell>
          <table:table-cell office:value-type="string" calcext:value-type="string">
            <text:p>http://dblp.org/rec/conf/cluster/ShihCS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 Computing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CITST</text:p>
          </table:table-cell>
          <table:table-cell office:value-type="string" calcext:value-type="string">
            <text:p>Electrocardiogram (ECG) signals as biometrics in securing Wireless Body Area Network.</text:p>
          </table:table-cell>
          <table:table-cell office:value-type="string" calcext:value-type="string">
            <text:p>http://dblp.org/rec/conf/icitst/RamliAA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for Internet Technology and Secured Transactions (ICITST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SocialCom</text:p>
          </table:table-cell>
          <table:table-cell office:value-type="string" calcext:value-type="string">
            <text:p>Intelligent Systems to Autonomously Classify Several Arrhythmia Using Information from ECG.</text:p>
          </table:table-cell>
          <table:table-cell office:value-type="string" calcext:value-type="string">
            <text:p>http://dblp.org/rec/conf/socialcom/ValenzuelaRHGBRTPR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Social Computing (SocialCom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CIS</text:p>
          </table:table-cell>
          <table:table-cell office:value-type="string" calcext:value-type="string">
            <text:p>A hybrid parallel algorithm for computer simulation of Electrocardiogram based on a CPU-GPU cluster.</text:p>
          </table:table-cell>
          <table:table-cell office:value-type="string" calcext:value-type="string">
            <text:p>http://dblp.org/rec/conf/ACISicis/ShenSWXWZ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/ACIS International Conference on Computer and Information Science (ICI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ACII</text:p>
          </table:table-cell>
          <table:table-cell office:value-type="string" calcext:value-type="string">
            <text:p>Emotion Detection from QRS Complex of ECG Signals Using Hurst Exponent for Different Age Groups.</text:p>
          </table:table-cell>
          <table:table-cell office:value-type="string" calcext:value-type="string">
            <text:p>http://dblp.org/rec/conf/acii/JerrittaMKY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fective Computing and Intelligent Interaction (ACII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ACSSC</text:p>
          </table:table-cell>
          <table:table-cell office:value-type="string" calcext:value-type="string">
            <text:p>Projection operator based removal of baseline wander noise from ECG signals.</text:p>
          </table:table-cell>
          <table:table-cell office:value-type="string" calcext:value-type="string">
            <text:p>http://dblp.org/rec/conf/acssc/AgrawalG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lomar Conference on Signals, Systems and Computers (ACSCC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On the Use of Programmed Automata for a Verification of ECG Diagnoses.</text:p>
          </table:table-cell>
          <table:table-cell office:value-type="string" calcext:value-type="string">
            <text:p>http://dblp.org/rec/conf/cores/FlasinskiFK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er Recognition Systems (CORE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UbiComp</text:p>
          </table:table-cell>
          <table:table-cell office:value-type="string" calcext:value-type="string">
            <text:p>Detecting cocaine use with wearable electrocardiogram sensors.</text:p>
          </table:table-cell>
          <table:table-cell office:value-type="string" calcext:value-type="string">
            <text:p>http://dblp.org/rec/conf/huc/NatarajanPGAMMG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biquitous Computing (UbiComp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CME Workshops</text:p>
          </table:table-cell>
          <table:table-cell office:value-type="string" calcext:value-type="string">
            <text:p>An efficient QRS detection method for ECG signal captured from fingers.</text:p>
          </table:table-cell>
          <table:table-cell office:value-type="string" calcext:value-type="string">
            <text:p>http://dblp.org/rec/conf/icmcs/IslamA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IJCCI</text:p>
          </table:table-cell>
          <table:table-cell office:value-type="string" calcext:value-type="string">
            <text:p>Morphological ECG Analysis for Attention Detection.</text:p>
          </table:table-cell>
          <table:table-cell office:value-type="string" calcext:value-type="string">
            <text:p>http://dblp.org/rec/conf/ijcci/CarreirasLASF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Computational Intelligence (IJCCI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SenSys</text:p>
          </table:table-cell>
          <table:table-cell office:value-type="string" calcext:value-type="string">
            <text:p>HeartSense: estimating blood pressure and ECG from photoplethysmograph using smart phones.</text:p>
          </table:table-cell>
          <table:table-cell office:value-type="string" calcext:value-type="string">
            <text:p>http://dblp.org/rec/conf/sensys/ChoudhuryVBSPBK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International Conference on Embedded Networked Sensor Systems (SenSy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SNPD</text:p>
          </table:table-cell>
          <table:table-cell office:value-type="string" calcext:value-type="string">
            <text:p>Heartbeat Recognition from ECG Signals Using Hidden Markov Model with Adaptive Features.</text:p>
          </table:table-cell>
          <table:table-cell office:value-type="string" calcext:value-type="string">
            <text:p>http://dblp.org/rec/conf/snpd/PanWKC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ware Engineering, Artificial Intelligence, Networking and Parallel/Distributed Computing (SNPD)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VTC Fall</text:p>
          </table:table-cell>
          <table:table-cell office:value-type="string" calcext:value-type="string">
            <text:p>Measurements Campaign for Interference Estimation and Performance Assessment of a Wireless ECG Remote Monitoring Prototype in a City Hospital.</text:p>
          </table:table-cell>
          <table:table-cell office:value-type="string" calcext:value-type="string">
            <text:p>http://dblp.org/rec/conf/vtc/Mucchi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Real Time Electrocardiogram Segmentation for Finger based ECG Biometrics.</text:p>
          </table:table-cell>
          <table:table-cell office:value-type="string" calcext:value-type="string">
            <text:p>http://dblp.org/rec/conf/biostec/LourencoSLLF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ECG Artefact Detection Algorithm - An Algorithm to Improve Long-term ECG Analysis.</text:p>
          </table:table-cell>
          <table:table-cell office:value-type="string" calcext:value-type="string">
            <text:p>http://dblp.org/rec/conf/biostec/BrasFC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Finding New EASI ECG Coefficients - Improving EASI ECG Model using Various Regression Techniques.</text:p>
          </table:table-cell>
          <table:table-cell office:value-type="string" calcext:value-type="string">
            <text:p>http://dblp.org/rec/conf/biostec/OleksyT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Electrocardiogram Derived Respiration using an Evolutionary Algorithm.</text:p>
          </table:table-cell>
          <table:table-cell office:value-type="string" calcext:value-type="string">
            <text:p>http://dblp.org/rec/conf/biostec/LarsenJK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Cardiac Pathologies Detection over FPGA using Electrocardiogram.</text:p>
          </table:table-cell>
          <table:table-cell office:value-type="string" calcext:value-type="string">
            <text:p>http://dblp.org/rec/conf/biostec/Vazquez-SedanoPTH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A real-time fetal ECG feature extraction using multiscale discrete wavelet transform.</text:p>
          </table:table-cell>
          <table:table-cell office:value-type="string" calcext:value-type="string">
            <text:p>http://dblp.org/rec/conf/bmei/DesaiS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Abnormality diagnosis in ECG signal using Daubechies wavelet.</text:p>
          </table:table-cell>
          <table:table-cell office:value-type="string" calcext:value-type="string">
            <text:p>http://dblp.org/rec/conf/bmei/KavyaB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Drowsiness detection based on wavelet analysis of ECG and pulse signals.</text:p>
          </table:table-cell>
          <table:table-cell office:value-type="string" calcext:value-type="string">
            <text:p>http://dblp.org/rec/conf/bmei/ZhangL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Human identification using ECG feature extracted from innovation signal of Extended Kalman Filter.</text:p>
          </table:table-cell>
          <table:table-cell office:value-type="string" calcext:value-type="string">
            <text:p>http://dblp.org/rec/conf/bmei/NaraghiAS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Jensen-Shannon Divergence analysis of pathological electrocardiogram.</text:p>
          </table:table-cell>
          <table:table-cell office:value-type="string" calcext:value-type="string">
            <text:p>http://dblp.org/rec/conf/bmei/HuXHW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On relationship among pulse, electrocardiogram signals and drowsiness.</text:p>
          </table:table-cell>
          <table:table-cell office:value-type="string" calcext:value-type="string">
            <text:p>http://dblp.org/rec/conf/bmei/Wang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Robust adaptive fetal heart rate estimation for single-channel abdominal ECG recording.</text:p>
          </table:table-cell>
          <table:table-cell office:value-type="string" calcext:value-type="string">
            <text:p>http://dblp.org/rec/conf/bmei/LiZZLL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Evaluation of ECG random number generator for wireless body sensor networks security.</text:p>
          </table:table-cell>
          <table:table-cell office:value-type="string" calcext:value-type="string">
            <text:p>http://dblp.org/rec/conf/bmei/ChenZZZ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A multi-lead ECG classification based on random projection features.</text:p>
          </table:table-cell>
          <table:table-cell office:value-type="string" calcext:value-type="string">
            <text:p>http://dblp.org/rec/conf/icassp/BogdanovaRA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ECG removal in preterm EEG combining empirical mode decomposition and adaptive filtering.</text:p>
          </table:table-cell>
          <table:table-cell office:value-type="string" calcext:value-type="string">
            <text:p>http://dblp.org/rec/conf/icassp/NavarroPC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Beat-to-beat P and T wave delineation in ECG signals using a marginalized particle filter.</text:p>
          </table:table-cell>
          <table:table-cell office:value-type="string" calcext:value-type="string">
            <text:p>http://dblp.org/rec/conf/eusipco/LinGMT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Motion artifact removal in ECG signals using multi-resolution thresholding.</text:p>
          </table:table-cell>
          <table:table-cell office:value-type="string" calcext:value-type="string">
            <text:p>http://dblp.org/rec/conf/eusipco/StrasserMZ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Fetal ECG extraction from a single sensor by a non-parametric modeling.</text:p>
          </table:table-cell>
          <table:table-cell office:value-type="string" calcext:value-type="string">
            <text:p>http://dblp.org/rec/conf/eusipco/NiknazarRJ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The limited applicability of Wiener filtering to ECG signals disturbed by the MHD effect.</text:p>
          </table:table-cell>
          <table:table-cell office:value-type="string" calcext:value-type="string">
            <text:p>http://dblp.org/rec/conf/eusipco/KrugCRO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ECG-gated C-arm computed tomography using L1 regularization.</text:p>
          </table:table-cell>
          <table:table-cell office:value-type="string" calcext:value-type="string">
            <text:p>http://dblp.org/rec/conf/eusipco/MoryZAGSPRDB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Real-time obstructive sleep apnea detection based on ECG derived respiration signal.</text:p>
          </table:table-cell>
          <table:table-cell office:value-type="string" calcext:value-type="string">
            <text:p>http://dblp.org/rec/conf/iscas/HuangCF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Removal of electrocardiogram artifacts in surface electromyography using a moving average method.</text:p>
          </table:table-cell>
          <table:table-cell office:value-type="string" calcext:value-type="string">
            <text:p>http://dblp.org/rec/conf/memea/FraserCGM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Medical Measurements and Applications (MeMeA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Ensemble Empirical Mode Decomposition and adaptive filtering for ECG signal enhancement.</text:p>
          </table:table-cell>
          <table:table-cell office:value-type="string" calcext:value-type="string">
            <text:p>http://dblp.org/rec/conf/memea/HeGL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Medical Measurements and Applications (MeMeA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Processing ECG signals using rational function systems.</text:p>
          </table:table-cell>
          <table:table-cell office:value-type="string" calcext:value-type="string">
            <text:p>http://dblp.org/rec/conf/memea/LocsiK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Medical Measurements and Applications (MeMeA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Extraction of respiratory activity from ECG and PPG signals using vector autoregressive model.</text:p>
          </table:table-cell>
          <table:table-cell office:value-type="string" calcext:value-type="string">
            <text:p>http://dblp.org/rec/conf/memea/MadhavRKKR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Medical Measurements and Applications (MeMeA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Powerline interference removal from ECG signal using notch filter with non-zero initial conditions.</text:p>
          </table:table-cell>
          <table:table-cell office:value-type="string" calcext:value-type="string">
            <text:p>http://dblp.org/rec/conf/memea/Piskorowski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Medical Measurements and Applications (MeMeA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Non-obtrusive electrocardiogram system for the Smart Rollator.</text:p>
          </table:table-cell>
          <table:table-cell office:value-type="string" calcext:value-type="string">
            <text:p>http://dblp.org/rec/conf/memea/RichardC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Medical Measurements and Applications (MeMeA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Methods for the detection of ECG characteristic points.</text:p>
          </table:table-cell>
          <table:table-cell office:value-type="string" calcext:value-type="string">
            <text:p>http://dblp.org/rec/conf/memea/WallaceDG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Medical Measurements and Applications (MeMeA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A wearable heart rate belt for ambulant ECG monitoring.</text:p>
          </table:table-cell>
          <table:table-cell office:value-type="string" calcext:value-type="string">
            <text:p>http://dblp.org/rec/conf/healthcom/PengWHZ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-Health Networking, Applications and Services (Healthcom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A wireless noncontact ECG detection system based on capacitive coupling.</text:p>
          </table:table-cell>
          <table:table-cell office:value-type="string" calcext:value-type="string">
            <text:p>http://dblp.org/rec/conf/healthcom/ChenLRFXLT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-Health Networking, Applications and Services (Healthcom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JSM-2 based joint ECG compressed sensing with partially known support establishment.</text:p>
          </table:table-cell>
          <table:table-cell office:value-type="string" calcext:value-type="string">
            <text:p>http://dblp.org/rec/conf/healthcom/QiaoLC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-Health Networking, Applications and Services (Healthcom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Posterior ECG: Producing a new electrocardiogram signal from vectorcardiogram using partial linear transformation.</text:p>
          </table:table-cell>
          <table:table-cell office:value-type="string" calcext:value-type="string">
            <text:p>http://dblp.org/rec/conf/bibe/DehnaviSRB12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engineering (BIBE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ECG acquisition circuit design based on C8051F330.</text:p>
          </table:table-cell>
          <table:table-cell office:value-type="string" calcext:value-type="string">
            <text:p>http://dblp.org/rec/conf/bhi/WuLYZ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and Health Informatics (BHI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Modern approach in multiple patients ECG monitoring.</text:p>
          </table:table-cell>
          <table:table-cell office:value-type="string" calcext:value-type="string">
            <text:p>http://dblp.org/rec/conf/bhi/GabrielF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and Health Informatics (BHI)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Detection of QRS complex in electrocardiogram signal based on a combination of hilbert transform, wavelet transform and adaptive thresholding.</text:p>
          </table:table-cell>
          <table:table-cell office:value-type="string" calcext:value-type="string">
            <text:p>http://dblp.org/rec/conf/bhi/FarahabadiFRM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and Health Informatics (BHI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A CMOS analog front end design in multi-lead ECG system for ubiquitous healthcare.</text:p>
          </table:table-cell>
          <table:table-cell office:value-type="string" calcext:value-type="string">
            <text:p>http://dblp.org/rec/conf/bhi/HungWC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and Health Informatics (BHI)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Sleep stage classification of sleep apnea patients using decision-tree-based support vector machines based on ECG parameters.</text:p>
          </table:table-cell>
          <table:table-cell office:value-type="string" calcext:value-type="string">
            <text:p>http://dblp.org/rec/conf/bhi/WangSC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and Health Informatics (BHI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Robust heart rhythm calculation and respiration rate estimation in ambulatory ECG monitoring.</text:p>
          </table:table-cell>
          <table:table-cell office:value-type="string" calcext:value-type="string">
            <text:p>http://dblp.org/rec/conf/bhi/BersetRYP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and Health Informatics (BHI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PPG and ECG feature comparison for healthy people and hypertensive patients.</text:p>
          </table:table-cell>
          <table:table-cell office:value-type="string" calcext:value-type="string">
            <text:p>http://dblp.org/rec/conf/bhi/LuoML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and Health Informatics (BHI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Heart sounds measurement using PVDF film sensor and their comparison with RR intervals of ECG signals.</text:p>
          </table:table-cell>
          <table:table-cell office:value-type="string" calcext:value-type="string">
            <text:p>http://dblp.org/rec/conf/bhi/LeeCBP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and Health Informatics (BHI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ECG analysis in the Time-Frequency domain.</text:p>
          </table:table-cell>
          <table:table-cell office:value-type="string" calcext:value-type="string">
            <text:p>http://dblp.org/rec/conf/bibe/NeophytouKP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engineering (BIBE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Partial linear transformation of vectorcardiogram to 12 lead electrocardiogram signals.</text:p>
          </table:table-cell>
          <table:table-cell office:value-type="string" calcext:value-type="string">
            <text:p>http://dblp.org/rec/conf/bibe/DehnaviSRB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engineering (BIBE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Embedded real-time ECG delineation methods: A comparative evaluation.</text:p>
          </table:table-cell>
          <table:table-cell office:value-type="string" calcext:value-type="string">
            <text:p>http://dblp.org/rec/conf/bibe/BraojosAAR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engineering (BIBE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A method for assessing the reliability of heart rates obtained from ambulatory ECG.</text:p>
          </table:table-cell>
          <table:table-cell office:value-type="string" calcext:value-type="string">
            <text:p>http://dblp.org/rec/conf/bibe/OrphanidouBVDCT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engineering (BIBE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Optimal anisotropic lead scaling of multichannel ECG to reduce magnitude signal variability.</text:p>
          </table:table-cell>
          <table:table-cell office:value-type="string" calcext:value-type="string">
            <text:p>http://dblp.org/rec/conf/bibe/NoponenS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engineering (BIBE)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Evaluation of T-wave alternans in comparison with ECG stress test and scintigraphic examination in patients with coronary artery disease.</text:p>
          </table:table-cell>
          <table:table-cell office:value-type="string" calcext:value-type="string">
            <text:p>http://dblp.org/rec/conf/bibe/JanusekKZMZKOK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engineering (BIBE)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Adaptive Multilayer Generalized Learning Vector Quantization (AMGLVQ) as new algorithm with integrating feature extraction and classification for Arrhythmia heartbeats classification.</text:p>
          </table:table-cell>
          <table:table-cell office:value-type="string" calcext:value-type="string">
            <text:p>http://dblp.org/rec/conf/smc/ImahJB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Systems, Man and Cybernetics (SMC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eat reordering for optimal electrocardiogram signal compression using SPIHT.</text:p>
          </table:table-cell>
          <table:table-cell office:value-type="string" calcext:value-type="string">
            <text:p>http://dblp.org/rec/conf/smc/IsaJA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Systems, Man and Cybernetics (SMC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Using neural networks to predict cardiac arrhythmias.</text:p>
          </table:table-cell>
          <table:table-cell office:value-type="string" calcext:value-type="string">
            <text:p>http://dblp.org/rec/conf/smc/AdamsC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Systems, Man and Cybernetics (SMC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uman activity classification by ECG and accelerometers aided by fuzzy logic.</text:p>
          </table:table-cell>
          <table:table-cell office:value-type="string" calcext:value-type="string">
            <text:p>http://dblp.org/rec/conf/smc/FujimotoNTMH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Systems, Man and Cybernetics (SMC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FNGLVQ FPGA design for sleep stages classification based on electrocardiogram signal.</text:p>
          </table:table-cell>
          <table:table-cell office:value-type="string" calcext:value-type="string">
            <text:p>http://dblp.org/rec/conf/smc/SFTJA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Systems, Man and Cybernetics (SMC)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BIODEVICES</text:p>
          </table:table-cell>
          <table:table-cell office:value-type="string" calcext:value-type="string">
            <text:p>Towards Wearable and Continuous 12-lead Electrocardiogram Monitoring - Synthesis of the 12-lead Electrocardiogram using 3 Wireless Single-lead Sensors.</text:p>
          </table:table-cell>
          <table:table-cell office:value-type="string" calcext:value-type="string">
            <text:p>http://dblp.org/rec/conf/biostec/FigueiredoM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IODEVICES</text:p>
          </table:table-cell>
          <table:table-cell office:value-type="string" calcext:value-type="string">
            <text:p>Thermal Noise Model of Capacitive Active Electrode for Indirect-contact ECG .</text:p>
          </table:table-cell>
          <table:table-cell office:value-type="string" calcext:value-type="string">
            <text:p>http://dblp.org/rec/conf/biostec/Lim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IODEVICES</text:p>
          </table:table-cell>
          <table:table-cell office:value-type="string" calcext:value-type="string">
            <text:p>Experimental Apparatus for Finger ECG Biometrics.</text:p>
          </table:table-cell>
          <table:table-cell office:value-type="string" calcext:value-type="string">
            <text:p>http://dblp.org/rec/conf/biostec/LourencoLLSFC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IODEVICES</text:p>
          </table:table-cell>
          <table:table-cell office:value-type="string" calcext:value-type="string">
            <text:p>A 0.45nW, 0.5V, 59-dB DR, Gm-C Low-pass Filter for Portable ECG Recording.</text:p>
          </table:table-cell>
          <table:table-cell office:value-type="string" calcext:value-type="string">
            <text:p>http://dblp.org/rec/conf/biostec/SawigunHS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CBMS</text:p>
          </table:table-cell>
          <table:table-cell office:value-type="string" calcext:value-type="string">
            <text:p>Empirical investigation of consensus clustering for large ECG data sets.</text:p>
          </table:table-cell>
          <table:table-cell office:value-type="string" calcext:value-type="string">
            <text:p>http://dblp.org/rec/conf/cbms/KelarevSYJ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Symposium on Computer-Based Medical Systems (CBMS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CBMS</text:p>
          </table:table-cell>
          <table:table-cell office:value-type="string" calcext:value-type="string">
            <text:p>ECG baseline drift correction through phase space for simple R-point detection.</text:p>
          </table:table-cell>
          <table:table-cell office:value-type="string" calcext:value-type="string">
            <text:p>http://dblp.org/rec/conf/cbms/PlesnikMTZ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Symposium on Computer-Based Medical Systems (CBMS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CBMS</text:p>
          </table:table-cell>
          <table:table-cell office:value-type="string" calcext:value-type="string">
            <text:p>Automatic electrode selection in unobtrusive capacitive ECG measurements.</text:p>
          </table:table-cell>
          <table:table-cell office:value-type="string" calcext:value-type="string">
            <text:p>http://dblp.org/rec/conf/cbms/WartzekWWEL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Symposium on Computer-Based Medical Systems (CBMS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CNC</text:p>
          </table:table-cell>
          <table:table-cell office:value-type="string" calcext:value-type="string">
            <text:p>The combination of Self-Organizing Feature Maps and support vector regression for solving the inverse ECG problem.</text:p>
          </table:table-cell>
          <table:table-cell office:value-type="string" calcext:value-type="string">
            <text:p>http://dblp.org/rec/conf/icnc/JiangLJHC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ing, Networking and Communications (ICNC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CNC</text:p>
          </table:table-cell>
          <table:table-cell office:value-type="string" calcext:value-type="string">
            <text:p>Genetic particle filtering for denoising of ECG corrupted by muscle artifacts.</text:p>
          </table:table-cell>
          <table:table-cell office:value-type="string" calcext:value-type="string">
            <text:p>http://dblp.org/rec/conf/icnc/LiZLZ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ing, Networking and Communications (ICNC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Improved EASI ECG model obtained using various machine learning and regression techniques.</text:p>
          </table:table-cell>
          <table:table-cell office:value-type="string" calcext:value-type="string">
            <text:p>http://dblp.org/rec/conf/tsp/OleksyTB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CPR</text:p>
          </table:table-cell>
          <table:table-cell office:value-type="string" calcext:value-type="string">
            <text:p>Combining general multi-class and specific two-class classifiers for improved customized ECG heartbeat classification.</text:p>
          </table:table-cell>
          <table:table-cell office:value-type="string" calcext:value-type="string">
            <text:p>http://dblp.org/rec/conf/icpr/YeKC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attern Recognition (ICPR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JCNN</text:p>
          </table:table-cell>
          <table:table-cell office:value-type="string" calcext:value-type="string">
            <text:p>Using Bootstrap AdaBoost with KNN for ECG-based automated obstructive sleep apnea detection.</text:p>
          </table:table-cell>
          <table:table-cell office:value-type="string" calcext:value-type="string">
            <text:p>http://dblp.org/rec/conf/ijcnn/KaoWLYJ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Joint Conference on Neural Network (IJCNN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GECCO</text:p>
          </table:table-cell>
          <table:table-cell office:value-type="string" calcext:value-type="string">
            <text:p>Higher-order linkage learning in the ECGA.</text:p>
          </table:table-cell>
          <table:table-cell office:value-type="string" calcext:value-type="string">
            <text:p>http://dblp.org/rec/conf/gecco/Iclanzan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tic and Evolutionary Computation Conference (GECCO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A new ECG identification with neural network.</text:p>
          </table:table-cell>
          <table:table-cell office:value-type="string" calcext:value-type="string">
            <text:p>http://dblp.org/rec/conf/his/ChenTZHT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dbook of the History of Logi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Hybrid ICA algorithm for ECG analysis.</text:p>
          </table:table-cell>
          <table:table-cell office:value-type="string" calcext:value-type="string">
            <text:p>http://dblp.org/rec/conf/his/PhegadeMS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dbook of the History of Logi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SNN</text:p>
          </table:table-cell>
          <table:table-cell office:value-type="string" calcext:value-type="string">
            <text:p>ECG Classification Based on Non-cardiology Feature.</text:p>
          </table:table-cell>
          <table:table-cell office:value-type="string" calcext:value-type="string">
            <text:p>http://dblp.org/rec/conf/isnn/HuangZW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Neural Networks (ISNN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SSPA</text:p>
          </table:table-cell>
          <table:table-cell office:value-type="string" calcext:value-type="string">
            <text:p>An embedded system for on field testing of human identification using ECG biometric.</text:p>
          </table:table-cell>
          <table:table-cell office:value-type="string" calcext:value-type="string">
            <text:p>http://dblp.org/rec/conf/isspa/ZicariAFM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formation Sciences, Signal Processing and their Applications (ISSPA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SSPA</text:p>
          </table:table-cell>
          <table:table-cell office:value-type="string" calcext:value-type="string">
            <text:p>ECG signal classification using support vector machine based on wavelet multiresolution analysis.</text:p>
          </table:table-cell>
          <table:table-cell office:value-type="string" calcext:value-type="string">
            <text:p>http://dblp.org/rec/conf/isspa/RabeeB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formation Sciences, Signal Processing and their Applications (ISSPA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MIPRO</text:p>
          </table:table-cell>
          <table:table-cell office:value-type="string" calcext:value-type="string">
            <text:p>Auditory display of biomedical signals through a sonic representation: ECG and EEG sonification.</text:p>
          </table:table-cell>
          <table:table-cell office:value-type="string" calcext:value-type="string">
            <text:p>http://dblp.org/rec/conf/mipro/Avbelj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siness Intelligence Systems (miproBIS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Detecting ECG abnormalities via transductive transfer learning.</text:p>
          </table:table-cell>
          <table:table-cell office:value-type="string" calcext:value-type="string">
            <text:p>http://dblp.org/rec/conf/bcb/LiDZ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International Conference on Bioinformatics, Computational Biology and Biomedicine (BCB)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 system for acquiring and management of ECG signals by using mobile devices: a support for first intervention in heart attacks.</text:p>
          </table:table-cell>
          <table:table-cell office:value-type="string" calcext:value-type="string">
            <text:p>http://dblp.org/rec/conf/bcb/CinagliaTV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International Conference on Bioinformatics, Computational Biology and Biomedicine (BCB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ODYNETS</text:p>
          </table:table-cell>
          <table:table-cell office:value-type="string" calcext:value-type="string">
            <text:p>A small, wearable, stretchable electrocardiogram and physical activity monitoring system.</text:p>
          </table:table-cell>
          <table:table-cell office:value-type="string" calcext:value-type="string">
            <text:p>http://dblp.org/rec/conf/bodynets/ChanHFOHKFM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Body Area Networks (BODYNETS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ODYNETS</text:p>
          </table:table-cell>
          <table:table-cell office:value-type="string" calcext:value-type="string">
            <text:p>Performance of wireless ECG monitoring in city hospital in the presence of interference.</text:p>
          </table:table-cell>
          <table:table-cell office:value-type="string" calcext:value-type="string">
            <text:p>http://dblp.org/rec/conf/bodynets/MucchiTCA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Body Area Networks (BODYNETS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SIU</text:p>
          </table:table-cell>
          <table:table-cell office:value-type="string" calcext:value-type="string">
            <text:p>ECG beat clustering using fuzzy c-means algorithm and particle swarm optimization.</text:p>
          </table:table-cell>
          <table:table-cell office:value-type="string" calcext:value-type="string">
            <text:p>http://dblp.org/rec/conf/siu/DoganK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shop on Services and Infrastructure for the Ubiquitous and Mobile Internet (SIUMI @ ICDCS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 closed-loop system for artifact mitigation in ambulatory electrocardiogram monitoring.</text:p>
          </table:table-cell>
          <table:table-cell office:value-type="string" calcext:value-type="string">
            <text:p>http://dblp.org/rec/conf/date/ShoaibMGM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bases, Texts, Specifications, Objects (DATESO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CIC</text:p>
          </table:table-cell>
          <table:table-cell office:value-type="string" calcext:value-type="string">
            <text:p>Algorithm Research of ECG Characteristic Points Detection Based on Wavelet Transforms.</text:p>
          </table:table-cell>
          <table:table-cell office:value-type="string" calcext:value-type="string">
            <text:p>http://dblp.org/rec/conf/icic/WangCZ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formation Computing and Applications (ICICA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CIC</text:p>
          </table:table-cell>
          <table:table-cell office:value-type="string" calcext:value-type="string">
            <text:p>Application of an Improved Fisher Criteria in Feature Extraction of Similar ECG Patterns.</text:p>
          </table:table-cell>
          <table:table-cell office:value-type="string" calcext:value-type="string">
            <text:p>http://dblp.org/rec/conf/icic/Ge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formation Computing and Applications (ICICA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Wireless Health</text:p>
          </table:table-cell>
          <table:table-cell office:value-type="string" calcext:value-type="string">
            <text:p>Wireless, non-contact driver&amp;apos;s ECG monitoring system.</text:p>
          </table:table-cell>
          <table:table-cell office:value-type="string" calcext:value-type="string">
            <text:p>http://dblp.org/rec/conf/wh/MukherjeeBC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MobiHoc Workshop on Pervasive Wireless Healthcare (MobileHealth @ MobiHoc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TAS</text:p>
          </table:table-cell>
          <table:table-cell office:value-type="string" calcext:value-type="string">
            <text:p>Securing handheld devices and fingerprint readers with ECG biometrics.</text:p>
          </table:table-cell>
          <table:table-cell office:value-type="string" calcext:value-type="string">
            <text:p>http://dblp.org/rec/conf/btas/ZhaoWAH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trics (IJCB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Detection of obstructive sleep apnea through ECG signal features.</text:p>
          </table:table-cell>
          <table:table-cell office:value-type="string" calcext:value-type="string">
            <text:p>http://dblp.org/rec/conf/eit/AlmazaydehEF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Electro/Information Technology (EIT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CCCN</text:p>
          </table:table-cell>
          <table:table-cell office:value-type="string" calcext:value-type="string">
            <text:p>Bidirectional ECG Monitoring with an Event Detection Policy Engine.</text:p>
          </table:table-cell>
          <table:table-cell office:value-type="string" calcext:value-type="string">
            <text:p>http://dblp.org/rec/conf/icccn/JurikW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er Communications and Networks (ICCCN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CIP</text:p>
          </table:table-cell>
          <table:table-cell office:value-type="string" calcext:value-type="string">
            <text:p>Using the vectorcardiogram to remove ECG noise.</text:p>
          </table:table-cell>
          <table:table-cell office:value-type="string" calcext:value-type="string">
            <text:p>http://dblp.org/rec/conf/icip/SimskeB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Image Processing (ICIP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CONIP</text:p>
          </table:table-cell>
          <table:table-cell office:value-type="string" calcext:value-type="string">
            <text:p>Artificial Bees Colony Optimized Neural Network Model for ECG Signals Classification.</text:p>
          </table:table-cell>
          <table:table-cell office:value-type="string" calcext:value-type="string">
            <text:p>http://dblp.org/rec/conf/iconip/SaadiBGA12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Neural Information Processing (ICONIP)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COST</text:p>
          </table:table-cell>
          <table:table-cell office:value-type="string" calcext:value-type="string">
            <text:p>Innovative Solutions in Health Monitoring at Home: The Real-Time Assessment of Serum Potassium Concentration from ECG.</text:p>
          </table:table-cell>
          <table:table-cell office:value-type="string" calcext:value-type="string">
            <text:p>http://dblp.org/rec/conf/icost/CorsiBMS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Smart Homes and Health Telematics (ICOST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HCI</text:p>
          </table:table-cell>
          <table:table-cell office:value-type="string" calcext:value-type="string">
            <text:p>An approach for ECG based cardiac abnormality detection through the scope of Cross Wavelet Transform.</text:p>
          </table:table-cell>
          <table:table-cell office:value-type="string" calcext:value-type="string">
            <text:p>http://dblp.org/rec/conf/ihci/BanerjeeM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lligent Human Computer Interaction (IHCI)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HCI</text:p>
          </table:table-cell>
          <table:table-cell office:value-type="string" calcext:value-type="string">
            <text:p>A biomedical approach to retrieve information on driver&amp;apos;s fatigue by integrating EEG, ECG and blood biomarkers during simulated driving session.</text:p>
          </table:table-cell>
          <table:table-cell office:value-type="string" calcext:value-type="string">
            <text:p>http://dblp.org/rec/conf/ihci/NayakKRP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lligent Human Computer Interaction (IHCI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TI</text:p>
          </table:table-cell>
          <table:table-cell office:value-type="string" calcext:value-type="string">
            <text:p>Results on ECG compressed sensing using specific dictionaries and its validation.</text:p>
          </table:table-cell>
          <table:table-cell office:value-type="string" calcext:value-type="string">
            <text:p>http://dblp.org/rec/conf/iti/FiraGCB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Conference on Integrating Technology into Computer Science Education (ITiCSE)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SiPS</text:p>
          </table:table-cell>
          <table:table-cell office:value-type="string" calcext:value-type="string">
            <text:p>On the Trade-Off of Accuracy and Computational Complexity for Classifying Normal and Abnormal ECG in Remote CVD Monitoring Systems.</text:p>
          </table:table-cell>
          <table:table-cell office:value-type="string" calcext:value-type="string">
            <text:p>http://dblp.org/rec/conf/sips/ChenMMDN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Workshop on Signal Processing Systems (SiPS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LVA/ICA</text:p>
          </table:table-cell>
          <table:table-cell office:value-type="string" calcext:value-type="string">
            <text:p>Nonparametric Modelling of ECG: Applications to Denoising and to Single Sensor Fetal ECG Extraction.</text:p>
          </table:table-cell>
          <table:table-cell office:value-type="string" calcext:value-type="string">
            <text:p>http://dblp.org/rec/conf/ica/RivetNJ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ependent Component Analysis (ICA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SITA</text:p>
          </table:table-cell>
          <table:table-cell office:value-type="string" calcext:value-type="string">
            <text:p>On real-time arrhythmia detection in ECG monitors using antidictionary coding.</text:p>
          </table:table-cell>
          <table:table-cell office:value-type="string" calcext:value-type="string">
            <text:p>http://dblp.org/rec/conf/isita/OtaM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Information Theory and its Applications (ISITA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CICSyN</text:p>
          </table:table-cell>
          <table:table-cell office:value-type="string" calcext:value-type="string">
            <text:p>Continuous ECG Transmission via Mobile Telephone Network and Waiting Time of Packets for Smooth Display.</text:p>
          </table:table-cell>
          <table:table-cell office:value-type="string" calcext:value-type="string">
            <text:p>http://dblp.org/rec/conf/cicsyn/SilapapornC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ational Intelligence, Communication Systems and Networks (CICSyN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ANN</text:p>
          </table:table-cell>
          <table:table-cell office:value-type="string" calcext:value-type="string">
            <text:p>Detection and Classification of ECG Chaotic Components Using ANN Trained by Specially Simulated Data.</text:p>
          </table:table-cell>
          <table:table-cell office:value-type="string" calcext:value-type="string">
            <text:p>http://dblp.org/rec/conf/eann/KurtserLG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ngineering Applications of Neural Networks (EANN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SANN</text:p>
          </table:table-cell>
          <table:table-cell office:value-type="string" calcext:value-type="string">
            <text:p>Application of Dynamic Time Warping on Kalman Filtering Framework for Abnormal ECG Filtering.</text:p>
          </table:table-cell>
          <table:table-cell office:value-type="string" calcext:value-type="string">
            <text:p>http://dblp.org/rec/conf/esann/NiknazarRJ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European Symposium on Artificial Neural Networks (ESANN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CICA</text:p>
          </table:table-cell>
          <table:table-cell office:value-type="string" calcext:value-type="string">
            <text:p>SVM Classification Algorithm in ECG Classification.</text:p>
          </table:table-cell>
          <table:table-cell office:value-type="string" calcext:value-type="string">
            <text:p>http://dblp.org/rec/conf/icica/Zhu12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formation Computing and Applications (ICICA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CT</text:p>
          </table:table-cell>
          <table:table-cell office:value-type="string" calcext:value-type="string">
            <text:p>Modeling electrocardiogram using Yule-Walker equations and kernel machines.</text:p>
          </table:table-cell>
          <table:table-cell office:value-type="string" calcext:value-type="string">
            <text:p>http://dblp.org/rec/conf/ict/KallasFHAR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Asian Conference on Information and Communication Technology (EurAsia-ICT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CT</text:p>
          </table:table-cell>
          <table:table-cell office:value-type="string" calcext:value-type="string">
            <text:p>Multi-class SVM classification combined with kernel PCA feature extraction of ECG signals.</text:p>
          </table:table-cell>
          <table:table-cell office:value-type="string" calcext:value-type="string">
            <text:p>http://dblp.org/rec/conf/ict/KallasFKMHA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Asian Conference on Information and Communication Technology (EurAsia-ICT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MIS</text:p>
          </table:table-cell>
          <table:table-cell office:value-type="string" calcext:value-type="string">
            <text:p>Evaluation of Bluetooth Low Energy Capabilities for Continuous Data Transmission from a Wearable Electrocardiogram.</text:p>
          </table:table-cell>
          <table:table-cell office:value-type="string" calcext:value-type="string">
            <text:p>http://dblp.org/rec/conf/imis/JaraFLZMG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novative Mobile and Internet Services in Ubiquitous Computing (IMIS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NDIN</text:p>
          </table:table-cell>
          <table:table-cell office:value-type="string" calcext:value-type="string">
            <text:p>Health care platform based on acquisition of ECG for HRV analysis.</text:p>
          </table:table-cell>
          <table:table-cell office:value-type="string" calcext:value-type="string">
            <text:p>http://dblp.org/rec/conf/indin/HsuLCCY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dustrial Informatics (INDIN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SITA</text:p>
          </table:table-cell>
          <table:table-cell office:value-type="string" calcext:value-type="string">
            <text:p>Heart rate detection from waist ECG/PCG sensors for a vital signal acquisition system for athletes.</text:p>
          </table:table-cell>
          <table:table-cell office:value-type="string" calcext:value-type="string">
            <text:p>http://dblp.org/rec/conf/isita/MasuokaTH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Information Theory and its Applications (ISITA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SSPIT</text:p>
          </table:table-cell>
          <table:table-cell office:value-type="string" calcext:value-type="string">
            <text:p>Electrocardiogram reconstruction using support vector regression.</text:p>
          </table:table-cell>
          <table:table-cell office:value-type="string" calcext:value-type="string">
            <text:p>http://dblp.org/rec/conf/isspit/YodjaiphetTA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Signal Processing and Information Technology (ISSPIT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LSP</text:p>
          </table:table-cell>
          <table:table-cell office:value-type="string" calcext:value-type="string">
            <text:p>ECG-based biometrics: A real time classification approach.</text:p>
          </table:table-cell>
          <table:table-cell office:value-type="string" calcext:value-type="string">
            <text:p>http://dblp.org/rec/conf/mlsp/LourencoSF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shop on Machine Learning for Signal Processing (MLSP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SocProS</text:p>
          </table:table-cell>
          <table:table-cell office:value-type="string" calcext:value-type="string">
            <text:p>A Comparative Study on Machine Learning Algorithms in Emotion State Recognition Using ECG.</text:p>
          </table:table-cell>
          <table:table-cell office:value-type="string" calcext:value-type="string">
            <text:p>http://dblp.org/rec/conf/socpros/VaishK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Soft Computing for Problem Solving (SocProS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UKSim</text:p>
          </table:table-cell>
          <table:table-cell office:value-type="string" calcext:value-type="string">
            <text:p>Identification of Cardiac Ischemia Using Spectral Domain Analysis of Electrocardiogram.</text:p>
          </table:table-cell>
          <table:table-cell office:value-type="string" calcext:value-type="string">
            <text:p>http://dblp.org/rec/conf/uksim/ValupadasuC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odelling and Simulation (UKSim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DICTAP</text:p>
          </table:table-cell>
          <table:table-cell office:value-type="string" calcext:value-type="string">
            <text:p>A journal of real peak recognition of electrocardiogram (ECG) signals using neural network.</text:p>
          </table:table-cell>
          <table:table-cell office:value-type="string" calcext:value-type="string">
            <text:p>http://dblp.org/rec/conf/dictap/TarmiziHI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tal Information and Communication Technology and Its Applications (DICTAP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WAAL</text:p>
          </table:table-cell>
          <table:table-cell office:value-type="string" calcext:value-type="string">
            <text:p>A Wearable Electrocardiogram Recorder (ECG) Using ISO / IEEE 11073 Interoperability Standard.</text:p>
          </table:table-cell>
          <table:table-cell office:value-type="string" calcext:value-type="string">
            <text:p>http://dblp.org/rec/conf/iwaal/LedMRBNSC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-Conference on Artificial and Natural Neural Networks (IWANN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ACIIDS</text:p>
          </table:table-cell>
          <table:table-cell office:value-type="string" calcext:value-type="string">
            <text:p>Real-Time Remote ECG Signal Monitor and Emergency Warning/Positioning System on Cellular Phone.</text:p>
          </table:table-cell>
          <table:table-cell office:value-type="string" calcext:value-type="string">
            <text:p>http://dblp.org/rec/conf/aciids/LiouWSGcP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an Conference on Intelligent Information and Database Systems (ACIIDS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MIA</text:p>
          </table:table-cell>
          <table:table-cell office:value-type="string" calcext:value-type="string">
            <text:p>An electrocardiogram on QR code.</text:p>
          </table:table-cell>
          <table:table-cell office:value-type="string" calcext:value-type="string">
            <text:p>http://dblp.org/rec/conf/amia/NakayamaS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erican Medical Informatics Association Annual Symposium (AMIA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On Applying Approximate Entropy to ECG Signals for Knowledge Discovery on the Example of Big Sensor Data.</text:p>
          </table:table-cell>
          <table:table-cell office:value-type="string" calcext:value-type="string">
            <text:p>http://dblp.org/rec/conf/amt/HolzingerSBASGF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 Media Technology (AMT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IC-TA</text:p>
          </table:table-cell>
          <table:table-cell office:value-type="string" calcext:value-type="string">
            <text:p>Human Identification Using Heartbeat Interval Features and ECG Morphology.</text:p>
          </table:table-cell>
          <table:table-cell office:value-type="string" calcext:value-type="string">
            <text:p>http://dblp.org/rec/conf/bic-ta/SinghS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-Inspired Computing: Theories and Applications (BIC-TA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CICC</text:p>
          </table:table-cell>
          <table:table-cell office:value-type="string" calcext:value-type="string">
            <text:p>A 14.5 fJ/cycle/k-gate, 0.33 V ECG processor in 45nm CMOS using statistical error compensation.</text:p>
          </table:table-cell>
          <table:table-cell office:value-type="string" calcext:value-type="string">
            <text:p>http://dblp.org/rec/conf/cicc/AbdallahS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Custom Integrated Circuits Conference (CICC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LEI</text:p>
          </table:table-cell>
          <table:table-cell office:value-type="string" calcext:value-type="string">
            <text:p>Proposal of asymmetric multi-classifier of arrhythmias.</text:p>
          </table:table-cell>
          <table:table-cell office:value-type="string" calcext:value-type="string">
            <text:p>http://dblp.org/rec/conf/clei/MoraA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I electronic journal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DASFAA</text:p>
          </table:table-cell>
          <table:table-cell office:value-type="string" calcext:value-type="string">
            <text:p>Real-Time Analysis of ECG Data Using Mobile Data Stream Management System.</text:p>
          </table:table-cell>
          <table:table-cell office:value-type="string" calcext:value-type="string">
            <text:p>http://dblp.org/rec/conf/dasfaa/HongSSMWP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Database Systems for Advanced Applications (DASFAA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FedCSIS</text:p>
          </table:table-cell>
          <table:table-cell office:value-type="string" calcext:value-type="string">
            <text:p>Predicting the presence of serious coronary artery disease based on 24 hour Holter ECG monitoring.</text:p>
          </table:table-cell>
          <table:table-cell office:value-type="string" calcext:value-type="string">
            <text:p>http://dblp.org/rec/conf/fedcsis/BazanBBPS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derated Conference on Computer Science and Information Systems (FedCSIS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FSKD</text:p>
          </table:table-cell>
          <table:table-cell office:value-type="string" calcext:value-type="string">
            <text:p>Extracting Fetal Electrocardiogram based on a modified fast independent component analysis.</text:p>
          </table:table-cell>
          <table:table-cell office:value-type="string" calcext:value-type="string">
            <text:p>http://dblp.org/rec/conf/fskd/XuJTHL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Fuzzy Systems and Knowledge Discovery (FSKD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IH-MSP</text:p>
          </table:table-cell>
          <table:table-cell office:value-type="string" calcext:value-type="string">
            <text:p>A New Statistical-based Algorithm for ECG Identification.</text:p>
          </table:table-cell>
          <table:table-cell office:value-type="string" calcext:value-type="string">
            <text:p>http://dblp.org/rec/conf/iih-msp/ZengTHTP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lligent Information Hiding and Multimedia Signal Processing (IIH-MSP)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Conf. of Intelligent Systems</text:p>
          </table:table-cell>
          <table:table-cell office:value-type="string" calcext:value-type="string">
            <text:p>Non-contact ECG signal processing.</text:p>
          </table:table-cell>
          <table:table-cell office:value-type="string" calcext:value-type="string">
            <text:p>http://dblp.org/rec/conf/is/SmolarikLMS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SCC</text:p>
          </table:table-cell>
          <table:table-cell office:value-type="string" calcext:value-type="string">
            <text:p>Link-level reliability control for wireless electrocardiogram monitoring in indoor hospital.</text:p>
          </table:table-cell>
          <table:table-cell office:value-type="string" calcext:value-type="string">
            <text:p>http://dblp.org/rec/conf/iscc/ParkLK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Computers and Communications (ISCC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ScIDE</text:p>
          </table:table-cell>
          <table:table-cell office:value-type="string" calcext:value-type="string">
            <text:p>Reliable Detection of Malignant Ventricular Arrhythmias Based on Complex Network Theory.</text:p>
          </table:table-cell>
          <table:table-cell office:value-type="string" calcext:value-type="string">
            <text:p>http://dblp.org/rec/conf/iscide/YangL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o-foreign-interchange Workshop on Intelligent Science and Intelligent Data Engineering (IScIDE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SPACS</text:p>
          </table:table-cell>
          <table:table-cell office:value-type="string" calcext:value-type="string">
            <text:p>CMOS analog front end for ECG measurement system.</text:p>
          </table:table-cell>
          <table:table-cell office:value-type="string" calcext:value-type="string">
            <text:p>http://dblp.org/rec/conf/ispacs/LyuWHCLW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Intelligent Signal Processing and Communication Systems (ISPACS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TIB</text:p>
          </table:table-cell>
          <table:table-cell office:value-type="string" calcext:value-type="string">
            <text:p>Detection of Abnormalities in ECG.</text:p>
          </table:table-cell>
          <table:table-cell office:value-type="string" calcext:value-type="string">
            <text:p>http://dblp.org/rec/conf/itib/BabusiakG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formation Technologies in Biomedicine (ITIB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Real-Time Monitoring of ECG and GSR Signals during Computer-Based Training.</text:p>
          </table:table-cell>
          <table:table-cell office:value-type="string" calcext:value-type="string">
            <text:p>http://dblp.org/rec/conf/its/BrawnerG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International Conference on Interactive Tabletops and Surfaces (ITS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TST</text:p>
          </table:table-cell>
          <table:table-cell office:value-type="string" calcext:value-type="string">
            <text:p>Distributed source coding for mobile ECG signal monitoring.</text:p>
          </table:table-cell>
          <table:table-cell office:value-type="string" calcext:value-type="string">
            <text:p>http://dblp.org/rec/conf/itst/WuTC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TS Telecommunications (ITST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UI</text:p>
          </table:table-cell>
          <table:table-cell office:value-type="string" calcext:value-type="string">
            <text:p>In-vehicle driver recognition based on hand ECG signals.</text:p>
          </table:table-cell>
          <table:table-cell office:value-type="string" calcext:value-type="string">
            <text:p>http://dblp.org/rec/conf/iui/SilvaLF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lligent User Interfaces (IUI)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ntelligent Vehicles Symposium</text:p>
          </table:table-cell>
          <table:table-cell office:value-type="string" calcext:value-type="string">
            <text:p>An approach to automotive ECG measurement validation using a car-integrated test framework.</text:p>
          </table:table-cell>
          <table:table-cell office:value-type="string" calcext:value-type="string">
            <text:p>http://dblp.org/rec/conf/ivs/SchneiderKH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lligent Vehicles Symposium (IV)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KES-AMSTA</text:p>
          </table:table-cell>
          <table:table-cell office:value-type="string" calcext:value-type="string">
            <text:p>Multi-agent Power Management System for ZigBee Based Portable Embedded ECG Wireless Monitoring Device with LabView Application.</text:p>
          </table:table-cell>
          <table:table-cell office:value-type="string" calcext:value-type="string">
            <text:p>http://dblp.org/rec/conf/kesamsta/SostaricHH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gent and Multi-Agent Systems: Technologies and Applications (KES-AMSTA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AE-CAI</text:p>
          </table:table-cell>
          <table:table-cell office:value-type="string" calcext:value-type="string">
            <text:p>Modeling of Radiofrequency Ablation Lesions for Image-Guided Arrhythmia Therapy: A Preliminary ex vivo Demonstration.</text:p>
          </table:table-cell>
          <table:table-cell office:value-type="string" calcext:value-type="string">
            <text:p>http://dblp.org/rec/conf/miccai/LinteCHRR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ference on Artificial Intelligence Applications (CAIA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M&amp;amp;Sec</text:p>
          </table:table-cell>
          <table:table-cell office:value-type="string" calcext:value-type="string">
            <text:p>Privacy preserving ECG quality evaluation.</text:p>
          </table:table-cell>
          <table:table-cell office:value-type="string" calcext:value-type="string">
            <text:p>http://dblp.org/rec/conf/mmsec/LazzerettiGB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hematical Methods, Models, and Architectures for Network Security Systems (MMM-ACNS)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PRICAI</text:p>
          </table:table-cell>
          <table:table-cell office:value-type="string" calcext:value-type="string">
            <text:p>Genetic-Optimized Classifier Ensemble for Cortisol Salivary Measurement Mapping to Electrocardiogram Features for Stress Evaluation.</text:p>
          </table:table-cell>
          <table:table-cell office:value-type="string" calcext:value-type="string">
            <text:p>http://dblp.org/rec/conf/pricai/LooCSMMLL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ific Rim International Conference on Artificial Intelligence (PRICAI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RO-MAN</text:p>
          </table:table-cell>
          <table:table-cell office:value-type="string" calcext:value-type="string">
            <text:p>A real-time EMG/ECG monitoring system over the internet.</text:p>
          </table:table-cell>
          <table:table-cell office:value-type="string" calcext:value-type="string">
            <text:p>http://dblp.org/rec/conf/ro-man/KobayashiT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Robot and Human Interactive Communication (RO-MAN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oward real-time modeling of human heart ventricles at cellular resolution: simulation of drug-induced arrhythmias.</text:p>
          </table:table-cell>
          <table:table-cell office:value-type="string" calcext:value-type="string">
            <text:p>http://dblp.org/rec/conf/sc/MirinRGDCFKORGGKMRW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D Structure from Multiple Images of Large-Scale Environments (SMILE)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SNDS</text:p>
          </table:table-cell>
          <table:table-cell office:value-type="string" calcext:value-type="string">
            <text:p>Stationary Wavelet Transformation Based Self-recovery of Blind-Watermark from Electrocardiogram Signal in Wireless Telecardiology.</text:p>
          </table:table-cell>
          <table:table-cell office:value-type="string" calcext:value-type="string">
            <text:p>http://dblp.org/rec/conf/snds/DeyRDC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Application and Theory of Automation in Command and Control Systems (SNDS)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SoICT</text:p>
          </table:table-cell>
          <table:table-cell office:value-type="string" calcext:value-type="string">
            <text:p>A general solution supporting real-time and remote electrocardiogram diagnostic based on embedded and mobile technology.</text:p>
          </table:table-cell>
          <table:table-cell office:value-type="string" calcext:value-type="string">
            <text:p>http://dblp.org/rec/conf/soict/TuanVA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mposium on Information and Communication Technology (SoICT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VECIMS</text:p>
          </table:table-cell>
          <table:table-cell office:value-type="string" calcext:value-type="string">
            <text:p>Evaluation of synthesized electrocardiogram on additional leads based on clinical data.</text:p>
          </table:table-cell>
          <table:table-cell office:value-type="string" calcext:value-type="string">
            <text:p>http://dblp.org/rec/conf/vecims/YoshidaZCW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Virtual Environments, Human-Computer Interfaces and Measurement Systems (VECIMS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Enhancing interoperability of ECG machine to support ECG telediagnosis service.</text:p>
          </table:table-cell>
          <table:table-cell office:value-type="string" calcext:value-type="string">
            <text:p>http://dblp.org/rec/conf/bmei/LiuWZLDYX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ECG P-wave Smoothing and Denoising by Quadratic Variation Reduction.</text:p>
          </table:table-cell>
          <table:table-cell office:value-type="string" calcext:value-type="string">
            <text:p>http://dblp.org/rec/conf/biostec/FasanoVVC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Towards a Finger based ECG Biometric System.</text:p>
          </table:table-cell>
          <table:table-cell office:value-type="string" calcext:value-type="string">
            <text:p>http://dblp.org/rec/conf/biostec/LourencoSSF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ECG-based Continuous Authentication System using Adaptive String Matching.</text:p>
          </table:table-cell>
          <table:table-cell office:value-type="string" calcext:value-type="string">
            <text:p>http://dblp.org/rec/conf/biostec/CoutinhoFF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Which Resolution for Reliable ECG P-wave Analysis in Atrial Fibrillation?</text:p>
          </table:table-cell>
          <table:table-cell office:value-type="string" calcext:value-type="string">
            <text:p>http://dblp.org/rec/conf/biostec/CensiCTMBCB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A Collective Biological Processing Algorithm for ECG Signals.</text:p>
          </table:table-cell>
          <table:table-cell office:value-type="string" calcext:value-type="string">
            <text:p>http://dblp.org/rec/conf/biostec/Teodorescu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ECG Artifact Removal from Surface EMG Signals by Combining Empirical Mode Decomposition and Independent Component Analysis.</text:p>
          </table:table-cell>
          <table:table-cell office:value-type="string" calcext:value-type="string">
            <text:p>http://dblp.org/rec/conf/biostec/TaelmanMHDD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Signal Quality Assessment for Capacitive ECG Monitoring Systems using Body-sensor-impedance.</text:p>
          </table:table-cell>
          <table:table-cell office:value-type="string" calcext:value-type="string">
            <text:p>http://dblp.org/rec/conf/biostec/HeuerCKGS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Comparing Dry Electrode Materials for Long-term ECG Monitoring - Evaluation of a New Method.</text:p>
          </table:table-cell>
          <table:table-cell office:value-type="string" calcext:value-type="string">
            <text:p>http://dblp.org/rec/conf/biostec/FuhrhopLSSHK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A novel method to model ECG beats using Gaussian functions.</text:p>
          </table:table-cell>
          <table:table-cell office:value-type="string" calcext:value-type="string">
            <text:p>http://dblp.org/rec/conf/bmei/BillahMSA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ECG based human identification using wavelet distance measurement.</text:p>
          </table:table-cell>
          <table:table-cell office:value-type="string" calcext:value-type="string">
            <text:p>http://dblp.org/rec/conf/bmei/NaraghiS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ECG identification based on Matching Pursuit.</text:p>
          </table:table-cell>
          <table:table-cell office:value-type="string" calcext:value-type="string">
            <text:p>http://dblp.org/rec/conf/bmei/ZhaoY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Feature extraction of vigilance level based on Heart Rate Variability of Electrocardiogram.</text:p>
          </table:table-cell>
          <table:table-cell office:value-type="string" calcext:value-type="string">
            <text:p>http://dblp.org/rec/conf/bmei/YuWWW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Recognition of sub-health state based on new pulse and ECG information.</text:p>
          </table:table-cell>
          <table:table-cell office:value-type="string" calcext:value-type="string">
            <text:p>http://dblp.org/rec/conf/bmei/ZhangLK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Subtraction procedure for removing powerline interference from ECG: Dynamic threshold linearity criterion for interference suppression.</text:p>
          </table:table-cell>
          <table:table-cell office:value-type="string" calcext:value-type="string">
            <text:p>http://dblp.org/rec/conf/bmei/Mihov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The non-incursion blood pressure algorithm under arrhythmia.</text:p>
          </table:table-cell>
          <table:table-cell office:value-type="string" calcext:value-type="string">
            <text:p>http://dblp.org/rec/conf/bmei/ZhenyeDJJ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An electrocardiogram classification method based on cascade Support Vector Machine.</text:p>
          </table:table-cell>
          <table:table-cell office:value-type="string" calcext:value-type="string">
            <text:p>http://dblp.org/rec/conf/bmei/ZhuSZ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Analyzing spatial characters of the ECG signal via complex network method.</text:p>
          </table:table-cell>
          <table:table-cell office:value-type="string" calcext:value-type="string">
            <text:p>http://dblp.org/rec/conf/bmei/SunZX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ECG Information System based on AHA/ACC/HRS electrocardiography diagnostic statement list.</text:p>
          </table:table-cell>
          <table:table-cell office:value-type="string" calcext:value-type="string">
            <text:p>http://dblp.org/rec/conf/bmei/DingZZLD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P and twave delineation andwaveform estimation in ECG signals using a block gibbs sampler.</text:p>
          </table:table-cell>
          <table:table-cell office:value-type="string" calcext:value-type="string">
            <text:p>http://dblp.org/rec/conf/icassp/LinKTMH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From compressive to adaptive sampling of neural and ECG recordings.</text:p>
          </table:table-cell>
          <table:table-cell office:value-type="string" calcext:value-type="string">
            <text:p>http://dblp.org/rec/conf/icassp/Singh-AlvaradoP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Time-frequency analysis compensating missing data for Atrial Fibrillation ECG assessment.</text:p>
          </table:table-cell>
          <table:table-cell office:value-type="string" calcext:value-type="string">
            <text:p>http://dblp.org/rec/conf/icassp/KodituwakkuKA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Compressed sensing based method for ECG compression.</text:p>
          </table:table-cell>
          <table:table-cell office:value-type="string" calcext:value-type="string">
            <text:p>http://dblp.org/rec/conf/icassp/PolaniaCBB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ECG for blind identity verification in distributed systems.</text:p>
          </table:table-cell>
          <table:table-cell office:value-type="string" calcext:value-type="string">
            <text:p>http://dblp.org/rec/conf/icassp/GaoAMH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ECG compressed sensing based on classification in compressed space and specified dictionaries.</text:p>
          </table:table-cell>
          <table:table-cell office:value-type="string" calcext:value-type="string">
            <text:p>http://dblp.org/rec/conf/eusipco/FiraGBC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ECG based biometric for doubly secure authentication.</text:p>
          </table:table-cell>
          <table:table-cell office:value-type="string" calcext:value-type="string">
            <text:p>http://dblp.org/rec/conf/eusipco/SafieSP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Simplified logic design methodology for fuzzy membership function based robust detection of maternal modulus maxima location: A low complexity Fetal ECG extraction architecture for mobile health monitoring systems.</text:p>
          </table:table-cell>
          <table:table-cell office:value-type="string" calcext:value-type="string">
            <text:p>http://dblp.org/rec/conf/iscas/AcharyyaMAT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Compressed sensing reconstruction: Comparative study with applications to ECG bio-signals.</text:p>
          </table:table-cell>
          <table:table-cell office:value-type="string" calcext:value-type="string">
            <text:p>http://dblp.org/rec/conf/iscas/DixonACGA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Real-time compressed sensing-based electrocardiogram compression on energy-constrained wireless body sensors.</text:p>
          </table:table-cell>
          <table:table-cell office:value-type="string" calcext:value-type="string">
            <text:p>http://dblp.org/rec/conf/iscas/MamaghanianKAV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A Real-Time Cardiac Arrhythmia Classification System with Wearable Electrocardiogram.</text:p>
          </table:table-cell>
          <table:table-cell office:value-type="string" calcext:value-type="string">
            <text:p>http://dblp.org/rec/conf/bsn/HuST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Wearable and Implantable Body Sensor Networks (BSN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GeM-REM: Generative Model-Driven Resource Efficient ECG Monitoring in Body Sensor Networks.</text:p>
          </table:table-cell>
          <table:table-cell office:value-type="string" calcext:value-type="string">
            <text:p>http://dblp.org/rec/conf/bsn/NabarBGP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Wearable and Implantable Body Sensor Networks (BSN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An autometic system for ECG arrhythmias classification.</text:p>
          </table:table-cell>
          <table:table-cell office:value-type="string" calcext:value-type="string">
            <text:p>http://dblp.org/rec/conf/smc/LiuCW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Systems, Man and Cybernetics (SMC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Principal Component Analysis Method for Detection and Classification of ECG Beat.</text:p>
          </table:table-cell>
          <table:table-cell office:value-type="string" calcext:value-type="string">
            <text:p>http://dblp.org/rec/conf/bibe/YehCL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engineering (BIBE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Towards Continuous Electrocardiogram Monitoring Based on Rules and Ontologies.</text:p>
          </table:table-cell>
          <table:table-cell office:value-type="string" calcext:value-type="string">
            <text:p>http://dblp.org/rec/conf/bibe/TanantongNT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engineering (BIBE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Applying MLP as a predictor and ANFIS as a classifier in Ischemia detection via ECG.</text:p>
          </table:table-cell>
          <table:table-cell office:value-type="string" calcext:value-type="string">
            <text:p>http://dblp.org/rec/conf/smc/EmamTT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Systems, Man and Cybernetics (SMC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IODEVICES</text:p>
          </table:table-cell>
          <table:table-cell office:value-type="string" calcext:value-type="string">
            <text:p>Performance Evaluation of Electrocardiogram Measured using Capacitive Textiles on a Bed.</text:p>
          </table:table-cell>
          <table:table-cell office:value-type="string" calcext:value-type="string">
            <text:p>http://dblp.org/rec/conf/biostec/LeeLLP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BMS</text:p>
          </table:table-cell>
          <table:table-cell office:value-type="string" calcext:value-type="string">
            <text:p>A method for the automatic classification of ECG beat on mobile phones.</text:p>
          </table:table-cell>
          <table:table-cell office:value-type="string" calcext:value-type="string">
            <text:p>http://dblp.org/rec/conf/cbms/VarellaLIR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Symposium on Computer-Based Medical Systems (CBMS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Comparing Simulated Electrocardiograms of Different Stages of Acute Cardiac Ischemia.</text:p>
          </table:table-cell>
          <table:table-cell office:value-type="string" calcext:value-type="string">
            <text:p>http://dblp.org/rec/conf/fimh/WilhelmsDS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al Imaging and Modeling of the Heart (FIMH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A 3D MRI-Based Cardiac Computer Model to Study Arrhythmia and Its In-vivo Experimental Validation.</text:p>
          </table:table-cell>
          <table:table-cell office:value-type="string" calcext:value-type="string">
            <text:p>http://dblp.org/rec/conf/fimh/PopSPCGMLQMAW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al Imaging and Modeling of the Heart (FIMH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Simulating Drug-Induced Effects on the Heart: From Ion Channel to Body Surface Electrocardiogram.</text:p>
          </table:table-cell>
          <table:table-cell office:value-type="string" calcext:value-type="string">
            <text:p>http://dblp.org/rec/conf/fimh/ZemzemiBSR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al Imaging and Modeling of the Heart (FIMH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MagnetoHemoDynamics Effect on Electrocardiograms.</text:p>
          </table:table-cell>
          <table:table-cell office:value-type="string" calcext:value-type="string">
            <text:p>http://dblp.org/rec/conf/fimh/MartinDFG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al Imaging and Modeling of the Heart (FIMH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CNC</text:p>
          </table:table-cell>
          <table:table-cell office:value-type="string" calcext:value-type="string">
            <text:p>Using evolutionary algorithms for ECG Arrhythmia detection and classification.</text:p>
          </table:table-cell>
          <table:table-cell office:value-type="string" calcext:value-type="string">
            <text:p>http://dblp.org/rec/conf/icnc/WaseemJRF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ing, Networking and Communications (ICNC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CNC</text:p>
          </table:table-cell>
          <table:table-cell office:value-type="string" calcext:value-type="string">
            <text:p>Ischemia prediction via ECG using MLP and RBF predictors with ANFIS classifiers.</text:p>
          </table:table-cell>
          <table:table-cell office:value-type="string" calcext:value-type="string">
            <text:p>http://dblp.org/rec/conf/icnc/TonekabonipourETS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ing, Networking and Communications (ICNC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MICCAI</text:p>
          </table:table-cell>
          <table:table-cell office:value-type="string" calcext:value-type="string">
            <text:p>Model-Based Segmentation and Motion Analysis of the Thoracic Aorta from 4D ECG-Gated CTA Images.</text:p>
          </table:table-cell>
          <table:table-cell office:value-type="string" calcext:value-type="string">
            <text:p>http://dblp.org/rec/conf/miccai/BiesdorfWMWHHTR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edical Image Computing and Computer-Assisted Intervention (MICCAI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ervasiveHealth</text:p>
          </table:table-cell>
          <table:table-cell office:value-type="string" calcext:value-type="string">
            <text:p>PEAR: Power efficiency through activity recognition (for ECG-based sensing).</text:p>
          </table:table-cell>
          <table:table-cell office:value-type="string" calcext:value-type="string">
            <text:p>http://dblp.org/rec/conf/ph/SunKG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ervasive Computing Technologies for Healthcare (PervasiveHealth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CECE</text:p>
          </table:table-cell>
          <table:table-cell office:value-type="string" calcext:value-type="string">
            <text:p>Portable device for real-time ECG recording and telemetry.</text:p>
          </table:table-cell>
          <table:table-cell office:value-type="string" calcext:value-type="string">
            <text:p>http://dblp.org/rec/conf/ccece/NaeemabadiCKD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ian Conference on Electrical and Computer Engineering (CCECE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CECE</text:p>
          </table:table-cell>
          <table:table-cell office:value-type="string" calcext:value-type="string">
            <text:p>Real-time continuous identification system using ECG signals.</text:p>
          </table:table-cell>
          <table:table-cell office:value-type="string" calcext:value-type="string">
            <text:p>http://dblp.org/rec/conf/ccece/MattaLAH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ian Conference on Electrical and Computer Engineering (CCECE)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JCNN</text:p>
          </table:table-cell>
          <table:table-cell office:value-type="string" calcext:value-type="string">
            <text:p>Fetal electrocardiogram extraction and R-peak detection for fetal heart rate monitoring using artificial neural network and Correlation.</text:p>
          </table:table-cell>
          <table:table-cell office:value-type="string" calcext:value-type="string">
            <text:p>http://dblp.org/rec/conf/ijcnn/HasanRI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Joint Conference on Neural Network (IJCNN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IARP</text:p>
          </table:table-cell>
          <table:table-cell office:value-type="string" calcext:value-type="string">
            <text:p>Reliable Atrial Activity Extraction from ECG Atrial Fibrillation Signals.</text:p>
          </table:table-cell>
          <table:table-cell office:value-type="string" calcext:value-type="string">
            <text:p>http://dblp.org/rec/conf/ciarp/DonosoLPR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eroamerican Congress on Pattern Recognition (CIARP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Fuzzy detection of critical cardiac abnormalities using ECG data: A ubiquitous approach.</text:p>
          </table:table-cell>
          <table:table-cell office:value-type="string" calcext:value-type="string">
            <text:p>http://dblp.org/rec/conf/his/QidwaiS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dbook of the History of Logic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SDA</text:p>
          </table:table-cell>
          <table:table-cell office:value-type="string" calcext:value-type="string">
            <text:p>Comparative study of morphological ECG features classificators: An application on athletes undergone to acute physical stress.</text:p>
          </table:table-cell>
          <table:table-cell office:value-type="string" calcext:value-type="string">
            <text:p>http://dblp.org/rec/conf/isda/LaurinoPBGPLLPM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lligent Systems Design and Applications (ISDA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MIPRO</text:p>
          </table:table-cell>
          <table:table-cell office:value-type="string" calcext:value-type="string">
            <text:p>A Telemedicine application: ECG data from wireless body sensors on a Smartphone.</text:p>
          </table:table-cell>
          <table:table-cell office:value-type="string" calcext:value-type="string">
            <text:p>http://dblp.org/rec/conf/mipro/RashkovskaTT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siness Intelligence Systems (miproBIS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HEALTHINF</text:p>
          </table:table-cell>
          <table:table-cell office:value-type="string" calcext:value-type="string">
            <text:p>EEG and ECG Characteristics of Human Sleep Composition Types.</text:p>
          </table:table-cell>
          <table:table-cell office:value-type="string" calcext:value-type="string">
            <text:p>http://dblp.org/rec/conf/biostec/KhasawnehARMM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CWET</text:p>
          </table:table-cell>
          <table:table-cell office:value-type="string" calcext:value-type="string">
            <text:p>Application of expert system for arrhythmia analysis.</text:p>
          </table:table-cell>
          <table:table-cell office:value-type="string" calcext:value-type="string">
            <text:p>http://dblp.org/rec/conf/icwet/DhokL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&amp;amp; Workshop on Emerging Trends in Technology (ICWET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CWET</text:p>
          </table:table-cell>
          <table:table-cell office:value-type="string" calcext:value-type="string">
            <text:p>Comparison of different approaches for removal of baseline wander from ECG signal.</text:p>
          </table:table-cell>
          <table:table-cell office:value-type="string" calcext:value-type="string">
            <text:p>http://dblp.org/rec/conf/icwet/KaurSS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&amp;amp; Workshop on Emerging Trends in Technology (ICWET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CWET</text:p>
          </table:table-cell>
          <table:table-cell office:value-type="string" calcext:value-type="string">
            <text:p>Comparison of unsupervised Arrhythmia classification techniques.</text:p>
          </table:table-cell>
          <table:table-cell office:value-type="string" calcext:value-type="string">
            <text:p>http://dblp.org/rec/conf/icwet/KaurSA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&amp;amp; Workshop on Emerging Trends in Technology (ICWET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CIC</text:p>
          </table:table-cell>
          <table:table-cell office:value-type="string" calcext:value-type="string">
            <text:p>An Effective ECG Arrhythmia Classification Algorithm.</text:p>
          </table:table-cell>
          <table:table-cell office:value-type="string" calcext:value-type="string">
            <text:p>http://dblp.org/rec/conf/icic/WangCYH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formation Computing and Applications (ICICA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WCSP</text:p>
          </table:table-cell>
          <table:table-cell office:value-type="string" calcext:value-type="string">
            <text:p>Abnormal ECG signal detection based on compressed sampling in Wearable ECG sensor.</text:p>
          </table:table-cell>
          <table:table-cell office:value-type="string" calcext:value-type="string">
            <text:p>http://dblp.org/rec/conf/wcsp/DingSH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Wireless Communications and Signal Processing (WCSP)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Wireless Health</text:p>
          </table:table-cell>
          <table:table-cell office:value-type="string" calcext:value-type="string">
            <text:p>An ECG patch combining a customized ultra-low-power ECG SoC with Bluetooth low energy for long term ambulatory monitoring.</text:p>
          </table:table-cell>
          <table:table-cell office:value-type="string" calcext:value-type="string">
            <text:p>http://dblp.org/rec/conf/wh/AltiniPPKHKY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MobiHoc Workshop on Pervasive Wireless Healthcare (MobileHealth @ MobiHoc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 real-time compressed sensing-based personal electrocardiogram monitoring system.</text:p>
          </table:table-cell>
          <table:table-cell office:value-type="string" calcext:value-type="string">
            <text:p>http://dblp.org/rec/conf/date/KanounMKA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bases, Texts, Specifications, Objects (DATESO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Wireless Health</text:p>
          </table:table-cell>
          <table:table-cell office:value-type="string" calcext:value-type="string">
            <text:p>Motion artifact reduction in ambulatory ECG monitoring: an integrated system approach.</text:p>
          </table:table-cell>
          <table:table-cell office:value-type="string" calcext:value-type="string">
            <text:p>http://dblp.org/rec/conf/wh/RomeroBBBPKHKHY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MobiHoc Workshop on Pervasive Wireless Healthcare (MobileHealth @ MobiHoc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CBR</text:p>
          </table:table-cell>
          <table:table-cell office:value-type="string" calcext:value-type="string">
            <text:p>Study of Human Identification by Electrocardiogram Waveform Morph.</text:p>
          </table:table-cell>
          <table:table-cell office:value-type="string" calcext:value-type="string">
            <text:p>http://dblp.org/rec/conf/ccbr/ZhengLLD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nese Conference on Biometric Recognition (CCBR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An Emergency Medical Care Network System for Fetal ECG Monitoring.</text:p>
          </table:table-cell>
          <table:table-cell office:value-type="string" calcext:value-type="string">
            <text:p>http://dblp.org/rec/conf/delta/IbrahimyAHM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mposium/Workshop on Electronic Design, Test and Applications (DELTA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Analysis of the ECG Signal Using SVD-Based Parametric Modelling Technique.</text:p>
          </table:table-cell>
          <table:table-cell office:value-type="string" calcext:value-type="string">
            <text:p>http://dblp.org/rec/conf/delta/BaaliSAA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mposium/Workshop on Electronic Design, Test and Applications (DELTA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HCI</text:p>
          </table:table-cell>
          <table:table-cell office:value-type="string" calcext:value-type="string">
            <text:p>Driving Distraction Analysis by ECG Signals: An Entropy Analysis.</text:p>
          </table:table-cell>
          <table:table-cell office:value-type="string" calcext:value-type="string">
            <text:p>http://dblp.org/rec/conf/hci/YuSZ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tish Computer Society Conference on Human-Computer Interaction (BCS HCI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Heterogeneous Multi-Hop Transmission of Compressed ECG Data from Wireless Body Area Network.</text:p>
          </table:table-cell>
          <table:table-cell office:value-type="string" calcext:value-type="string">
            <text:p>http://dblp.org/rec/conf/icc/Song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CV Workshops (ICCV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CCCN</text:p>
          </table:table-cell>
          <table:table-cell office:value-type="string" calcext:value-type="string">
            <text:p>Performance Assessment of Wireless ECG Transmission over IEEE 802.11 WLANs.</text:p>
          </table:table-cell>
          <table:table-cell office:value-type="string" calcext:value-type="string">
            <text:p>http://dblp.org/rec/conf/icccn/KangN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er Communications and Networks (ICCCN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CCSCE</text:p>
          </table:table-cell>
          <table:table-cell office:value-type="string" calcext:value-type="string">
            <text:p>ECG signals based mental stress assessment using wavelet transform.</text:p>
          </table:table-cell>
          <table:table-cell office:value-type="string" calcext:value-type="string">
            <text:p>http://dblp.org/rec/conf/iccsce/KarthikeyanMY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Control System, Computing and Engineering (ICCSCE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CONIP</text:p>
          </table:table-cell>
          <table:table-cell office:value-type="string" calcext:value-type="string">
            <text:p>ECG Classification Using ICA Features and Support Vector Machines.</text:p>
          </table:table-cell>
          <table:table-cell office:value-type="string" calcext:value-type="string">
            <text:p>http://dblp.org/rec/conf/iconip/WuZ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Neural Information Processing (ICONIP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CML/PKDD</text:p>
          </table:table-cell>
          <table:table-cell office:value-type="string" calcext:value-type="string">
            <text:p>Label Noise-Tolerant Hidden Markov Models for Segmentation: Application to ECGs.</text:p>
          </table:table-cell>
          <table:table-cell office:value-type="string" calcext:value-type="string">
            <text:p>http://dblp.org/rec/conf/pkdd/FrenayLV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ReTIS</text:p>
          </table:table-cell>
          <table:table-cell office:value-type="string" calcext:value-type="string">
            <text:p>A classification approach for myocardial infarction using voltage features extracted from four standard ECG leads.</text:p>
          </table:table-cell>
          <table:table-cell office:value-type="string" calcext:value-type="string">
            <text:p>http://dblp.org/rec/conf/retis/BanerjeeM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Recent Trends in Information Systems (ReTIS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Resource-aware ECG analysis on mobile devices.</text:p>
          </table:table-cell>
          <table:table-cell office:value-type="string" calcext:value-type="string">
            <text:p>http://dblp.org/rec/conf/sac/SinhaTKWG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Symposium on Access Control Models and Technologies (SACMAT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iPS</text:p>
          </table:table-cell>
          <table:table-cell office:value-type="string" calcext:value-type="string">
            <text:p>PCA and KPCA of ECG signals with binary SVM classification.</text:p>
          </table:table-cell>
          <table:table-cell office:value-type="string" calcext:value-type="string">
            <text:p>http://dblp.org/rec/conf/sips/KanaanMKFAH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Workshop on Signal Processing Systems (SiPS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CUIMC</text:p>
          </table:table-cell>
          <table:table-cell office:value-type="string" calcext:value-type="string">
            <text:p>A method for detecting arrhythmia using a RR interval from ECG data in U-Health system.</text:p>
          </table:table-cell>
          <table:table-cell office:value-type="string" calcext:value-type="string">
            <text:p>http://dblp.org/rec/conf/icuimc/KimKH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Ubiquitous Information Management and Communication (IMCOM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SCID</text:p>
          </table:table-cell>
          <table:table-cell office:value-type="string" calcext:value-type="string">
            <text:p>Maximum Margin Clustering Method Based on Immune Evolution for Electrocardiogram Arrhythmias Diagnosis.</text:p>
          </table:table-cell>
          <table:table-cell office:value-type="string" calcext:value-type="string">
            <text:p>http://dblp.org/rec/conf/iscid/ZhuDH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Computational Intelligence and Design (ISCID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SocProS</text:p>
          </table:table-cell>
          <table:table-cell office:value-type="string" calcext:value-type="string">
            <text:p>ECG Arrhythmia Classification Using Spearman Rank Correlation and Support Vector Machine.</text:p>
          </table:table-cell>
          <table:table-cell office:value-type="string" calcext:value-type="string">
            <text:p>http://dblp.org/rec/conf/socpros/KhareBSA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Soft Computing for Problem Solving (SocProS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WOWMOM</text:p>
          </table:table-cell>
          <table:table-cell office:value-type="string" calcext:value-type="string">
            <text:p>Cardiac arrhythmia detection using dynamic time warping of ECG beats in e-healthcare systems.</text:p>
          </table:table-cell>
          <table:table-cell office:value-type="string" calcext:value-type="string">
            <text:p>http://dblp.org/rec/conf/wowmom/RaghavendraBBN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a World of Wireless, Mobile and Multimedia Networks (WoWMoM)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AAAI Spring Symposium: Computational Physiology</text:p>
          </table:table-cell>
          <table:table-cell office:value-type="string" calcext:value-type="string">
            <text:p>Real Time Extraction and Analysis of Key Morphological Features in the Electrocardiogram, for Data Compression and Clinical Decision Support.</text:p>
          </table:table-cell>
          <table:table-cell office:value-type="string" calcext:value-type="string">
            <text:p>http://dblp.org/rec/conf/aaaiss/GordhandasHV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AAAI Spring Symposium: Computational Physiology</text:p>
          </table:table-cell>
          <table:table-cell office:value-type="string" calcext:value-type="string">
            <text:p>Total Variation Electrocardiogram Filtering.</text:p>
          </table:table-cell>
          <table:table-cell office:value-type="string" calcext:value-type="string">
            <text:p>http://dblp.org/rec/conf/aaaiss/GribokBRH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CSCC</text:p>
          </table:table-cell>
          <table:table-cell office:value-type="string" calcext:value-type="string">
            <text:p>Electrocardiogram signal modeling using interacting multiple models.</text:p>
          </table:table-cell>
          <table:table-cell office:value-type="string" calcext:value-type="string">
            <text:p>http://dblp.org/rec/conf/acssc/EdlaKP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lomar Conference on Signals, Systems and Computers (ACSCC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CSCC</text:p>
          </table:table-cell>
          <table:table-cell office:value-type="string" calcext:value-type="string">
            <text:p>ECG denoising using a dynamical model and a marginalized particle filter.</text:p>
          </table:table-cell>
          <table:table-cell office:value-type="string" calcext:value-type="string">
            <text:p>http://dblp.org/rec/conf/acssc/LinBMT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lomar Conference on Signals, Systems and Computers (ACSCC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CCTD</text:p>
          </table:table-cell>
          <table:table-cell office:value-type="string" calcext:value-type="string">
            <text:p>Simulated annealing with artificial neural network fitness function for ECG amplifier testing.</text:p>
          </table:table-cell>
          <table:table-cell office:value-type="string" calcext:value-type="string">
            <text:p>http://dblp.org/rec/conf/ecctd/Grzechca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Conference on Circuit Theory and Design (ECCTD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CCTD</text:p>
          </table:table-cell>
          <table:table-cell office:value-type="string" calcext:value-type="string">
            <text:p>On the design of a class of CNN&amp;apos;s for ECG classification.</text:p>
          </table:table-cell>
          <table:table-cell office:value-type="string" calcext:value-type="string">
            <text:p>http://dblp.org/rec/conf/ecctd/VornicuG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Conference on Circuit Theory and Design (ECCTD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UROCAST</text:p>
          </table:table-cell>
          <table:table-cell office:value-type="string" calcext:value-type="string">
            <text:p>Rational Function Systems in ECG Processing.</text:p>
          </table:table-cell>
          <table:table-cell office:value-type="string" calcext:value-type="string">
            <text:p>http://dblp.org/rec/conf/eurocast/FridliLS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/Workshop on Computer Aided Systems Theory (EUROCAST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GLOBECOM</text:p>
          </table:table-cell>
          <table:table-cell office:value-type="string" calcext:value-type="string">
            <text:p>Improving QoS for ECG Data Transmission with Enhanced Admission Control in EDCA-Based WLANs.</text:p>
          </table:table-cell>
          <table:table-cell office:value-type="string" calcext:value-type="string">
            <text:p>http://dblp.org/rec/conf/globecom/AhnBCB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 Communications Conference (GLOBECOM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HAIS</text:p>
          </table:table-cell>
          <table:table-cell office:value-type="string" calcext:value-type="string">
            <text:p>A Hybrid Approach for ECG Classification Based on Particle Swarm Optimization and Support Vector Machine.</text:p>
          </table:table-cell>
          <table:table-cell office:value-type="string" calcext:value-type="string">
            <text:p>http://dblp.org/rec/conf/hais/KopiecM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ybrid Artificial Intelligence Systems (HAIS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CICA</text:p>
          </table:table-cell>
          <table:table-cell office:value-type="string" calcext:value-type="string">
            <text:p>Development of Portable Electrocardiogram Signal Generator.</text:p>
          </table:table-cell>
          <table:table-cell office:value-type="string" calcext:value-type="string">
            <text:p>http://dblp.org/rec/conf/icica/ChenH11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formation Computing and Applications (ICICA)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CMLC</text:p>
          </table:table-cell>
          <table:table-cell office:value-type="string" calcext:value-type="string">
            <text:p>Electrocardiogram signal processing for baseline noise removal using blind source separation techniques: A comparative analysis.</text:p>
          </table:table-cell>
          <table:table-cell office:value-type="string" calcext:value-type="string">
            <text:p>http://dblp.org/rec/conf/icmlc/RashidZQS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achine Learning and Cybernetics (ICMLC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CSIPA</text:p>
          </table:table-cell>
          <table:table-cell office:value-type="string" calcext:value-type="string">
            <text:p>Pulse Active Ratio (PAR): A new feature extraction technique for ECG biometric authentication.</text:p>
          </table:table-cell>
          <table:table-cell office:value-type="string" calcext:value-type="string">
            <text:p>http://dblp.org/rec/conf/icsipa/SafieSP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Signal and Image Processing Applications (ICSIPA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CSIPA</text:p>
          </table:table-cell>
          <table:table-cell office:value-type="string" calcext:value-type="string">
            <text:p>A new method for extraction of fetal electrocardiogram signal based on Adaptive Nero-Fuzzy Inference System.</text:p>
          </table:table-cell>
          <table:table-cell office:value-type="string" calcext:value-type="string">
            <text:p>http://dblp.org/rec/conf/icsipa/NasiriFN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Signal and Image Processing Applications (ICSIPA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CTAI</text:p>
          </table:table-cell>
          <table:table-cell office:value-type="string" calcext:value-type="string">
            <text:p>ECG Beat Classification Using Optimal Projections in Overcomplete Dictionaries.</text:p>
          </table:table-cell>
          <table:table-cell office:value-type="string" calcext:value-type="string">
            <text:p>http://dblp.org/rec/conf/ictai/PantelopoulosB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Tools with Artificial Intelligence (ICTAI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SSCC</text:p>
          </table:table-cell>
          <table:table-cell office:value-type="string" calcext:value-type="string">
            <text:p>A voltage-scalable biomedical signal processor running ECG using 13pJ/cycle at 1MHz and 0.4V.</text:p>
          </table:table-cell>
          <table:table-cell office:value-type="string" calcext:value-type="string">
            <text:p>http://dblp.org/rec/conf/isscc/AshoueiHKZDBHSGBDG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olid-State Circuits Conference (ISSCC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HS</text:p>
          </table:table-cell>
          <table:table-cell office:value-type="string" calcext:value-type="string">
            <text:p>Arrhythmia classification from wavelet feature on FGPA.</text:p>
          </table:table-cell>
          <table:table-cell office:value-type="string" calcext:value-type="string">
            <text:p>http://dblp.org/rec/conf/mhs/JatmikoMFFARTJS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-NanoMechatronics and Human Science (MHS)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MHS</text:p>
          </table:table-cell>
          <table:table-cell office:value-type="string" calcext:value-type="string">
            <text:p>Arrhythmia heart beats classification using mahalanobis Generalized Learning Vector Quantization (Mahalanobis GLVQ).</text:p>
          </table:table-cell>
          <table:table-cell office:value-type="string" calcext:value-type="string">
            <text:p>http://dblp.org/rec/conf/mhs/ImahSFJ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-NanoMechatronics and Human Science (MHS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MLSP</text:p>
          </table:table-cell>
          <table:table-cell office:value-type="string" calcext:value-type="string">
            <text:p>A novel method of diagnosing coronary heart disease by analysing ECG signals combined with motion activity.</text:p>
          </table:table-cell>
          <table:table-cell office:value-type="string" calcext:value-type="string">
            <text:p>http://dblp.org/rec/conf/mlsp/YinCJ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shop on Machine Learning for Signal Processing (MLSP)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PACIS</text:p>
          </table:table-cell>
          <table:table-cell office:value-type="string" calcext:value-type="string">
            <text:p>Development Of A Prototype Multi-Touch ECG Diagnostic Decision Support System Using Mobile Technology For Monitoring Cardiac Patients At A Distance.</text:p>
          </table:table-cell>
          <table:table-cell office:value-type="string" calcext:value-type="string">
            <text:p>http://dblp.org/rec/conf/pacis/LinMGL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ific Asia Conference on Information Systems (PACIS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WCNC</text:p>
          </table:table-cell>
          <table:table-cell office:value-type="string" calcext:value-type="string">
            <text:p>A BAN system for realtime ECG monitoring : From wired to wireless measurements.</text:p>
          </table:table-cell>
          <table:table-cell office:value-type="string" calcext:value-type="string">
            <text:p>http://dblp.org/rec/conf/wcnc/ChiuW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Wireless Communications and Networking Conference (WCNC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WOWMOM</text:p>
          </table:table-cell>
          <table:table-cell office:value-type="string" calcext:value-type="string">
            <text:p>Wearable biomonitoring system for stress management: A preliminary study on robust ECG signal processing.</text:p>
          </table:table-cell>
          <table:table-cell office:value-type="string" calcext:value-type="string">
            <text:p>http://dblp.org/rec/conf/wowmom/CarbonaroAMTTZR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a World of Wireless, Mobile and Multimedia Networks (WoWMoM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CAI</text:p>
          </table:table-cell>
          <table:table-cell office:value-type="string" calcext:value-type="string">
            <text:p>A comparative study of ICA algorithms for ECG signal processing.</text:p>
          </table:table-cell>
          <table:table-cell office:value-type="string" calcext:value-type="string">
            <text:p>http://dblp.org/rec/conf/acai/SarfrazLJ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Advances in Computing and Artificial Intelligence (ACAI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IBM Workshops</text:p>
          </table:table-cell>
          <table:table-cell office:value-type="string" calcext:value-type="string">
            <text:p>Improved compression ratio for model-based ECG compression using differential coding.</text:p>
          </table:table-cell>
          <table:table-cell office:value-type="string" calcext:value-type="string">
            <text:p>http://dblp.org/rec/conf/bibm/PassandA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ioMS</text:p>
          </table:table-cell>
          <table:table-cell office:value-type="string" calcext:value-type="string">
            <text:p>ECG biometric authentication using Pulse Active Width (PAW).</text:p>
          </table:table-cell>
          <table:table-cell office:value-type="string" calcext:value-type="string">
            <text:p>http://dblp.org/rec/conf/bioms/SafieSP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Workshop on Biometric Measurements and Systems for Security and Medical Applications (BioMS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On the Development of an Automatic ECG Monitoring System for Diabetic Patients.</text:p>
          </table:table-cell>
          <table:table-cell office:value-type="string" calcext:value-type="string">
            <text:p>http://dblp.org/rec/conf/biostec/GoncalvesC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DECS</text:p>
          </table:table-cell>
          <table:table-cell office:value-type="string" calcext:value-type="string">
            <text:p>A wireless ECG sensor node based on Huffman data encoder.</text:p>
          </table:table-cell>
          <table:table-cell office:value-type="string" calcext:value-type="string">
            <text:p>http://dblp.org/rec/conf/ddecs/PesovicRS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Workshop on Design and Diagnostics of Electronic Circuits and Systems (DDECS)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HISB</text:p>
          </table:table-cell>
          <table:table-cell office:value-type="string" calcext:value-type="string">
            <text:p>A Prototype of Wireless Electrocardiogram Biofeedback Platform and Its Preliminary Evaluation on HRV Alteration in Unconscious Status.</text:p>
          </table:table-cell>
          <table:table-cell office:value-type="string" calcext:value-type="string">
            <text:p>http://dblp.org/rec/conf/hisb/WuGL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Healthcare Informatics, Imaging and Systems Biology (HISB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CAL</text:p>
          </table:table-cell>
          <table:table-cell office:value-type="string" calcext:value-type="string">
            <text:p>ECG and pulse variability analysis for exercise evaluation.</text:p>
          </table:table-cell>
          <table:table-cell office:value-type="string" calcext:value-type="string">
            <text:p>http://dblp.org/rec/conf/ical/XuZYZSHHZ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lloquium on Automata, Languages and Programming (ICALP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CANNGA</text:p>
          </table:table-cell>
          <table:table-cell office:value-type="string" calcext:value-type="string">
            <text:p>Diagnosis of Cardiac Arrhythmia Using Fuzzy Immune Approach.</text:p>
          </table:table-cell>
          <table:table-cell office:value-type="string" calcext:value-type="string">
            <text:p>http://dblp.org/rec/conf/icannga/Unold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Adaptive and Natural Computing Algorithms (ICANNGA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CEGOV</text:p>
          </table:table-cell>
          <table:table-cell office:value-type="string" calcext:value-type="string">
            <text:p>Tele-ECG pilot project in Poland: partnership-driven tele-health initiative calling for public policy alignment.</text:p>
          </table:table-cell>
          <table:table-cell office:value-type="string" calcext:value-type="string">
            <text:p>http://dblp.org/rec/conf/icegov/Dec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Theory and Practice of Electronic Governance (ICEGOV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CGEC</text:p>
          </table:table-cell>
          <table:table-cell office:value-type="string" calcext:value-type="string">
            <text:p>Biometric Electrocardiogram Card for Access Control System.</text:p>
          </table:table-cell>
          <table:table-cell office:value-type="string" calcext:value-type="string">
            <text:p>http://dblp.org/rec/conf/icgec/ZengTZPHHC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Genetic and Evolutionary Computing (ICGEC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CISTM</text:p>
          </table:table-cell>
          <table:table-cell office:value-type="string" calcext:value-type="string">
            <text:p>Statistical Analysis for Human Authentication Using ECG Waves.</text:p>
          </table:table-cell>
          <table:table-cell office:value-type="string" calcext:value-type="string">
            <text:p>http://dblp.org/rec/conf/icistm/HegdePSSVP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formation Systems, Technology and Management (ICISTM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DAACS</text:p>
          </table:table-cell>
          <table:table-cell office:value-type="string" calcext:value-type="string">
            <text:p>Ventricular activity cancellation in ECG using an adaptive echo state network.</text:p>
          </table:table-cell>
          <table:table-cell office:value-type="string" calcext:value-type="string">
            <text:p>http://dblp.org/rec/conf/idaacs/PetrenasML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lligent Data Acquisition and Advanced Computing Systems: Technology and Applications (IDAACS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TBAM</text:p>
          </table:table-cell>
          <table:table-cell office:value-type="string" calcext:value-type="string">
            <text:p>Superiority Real-Time Cardiac Arrhythmias Detection Using Trigger Learning Method.</text:p>
          </table:table-cell>
          <table:table-cell office:value-type="string" calcext:value-type="string">
            <text:p>http://dblp.org/rec/conf/itbam/BashirRPLBSR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ormation Technology in Bio- and Medical Informatics (ITBAM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Adaptive Abnormality Detection on ECG Signal by Utilizing FLAC Features.</text:p>
          </table:table-cell>
          <table:table-cell office:value-type="string" calcext:value-type="string">
            <text:p>http://dblp.org/rec/conf/lion/YeKHO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arning and Intelligent Optimization (LION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Mobile Data Management</text:p>
          </table:table-cell>
          <table:table-cell office:value-type="string" calcext:value-type="string">
            <text:p>RA-SAX: Resource-Aware Symbolic Aggregate Approximation for Mobile ECG Analysis.</text:p>
          </table:table-cell>
          <table:table-cell office:value-type="string" calcext:value-type="string">
            <text:p>http://dblp.org/rec/conf/mdm/TayebiKWSG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obile Data Management (MDM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MSP</text:p>
          </table:table-cell>
          <table:table-cell office:value-type="string" calcext:value-type="string">
            <text:p>ECG data compression based on wave atom transform.</text:p>
          </table:table-cell>
          <table:table-cell office:value-type="string" calcext:value-type="string">
            <text:p>http://dblp.org/rec/conf/mmsp/XuZ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Workshop on Multimedia Signal Processing (MMSP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eGAH</text:p>
          </table:table-cell>
          <table:table-cell office:value-type="string" calcext:value-type="string">
            <text:p>Help system for medical diagnosis of the electrocardiogram.</text:p>
          </table:table-cell>
          <table:table-cell office:value-type="string" calcext:value-type="string">
            <text:p>http://dblp.org/rec/conf/segah/TeixeiraL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Serious Games and Applications for Health (SeGAH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USAB</text:p>
          </table:table-cell>
          <table:table-cell office:value-type="string" calcext:value-type="string">
            <text:p>Clinical Data Privacy and Customization via Biometrics Based on ECG Signals.</text:p>
          </table:table-cell>
          <table:table-cell office:value-type="string" calcext:value-type="string">
            <text:p>http://dblp.org/rec/conf/usab/SilvaLFF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shop on Usability and Accessibility Focused Requirements Engineering (UsARE @ RE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Combinatorial Detection of Arrhythmia.</text:p>
          </table:table-cell>
          <table:table-cell office:value-type="string" calcext:value-type="string">
            <text:p>http://dblp.org/rec/conf/biostec/AllaliFIM1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eart-rate Adaptive Match Filter based Procedure for Automatic Detection of T-wave Alternans from 24-hour ECG Recordings - Issues Related to Filter Implementation.</text:p>
          </table:table-cell>
          <table:table-cell office:value-type="string" calcext:value-type="string">
            <text:p>http://dblp.org/rec/conf/biostec/BurattiniBB1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Frequency Domain Analysis as Risk Predictor of Sudden Cardiac Death from Long-time ECG Recordings.</text:p>
          </table:table-cell>
          <table:table-cell office:value-type="string" calcext:value-type="string">
            <text:p>http://dblp.org/rec/conf/biostec/GarciaSA1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Bayesian framework for artifact reduction on ECG IN MRI.</text:p>
          </table:table-cell>
          <table:table-cell office:value-type="string" calcext:value-type="string">
            <text:p>http://dblp.org/rec/conf/icassp/OsterPKF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Multifractal analysis of ECG for intrapartum diagnosis of fetal asphyxia.</text:p>
          </table:table-cell>
          <table:table-cell office:value-type="string" calcext:value-type="string">
            <text:p>http://dblp.org/rec/conf/icassp/AbryHGNGD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Methods to extract respiration information from ECG signals.</text:p>
          </table:table-cell>
          <table:table-cell office:value-type="string" calcext:value-type="string">
            <text:p>http://dblp.org/rec/conf/icassp/RuangsuwanaVB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Automated ECG profiling and beat classification.</text:p>
          </table:table-cell>
          <table:table-cell office:value-type="string" calcext:value-type="string">
            <text:p>http://dblp.org/rec/conf/icassp/FaezipourSN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ECG comptression using run length encoding.</text:p>
          </table:table-cell>
          <table:table-cell office:value-type="string" calcext:value-type="string">
            <text:p>http://dblp.org/rec/conf/eusipco/AkhterH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The relationship between music processing and electrocardiogram (ECG) in vegetative state (VS).</text:p>
          </table:table-cell>
          <table:table-cell office:value-type="string" calcext:value-type="string">
            <text:p>http://dblp.org/rec/conf/iscas/YenWHHCHHLJ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Wireless ECG detection system with low-power analog front-end circuit and bio-processing ZigBee firmware.</text:p>
          </table:table-cell>
          <table:table-cell office:value-type="string" calcext:value-type="string">
            <text:p>http://dblp.org/rec/conf/iscas/SuCHL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Data adaptive analysis of ECG signals for cardiovascular disease diagnosis.</text:p>
          </table:table-cell>
          <table:table-cell office:value-type="string" calcext:value-type="string">
            <text:p>http://dblp.org/rec/conf/iscas/IslamAHM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A first lab in filter design: Power line hum suppression in an ECG signal.</text:p>
          </table:table-cell>
          <table:table-cell office:value-type="string" calcext:value-type="string">
            <text:p>http://dblp.org/rec/conf/iscas/LiuKA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On the compression of ECG records employing triangular elements and analysis-by-synthesis modeling.</text:p>
          </table:table-cell>
          <table:table-cell office:value-type="string" calcext:value-type="string">
            <text:p>http://dblp.org/rec/conf/iscas/GuimaraesLBC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Power and Area Efficient Wavelet-Based On-chip ECG Processor for WBAN.</text:p>
          </table:table-cell>
          <table:table-cell office:value-type="string" calcext:value-type="string">
            <text:p>http://dblp.org/rec/conf/bsn/LiuZPZY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Wearable and Implantable Body Sensor Networks (BSN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Low-Power Body Sensor Network for Wireless ECG Based on Relaying of Creeping Waves at 2.4GHz.</text:p>
          </table:table-cell>
          <table:table-cell office:value-type="string" calcext:value-type="string">
            <text:p>http://dblp.org/rec/conf/bsn/SapioT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Wearable and Implantable Body Sensor Networks (BSN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Wireless Non-contact EEG/ECG Electrodes for Body Sensor Networks.</text:p>
          </table:table-cell>
          <table:table-cell office:value-type="string" calcext:value-type="string">
            <text:p>http://dblp.org/rec/conf/bsn/ChiC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Wearable and Implantable Body Sensor Networks (BSN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Comparison of neuro-fuzzy approaches with artificial neural networks for the detection of Ischemia in ECG signals.</text:p>
          </table:table-cell>
          <table:table-cell office:value-type="string" calcext:value-type="string">
            <text:p>http://dblp.org/rec/conf/smc/TonekabonipourETS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Systems, Man and Cybernetics (SMC)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BIODEVICES</text:p>
          </table:table-cell>
          <table:table-cell office:value-type="string" calcext:value-type="string">
            <text:p>Signal to Noise Ratio Evaluation in Signal Averaged ECG by Derivative Dynamic Time Warping and Piecewise Linear Approximation.</text:p>
          </table:table-cell>
          <table:table-cell office:value-type="string" calcext:value-type="string">
            <text:p>http://dblp.org/rec/conf/biostec/AvitiaCBC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BMS</text:p>
          </table:table-cell>
          <table:table-cell office:value-type="string" calcext:value-type="string">
            <text:p>A framework for ECG morphology features recognition.</text:p>
          </table:table-cell>
          <table:table-cell office:value-type="string" calcext:value-type="string">
            <text:p>http://dblp.org/rec/conf/cbms/ZhangHLD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Symposium on Computer-Based Medical Systems (CBMS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CNC</text:p>
          </table:table-cell>
          <table:table-cell office:value-type="string" calcext:value-type="string">
            <text:p>Clustering analysis strategy of online Ambulatory Electrocardiogram waveforms.</text:p>
          </table:table-cell>
          <table:table-cell office:value-type="string" calcext:value-type="string">
            <text:p>http://dblp.org/rec/conf/icnc/ZhengMYG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ing, Networking and Communications (ICNC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CNC</text:p>
          </table:table-cell>
          <table:table-cell office:value-type="string" calcext:value-type="string">
            <text:p>Hybrid hidden Markov models for ECG segmentation.</text:p>
          </table:table-cell>
          <table:table-cell office:value-type="string" calcext:value-type="string">
            <text:p>http://dblp.org/rec/conf/icnc/ShiK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ing, Networking and Communications (ICNC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CNC</text:p>
          </table:table-cell>
          <table:table-cell office:value-type="string" calcext:value-type="string">
            <text:p>An least-square -based approach to remove ECG signal&amp;apos;s baseline normalization.</text:p>
          </table:table-cell>
          <table:table-cell office:value-type="string" calcext:value-type="string">
            <text:p>http://dblp.org/rec/conf/icnc/WangC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ing, Networking and Communications (ICNC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Evaluation of Drowsiness During Driving using Electrocardiogram - A Driving Simulation Study.</text:p>
          </table:table-cell>
          <table:table-cell office:value-type="string" calcext:value-type="string">
            <text:p>http://dblp.org/rec/conf/IEEEcit/TasakiSWWW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Interational Workshop on Wireless and Mobile Technologies for Smart Cities (WiMobCity @ MobiHoc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MICCAI</text:p>
          </table:table-cell>
          <table:table-cell office:value-type="string" calcext:value-type="string">
            <text:p>ECG-Gated Interventional Cardiac Reconstruction for Non-periodic Motion.</text:p>
          </table:table-cell>
          <table:table-cell office:value-type="string" calcext:value-type="string">
            <text:p>http://dblp.org/rec/conf/miccai/RohkohlLBH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edical Image Computing and Computer-Assisted Intervention (MICCAI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MICCAI</text:p>
          </table:table-cell>
          <table:table-cell office:value-type="string" calcext:value-type="string">
            <text:p>Physics-Based Modeling of Aortic Wall Motion from ECG-Gated 4D Computed Tomography.</text:p>
          </table:table-cell>
          <table:table-cell office:value-type="string" calcext:value-type="string">
            <text:p>http://dblp.org/rec/conf/miccai/XiongT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edical Image Computing and Computer-Assisted Intervention (MICCAI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CPR</text:p>
          </table:table-cell>
          <table:table-cell office:value-type="string" calcext:value-type="string">
            <text:p>Fuzzy Support Vector Machines for ECG Arrhythmia Detection.</text:p>
          </table:table-cell>
          <table:table-cell office:value-type="string" calcext:value-type="string">
            <text:p>http://dblp.org/rec/conf/icpr/OzcanG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attern Recognition (ICPR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CPR</text:p>
          </table:table-cell>
          <table:table-cell office:value-type="string" calcext:value-type="string">
            <text:p>Robust ECG Biometrics by Fusing Temporal and Cepstral Information.</text:p>
          </table:table-cell>
          <table:table-cell office:value-type="string" calcext:value-type="string">
            <text:p>http://dblp.org/rec/conf/icpr/LiN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attern Recognition (ICPR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CPR</text:p>
          </table:table-cell>
          <table:table-cell office:value-type="string" calcext:value-type="string">
            <text:p>Human Electrocardiogram for Biometrics Using DTW and FLDA.</text:p>
          </table:table-cell>
          <table:table-cell office:value-type="string" calcext:value-type="string">
            <text:p>http://dblp.org/rec/conf/icpr/VenkateshJ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attern Recognition (ICPR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CPR</text:p>
          </table:table-cell>
          <table:table-cell office:value-type="string" calcext:value-type="string">
            <text:p>One-Lead ECG-based Personal Identification Using Ziv-Merhav Cross Parsing.</text:p>
          </table:table-cell>
          <table:table-cell office:value-type="string" calcext:value-type="string">
            <text:p>http://dblp.org/rec/conf/icpr/CoutinhoFF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attern Recognition (ICPR)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IJCNN</text:p>
          </table:table-cell>
          <table:table-cell office:value-type="string" calcext:value-type="string">
            <text:p>Hybrid system for cardiac arrhythmia classification with fuzzy k-nearest neighbors and Multi Layer Perceptrons combined by a fuzzy inference system.</text:p>
          </table:table-cell>
          <table:table-cell office:value-type="string" calcext:value-type="string">
            <text:p>http://dblp.org/rec/conf/ijcnn/Gomez-RamirezCS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Joint Conference on Neural Network (IJCNN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JCNN</text:p>
          </table:table-cell>
          <table:table-cell office:value-type="string" calcext:value-type="string">
            <text:p>Hypoglycaemia detection for type 1 diabetic patients based on ECG parameters using Fuzzy Support Vector Machine.</text:p>
          </table:table-cell>
          <table:table-cell office:value-type="string" calcext:value-type="string">
            <text:p>http://dblp.org/rec/conf/ijcnn/LingNN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Joint Conference on Neural Network (IJCNN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SSPA</text:p>
          </table:table-cell>
          <table:table-cell office:value-type="string" calcext:value-type="string">
            <text:p>R-wave detection: A comparative analysis of four methods using newborn piglet ECG.</text:p>
          </table:table-cell>
          <table:table-cell office:value-type="string" calcext:value-type="string">
            <text:p>http://dblp.org/rec/conf/isspa/DongXLMB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formation Sciences, Signal Processing and their Applications (ISSPA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SSPA</text:p>
          </table:table-cell>
          <table:table-cell office:value-type="string" calcext:value-type="string">
            <text:p>ECG based personal identification using extended Kalman filter.</text:p>
          </table:table-cell>
          <table:table-cell office:value-type="string" calcext:value-type="string">
            <text:p>http://dblp.org/rec/conf/isspa/TingS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formation Sciences, Signal Processing and their Applications (ISSPA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HEALTHINF</text:p>
          </table:table-cell>
          <table:table-cell office:value-type="string" calcext:value-type="string">
            <text:p>Multivariate Linear Regression based Synthesis of 12-lead ECG from Three Bipolar Leads.</text:p>
          </table:table-cell>
          <table:table-cell office:value-type="string" calcext:value-type="string">
            <text:p>http://dblp.org/rec/conf/biostec/TomasicTA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HEALTHINF</text:p>
          </table:table-cell>
          <table:table-cell office:value-type="string" calcext:value-type="string">
            <text:p>Electrocardiogram Rhythm Simulation in Open Source Environment - A Contribution to Training in Biomedical Sciences.</text:p>
          </table:table-cell>
          <table:table-cell office:value-type="string" calcext:value-type="string">
            <text:p>http://dblp.org/rec/conf/biostec/MartinsCMC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ODYNETS</text:p>
          </table:table-cell>
          <table:table-cell office:value-type="string" calcext:value-type="string">
            <text:p>Demonstration of a novel wireless three-pad ECG system for generating conventional 12-lead signals.</text:p>
          </table:table-cell>
          <table:table-cell office:value-type="string" calcext:value-type="string">
            <text:p>http://dblp.org/rec/conf/bodynets/CaoLSL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Body Area Networks (BODYNETS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ODYNETS</text:p>
          </table:table-cell>
          <table:table-cell office:value-type="string" calcext:value-type="string">
            <text:p>Design and evaluation of a novel wireless three-pad ECG system for generating conventional 12-lead signals.</text:p>
          </table:table-cell>
          <table:table-cell office:value-type="string" calcext:value-type="string">
            <text:p>http://dblp.org/rec/conf/bodynets/CaoLSL10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Body Area Networks (BODYNETS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CECS</text:p>
          </table:table-cell>
          <table:table-cell office:value-type="string" calcext:value-type="string">
            <text:p>A complete device dedicated to ECG signal measurement with integrated 3D Hall sensor for signal correction.</text:p>
          </table:table-cell>
          <table:table-cell office:value-type="string" calcext:value-type="string">
            <text:p>http://dblp.org/rec/conf/icecsys/PilletAFBFB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lectronics, Circuits, and Systems (ICECS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CWET</text:p>
          </table:table-cell>
          <table:table-cell office:value-type="string" calcext:value-type="string">
            <text:p>DWT based beat rate detection in ECG analysis.</text:p>
          </table:table-cell>
          <table:table-cell office:value-type="string" calcext:value-type="string">
            <text:p>http://dblp.org/rec/conf/icwet/JoshiG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&amp;amp; Workshop on Emerging Trends in Technology (ICWET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CWET</text:p>
          </table:table-cell>
          <table:table-cell office:value-type="string" calcext:value-type="string">
            <text:p>Box method to remove baseline wander from ECG.</text:p>
          </table:table-cell>
          <table:table-cell office:value-type="string" calcext:value-type="string">
            <text:p>http://dblp.org/rec/conf/icwet/AnejaA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&amp;amp; Workshop on Emerging Trends in Technology (ICWET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ECG feature extraction via waveform segmentation.</text:p>
          </table:table-cell>
          <table:table-cell office:value-type="string" calcext:value-type="string">
            <text:p>http://dblp.org/rec/conf/iceee/Espiritu-Santo-RinconC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ian Conference on Electrical and Computer Engineering (CCECE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CMB</text:p>
          </table:table-cell>
          <table:table-cell office:value-type="string" calcext:value-type="string">
            <text:p>Atrial Fibrillation Analysis Based on Blind Source Separation in 12-Lead ECG Data.</text:p>
          </table:table-cell>
          <table:table-cell office:value-type="string" calcext:value-type="string">
            <text:p>http://dblp.org/rec/conf/medbiometrics/ChangHLY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edical Biometrics (ICMB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Wireless Health</text:p>
          </table:table-cell>
          <table:table-cell office:value-type="string" calcext:value-type="string">
            <text:p>Miniaturized wireless ECG-monitor for real-time detection of epileptic seizures.</text:p>
          </table:table-cell>
          <table:table-cell office:value-type="string" calcext:value-type="string">
            <text:p>http://dblp.org/rec/conf/wh/MassePSBA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MobiHoc Workshop on Pervasive Wireless Healthcare (MobileHealth @ MobiHoc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WIFS</text:p>
          </table:table-cell>
          <table:table-cell office:value-type="string" calcext:value-type="string">
            <text:p>Privacy preserving evaluation of signal quality with application to ECG analysis.</text:p>
          </table:table-cell>
          <table:table-cell office:value-type="string" calcext:value-type="string">
            <text:p>http://dblp.org/rec/conf/wifs/BarniGL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shop on Information Forensics and Security (WIFS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WIFS</text:p>
          </table:table-cell>
          <table:table-cell office:value-type="string" calcext:value-type="string">
            <text:p>ECG biometrics: A robust short-time frequency analysis.</text:p>
          </table:table-cell>
          <table:table-cell office:value-type="string" calcext:value-type="string">
            <text:p>http://dblp.org/rec/conf/wifs/OdinakaLKOSKSR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shop on Information Forensics and Security (WIFS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TAS</text:p>
          </table:table-cell>
          <table:table-cell office:value-type="string" calcext:value-type="string">
            <text:p>Investigation of human identification using two-lead Electrocardiogram (ECG) signals.</text:p>
          </table:table-cell>
          <table:table-cell office:value-type="string" calcext:value-type="string">
            <text:p>http://dblp.org/rec/conf/btas/YeCK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trics (IJCB)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IEEE Congress on Evolutionary Computation</text:p>
          </table:table-cell>
          <table:table-cell office:value-type="string" calcext:value-type="string">
            <text:p>Scaling eCGA model building via data-intensive computing.</text:p>
          </table:table-cell>
          <table:table-cell office:value-type="string" calcext:value-type="string">
            <text:p>http://dblp.org/rec/conf/cec/VermaLVGC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Congress on Evolutionary Computation (CEC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An ECG-on-Chip for Wearable Cardiac Monitoring Devices.</text:p>
          </table:table-cell>
          <table:table-cell office:value-type="string" calcext:value-type="string">
            <text:p>http://dblp.org/rec/conf/delta/DeepuXZYL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mposium/Workshop on Electronic Design, Test and Applications (DELTA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CIP</text:p>
          </table:table-cell>
          <table:table-cell office:value-type="string" calcext:value-type="string">
            <text:p>Detection of QRS complex in ECG signal based on classification approach.</text:p>
          </table:table-cell>
          <table:table-cell office:value-type="string" calcext:value-type="string">
            <text:p>http://dblp.org/rec/conf/icip/JalilLFB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Image Processing (ICIP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CIP</text:p>
          </table:table-cell>
          <table:table-cell office:value-type="string" calcext:value-type="string">
            <text:p>Real time constrained motion estimation for ECG-gated cardiac MRI.</text:p>
          </table:table-cell>
          <table:table-cell office:value-type="string" calcext:value-type="string">
            <text:p>http://dblp.org/rec/conf/icip/RoujolBSQRM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Image Processing (ICIP)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ICOST</text:p>
          </table:table-cell>
          <table:table-cell office:value-type="string" calcext:value-type="string">
            <text:p>Estimation of Instantaneous Bandwidth and Reconstruction of Noisy ECG Signal Measured by a 24- Hour Continuous Healthcare System for the Elderly and People with Disabilities.</text:p>
          </table:table-cell>
          <table:table-cell office:value-type="string" calcext:value-type="string">
            <text:p>http://dblp.org/rec/conf/icost/LeeB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Smart Homes and Health Telematics (ICOST)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Intelligent Environments</text:p>
          </table:table-cell>
          <table:table-cell office:value-type="string" calcext:value-type="string">
            <text:p>Combinatory Feature Selection Method on ECG and HRV Signal Analysis for Stress Level Detection Using ANFIS Classifier.</text:p>
          </table:table-cell>
          <table:table-cell office:value-type="string" calcext:value-type="string">
            <text:p>http://dblp.org/rec/conf/intenv/MandLL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I Endorsed Transactions on Future Intelligent Educational Environments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Towards virtual instruments for cardiovascular healthcare: Real-time modeling of cardiovascular dynamics using ECG signals.</text:p>
          </table:table-cell>
          <table:table-cell office:value-type="string" calcext:value-type="string">
            <text:p>http://dblp.org/rec/conf/case/LeBSK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Conference on Case-Based Reasoning (ECCBR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SNDSP</text:p>
          </table:table-cell>
          <table:table-cell office:value-type="string" calcext:value-type="string">
            <text:p>Human identification using time normalized QT signal and the QRS complex of the ECG.</text:p>
          </table:table-cell>
          <table:table-cell office:value-type="string" calcext:value-type="string">
            <text:p>http://dblp.org/rec/conf/csndsp/TawfikSK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Communication Systems, Networks and Digital Signal Processing (CSNDSP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Health</text:p>
          </table:table-cell>
          <table:table-cell office:value-type="string" calcext:value-type="string">
            <text:p>Experimental Evaluation of IEEE 802.15.4/ZigBee for Multi-patient ECG Monitoring.</text:p>
          </table:table-cell>
          <table:table-cell office:value-type="string" calcext:value-type="string">
            <text:p>http://dblp.org/rec/conf/ehealth/Fernandez-LopezCSA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Conference on eHealth (ECEH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HAIS</text:p>
          </table:table-cell>
          <table:table-cell office:value-type="string" calcext:value-type="string">
            <text:p>The Abnormal vs. Normal ECG Classification Based on Key Features and Statistical Learning.</text:p>
          </table:table-cell>
          <table:table-cell office:value-type="string" calcext:value-type="string">
            <text:p>http://dblp.org/rec/conf/hais/DongTL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ybrid Artificial Intelligence Systems (HAIS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LVA/ICA</text:p>
          </table:table-cell>
          <table:table-cell office:value-type="string" calcext:value-type="string">
            <text:p>Extraction of Foetal Contribution to ECG Recordings Using Cyclostationarity-Based Source Separation Method.</text:p>
          </table:table-cell>
          <table:table-cell office:value-type="string" calcext:value-type="string">
            <text:p>http://dblp.org/rec/conf/ica/HaritopoulosCN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ependent Component Analysis (ICA)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ICCVG</text:p>
          </table:table-cell>
          <table:table-cell office:value-type="string" calcext:value-type="string">
            <text:p>Displacement Calculation of Heart Walls in ECG Sequences Using Level Set Segmentation and B-Spline Free Form Deformations.</text:p>
          </table:table-cell>
          <table:table-cell office:value-type="string" calcext:value-type="string">
            <text:p>http://dblp.org/rec/conf/iccvg/SkalskiTZ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er Vision and Graphics (ICCVG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CCVG</text:p>
          </table:table-cell>
          <table:table-cell office:value-type="string" calcext:value-type="string">
            <text:p>A New Method for ECG Signal Feature Extraction.</text:p>
          </table:table-cell>
          <table:table-cell office:value-type="string" calcext:value-type="string">
            <text:p>http://dblp.org/rec/conf/iccvg/SzczepanskiSF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er Vision and Graphics (ICCVG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CMLC</text:p>
          </table:table-cell>
          <table:table-cell office:value-type="string" calcext:value-type="string">
            <text:p>Ensemble empirical mode decomposition based ECG noise filtering method.</text:p>
          </table:table-cell>
          <table:table-cell office:value-type="string" calcext:value-type="string">
            <text:p>http://dblp.org/rec/conf/icmlc/Chang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achine Learning and Cybernetics (ICMLC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CUIMC</text:p>
          </table:table-cell>
          <table:table-cell office:value-type="string" calcext:value-type="string">
            <text:p>Comparison of feature selection methods in ECG signal classification.</text:p>
          </table:table-cell>
          <table:table-cell office:value-type="string" calcext:value-type="string">
            <text:p>http://dblp.org/rec/conf/icuimc/ZhangLL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Ubiquitous Information Management and Communication (IMCOM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SSCC</text:p>
          </table:table-cell>
          <table:table-cell office:value-type="string" calcext:value-type="string">
            <text:p>A 3.9mW 25-electrode reconfigured thoracic impedance/ECG SoC with body-channel transponder.</text:p>
          </table:table-cell>
          <table:table-cell office:value-type="string" calcext:value-type="string">
            <text:p>http://dblp.org/rec/conf/isscc/YanBLKRSY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olid-State Circuits Conference (ISSCC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SSPIT</text:p>
          </table:table-cell>
          <table:table-cell office:value-type="string" calcext:value-type="string">
            <text:p>Development of full-featured ECG system for visual stress induced heart rate variability (HRV) assessment.</text:p>
          </table:table-cell>
          <table:table-cell office:value-type="string" calcext:value-type="string">
            <text:p>http://dblp.org/rec/conf/isspit/WuL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Signal Processing and Information Technology (ISSPIT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PACIS</text:p>
          </table:table-cell>
          <table:table-cell office:value-type="string" calcext:value-type="string">
            <text:p>Efficacy and Feasibility of A Mobile ECG Decision Support System - A Preliminary Conceptual Model.</text:p>
          </table:table-cell>
          <table:table-cell office:value-type="string" calcext:value-type="string">
            <text:p>http://dblp.org/rec/conf/pacis/LinMGLH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ific Asia Conference on Information Systems (PACIS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SCCC</text:p>
          </table:table-cell>
          <table:table-cell office:value-type="string" calcext:value-type="string">
            <text:p>Neuro-fuzzy-based Arrhythmia Classification Using Heart Rate Variability Features.</text:p>
          </table:table-cell>
          <table:table-cell office:value-type="string" calcext:value-type="string">
            <text:p>http://dblp.org/rec/conf/sccc/RamirezAVA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f the Chilean Computer Science Society (SCCC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WCNC</text:p>
          </table:table-cell>
          <table:table-cell office:value-type="string" calcext:value-type="string">
            <text:p>ECG Monitoring over Bluetooth: Data Compression and Transmission.</text:p>
          </table:table-cell>
          <table:table-cell office:value-type="string" calcext:value-type="string">
            <text:p>http://dblp.org/rec/conf/wcnc/YuYC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Wireless Communications and Networking Conference (WCNC)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ICPP Workshops</text:p>
          </table:table-cell>
          <table:table-cell office:value-type="string" calcext:value-type="string">
            <text:p>An Efficient Algorithm and Embedded Multicore Implementation of ECG Analysis in Multi-lead Electrocardiogram Records.</text:p>
          </table:table-cell>
          <table:table-cell office:value-type="string" calcext:value-type="string">
            <text:p>http://dblp.org/rec/conf/icppw/AbdallahHK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-Interface</text:p>
          </table:table-cell>
          <table:table-cell office:value-type="string" calcext:value-type="string">
            <text:p>Biometrics for Emotion Detection (BED): Exploring the Combination of Speech and ECG.</text:p>
          </table:table-cell>
          <table:table-cell office:value-type="string" calcext:value-type="string">
            <text:p>http://dblp.org/rec/conf/biostec/SchutTBW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FGIT-SecTech/DRBC</text:p>
          </table:table-cell>
          <table:table-cell office:value-type="string" calcext:value-type="string">
            <text:p>Human Authentication Based on ECG Waves Using Radon Transform.</text:p>
          </table:table-cell>
          <table:table-cell office:value-type="string" calcext:value-type="string">
            <text:p>http://dblp.org/rec/conf/fgit/HegdePSSVP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Arrogyam: Arrhythmia Detection for Ambulatory Patient Monitoring.</text:p>
          </table:table-cell>
          <table:table-cell office:value-type="string" calcext:value-type="string">
            <text:p>http://dblp.org/rec/conf/ic3/GangwarS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3D Imaging (IC3D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CAART</text:p>
          </table:table-cell>
          <table:table-cell office:value-type="string" calcext:value-type="string">
            <text:p>Genetic Algorithm for Clustering Temporal Data - Application to the Detection of Stress from ECG Signals.</text:p>
          </table:table-cell>
          <table:table-cell office:value-type="string" calcext:value-type="string">
            <text:p>http://dblp.org/rec/conf/icaart/MedinaF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Agents and Artificial Intelligence (ICAART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HPCS</text:p>
          </table:table-cell>
          <table:table-cell office:value-type="string" calcext:value-type="string">
            <text:p>Arrhythmias classification using the fractal behavior of the power spectrum density of the QRS complex and ANN.</text:p>
          </table:table-cell>
          <table:table-cell office:value-type="string" calcext:value-type="string">
            <text:p>http://dblp.org/rec/conf/ieeehpcs/TalbiCR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High Performance Computing &amp;amp; Simulation (HPCS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-HEALTH</text:p>
          </table:table-cell>
          <table:table-cell office:value-type="string" calcext:value-type="string">
            <text:p>User Adaptivity of Biotelemetric System for ECG Measurement and Visualization.</text:p>
          </table:table-cell>
          <table:table-cell office:value-type="string" calcext:value-type="string">
            <text:p>http://dblp.org/rec/conf/ifip/JanckulikMK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Symposium on Computational Intelligence in Healthcare and e-health (CICARE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ITSI</text:p>
          </table:table-cell>
          <table:table-cell office:value-type="string" calcext:value-type="string">
            <text:p>A Preferable Method on Digital Filter in ECG Signal&amp;apos;s Processing Based on FPGA.</text:p>
          </table:table-cell>
          <table:table-cell office:value-type="string" calcext:value-type="string">
            <text:p>http://dblp.org/rec/conf/iitsi/LiWZ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lligent Information Technology and Security Informatics (IITSI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SCIS</text:p>
          </table:table-cell>
          <table:table-cell office:value-type="string" calcext:value-type="string">
            <text:p>A Novel Hybrid Electrocardiogram Signal Compression Algorithm with Low Bit-Rate.</text:p>
          </table:table-cell>
          <table:table-cell office:value-type="string" calcext:value-type="string">
            <text:p>http://dblp.org/rec/conf/iscis/GurkanGY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Computer and Information Sciences (ISCIS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LSMS/ICSEE</text:p>
          </table:table-cell>
          <table:table-cell office:value-type="string" calcext:value-type="string">
            <text:p>The Time-Frequency Analysis of Abnormal ECG Signals.</text:p>
          </table:table-cell>
          <table:table-cell office:value-type="string" calcext:value-type="string">
            <text:p>http://dblp.org/rec/conf/lsms/SongY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fe System Modeling and Simulation (LSMS)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Multimedia Information Retrieval</text:p>
          </table:table-cell>
          <table:table-cell office:value-type="string" calcext:value-type="string">
            <text:p>Combinatorial ECG analysis for mobile devices.</text:p>
          </table:table-cell>
          <table:table-cell office:value-type="string" calcext:value-type="string">
            <text:p>http://dblp.org/rec/conf/mir/IliopoulosM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ultimedia Retrieval (ICMR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MOBILIGHT</text:p>
          </table:table-cell>
          <table:table-cell office:value-type="string" calcext:value-type="string">
            <text:p>Measurement and Visualization of ECG on Mobile Monitoring Stations of Biotelemetric User Adaptive System.</text:p>
          </table:table-cell>
          <table:table-cell office:value-type="string" calcext:value-type="string">
            <text:p>http://dblp.org/rec/conf/mobilight/JanckulikMK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bile Lightweight Wireless Systems (MOBILIGHT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ersonal Identification and Authentication based on One-lead ECG using Ziv-Merhav Cross Parsing.</text:p>
          </table:table-cell>
          <table:table-cell office:value-type="string" calcext:value-type="string">
            <text:p>http://dblp.org/rec/conf/pris/CoutinhoFF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rivacy and Security in Mobile Systems (PRISMS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CSI</text:p>
          </table:table-cell>
          <table:table-cell office:value-type="string" calcext:value-type="string">
            <text:p>FIR Cutoff Frequency Calculating for ECG Signal Noise Removing Using Artificial Neural Network.</text:p>
          </table:table-cell>
          <table:table-cell office:value-type="string" calcext:value-type="string">
            <text:p>http://dblp.org/rec/conf/swarm/Moein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Signal and Image Processing Applications (ICSIPA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A Generalized ECG Dynamic Model with Asymmetric Gaussians and its Application in Model-Based ECG Denoising.</text:p>
          </table:table-cell>
          <table:table-cell office:value-type="string" calcext:value-type="string">
            <text:p>http://dblp.org/rec/conf/bmei/LuYY0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An Efficient and Robust Technique of T Wave Delineation in Electrocardiogram.</text:p>
          </table:table-cell>
          <table:table-cell office:value-type="string" calcext:value-type="string">
            <text:p>http://dblp.org/rec/conf/biostec/SinghG0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ECG-based Authentication - Bayesian vs. Nearest Neighbour Classifiers.</text:p>
          </table:table-cell>
          <table:table-cell office:value-type="string" calcext:value-type="string">
            <text:p>http://dblp.org/rec/conf/biostec/OliveiraF0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Extraction of Fetal ECG from Abdominal Signal.</text:p>
          </table:table-cell>
          <table:table-cell office:value-type="string" calcext:value-type="string">
            <text:p>http://dblp.org/rec/conf/biostec/PrasadS0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Efficient Source Coding in a Thresholding-based ECG Compressor using the Discrete Wavelet Transform.</text:p>
          </table:table-cell>
          <table:table-cell office:value-type="string" calcext:value-type="string">
            <text:p>http://dblp.org/rec/conf/biostec/RamiroBMCL0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ECG Classification and Analysis in a Zigbee Wireless Sensor Network.</text:p>
          </table:table-cell>
          <table:table-cell office:value-type="string" calcext:value-type="string">
            <text:p>http://dblp.org/rec/conf/biostec/BarrettCR0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Low-cost Adaptive Method for Real-time ECG Baseline Wander Removal with Reduced P and T Wave Distortion.</text:p>
          </table:table-cell>
          <table:table-cell office:value-type="string" calcext:value-type="string">
            <text:p>http://dblp.org/rec/conf/biostec/FraileG0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Respiratory Sinus Arrhythmia in 10 Year Olds - Normal and Intrauterine Growth Restricted.</text:p>
          </table:table-cell>
          <table:table-cell office:value-type="string" calcext:value-type="string">
            <text:p>http://dblp.org/rec/conf/biostec/BialaSWB0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Portable Sleep Monitoring by ECG and Accelerator and Bluetooth Transmission.</text:p>
          </table:table-cell>
          <table:table-cell office:value-type="string" calcext:value-type="string">
            <text:p>http://dblp.org/rec/conf/bmei/ChangL0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Cardiac Micro-CT Using ECG Gating Signal for Small Animal Imaging.</text:p>
          </table:table-cell>
          <table:table-cell office:value-type="string" calcext:value-type="string">
            <text:p>http://dblp.org/rec/conf/bmei/GuoTTH0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Design of ECG Workflow Integration Profile.</text:p>
          </table:table-cell>
          <table:table-cell office:value-type="string" calcext:value-type="string">
            <text:p>http://dblp.org/rec/conf/bmei/HouDL0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Research on ECG R-Wave Detection Algorithm Based on LabVIEW.</text:p>
          </table:table-cell>
          <table:table-cell office:value-type="string" calcext:value-type="string">
            <text:p>http://dblp.org/rec/conf/bmei/HuangZJX0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Data Classification for Analyzing Characteristics of Electrocardiogram and Electroencephalogram under Continuous Long-Time Mental Calculation and Rest.</text:p>
          </table:table-cell>
          <table:table-cell office:value-type="string" calcext:value-type="string">
            <text:p>http://dblp.org/rec/conf/bmei/JiSWN0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Methods of Comparing ECG Reconstruction.</text:p>
          </table:table-cell>
          <table:table-cell office:value-type="string" calcext:value-type="string">
            <text:p>http://dblp.org/rec/conf/bmei/PrauzekP0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A Reliable Multi-Channel Measurement Based on ECG for Atherosclerosis Assessment.</text:p>
          </table:table-cell>
          <table:table-cell office:value-type="string" calcext:value-type="string">
            <text:p>http://dblp.org/rec/conf/bmei/WuHCL0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Highly Accurate ECG Beat Classification Based on Continuous Wavelet Transformation and Multiple Support Vector Machine Classifiers.</text:p>
          </table:table-cell>
          <table:table-cell office:value-type="string" calcext:value-type="string">
            <text:p>http://dblp.org/rec/conf/bmei/ZellmerSZ0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Automatic detection of ECG wave boundaries using empirical mode decomposition.</text:p>
          </table:table-cell>
          <table:table-cell office:value-type="string" calcext:value-type="string">
            <text:p>http://dblp.org/rec/conf/icassp/ArafatH0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Dictionary learning for the sparse modelling of atrial fibrillation in ECG signals.</text:p>
          </table:table-cell>
          <table:table-cell office:value-type="string" calcext:value-type="string">
            <text:p>http://dblp.org/rec/conf/icassp/MailheGBLVV0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Comparison of four estimators of the 3D cardiac electrical activity for surface ECG synthesis from intracardiac recordings.</text:p>
          </table:table-cell>
          <table:table-cell office:value-type="string" calcext:value-type="string">
            <text:p>http://dblp.org/rec/conf/icassp/KachenouraPCH0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ECG Beat Classification based on Signal Decomposition: a Comparative Study.</text:p>
          </table:table-cell>
          <table:table-cell office:value-type="string" calcext:value-type="string">
            <text:p>http://dblp.org/rec/conf/iscas/YuC09a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Non-contact Low Power EEG/ECG Electrode for High Density Wearable Biopotential Sensor Networks.</text:p>
          </table:table-cell>
          <table:table-cell office:value-type="string" calcext:value-type="string">
            <text:p>http://dblp.org/rec/conf/bsn/ChiDC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Wearable and Implantable Body Sensor Networks (BSN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Wavelet-Based ECG Delineation on a Wearable Embedded Sensor Platform.</text:p>
          </table:table-cell>
          <table:table-cell office:value-type="string" calcext:value-type="string">
            <text:p>http://dblp.org/rec/conf/bsn/BoichatKRA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Wearable and Implantable Body Sensor Networks (BSN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Model-Based ECG Denoising Using Empirical Mode Decomposition.</text:p>
          </table:table-cell>
          <table:table-cell office:value-type="string" calcext:value-type="string">
            <text:p>http://dblp.org/rec/conf/bibm/LuYY09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medicine (BIBM)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An Efficient Noise Cancellation Technique to Remove Noise from the ECG Signal Using Normalized Signed Regressor LMS Algorithm.</text:p>
          </table:table-cell>
          <table:table-cell office:value-type="string" calcext:value-type="string">
            <text:p>http://dblp.org/rec/conf/bibm/RahmanSR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medicine (BIBM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Nonlinear Dynamical and Entropic Complexity Measures as Indicators of Nonstationarities in Short-Term ECG Signals.</text:p>
          </table:table-cell>
          <table:table-cell office:value-type="string" calcext:value-type="string">
            <text:p>http://dblp.org/rec/conf/bibm/Ladysz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medicine (BIBM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Hybrid SVM for Multiclass Arrhythmia Classification.</text:p>
          </table:table-cell>
          <table:table-cell office:value-type="string" calcext:value-type="string">
            <text:p>http://dblp.org/rec/conf/bibm/JoshiCJK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medicine (BIBM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IODEVICES</text:p>
          </table:table-cell>
          <table:table-cell office:value-type="string" calcext:value-type="string">
            <text:p>Implementation of an Automated ECG-based Diagnosis Algorithm for a Wireless Body Sensor Plataform.</text:p>
          </table:table-cell>
          <table:table-cell office:value-type="string" calcext:value-type="string">
            <text:p>http://dblp.org/rec/conf/biostec/RinconGJDKASRM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IODEVICES</text:p>
          </table:table-cell>
          <table:table-cell office:value-type="string" calcext:value-type="string">
            <text:p>An ASIC Solution for Intelligent Electrodes and Active-Cable used in a Wearable ECG Monitoring System.</text:p>
          </table:table-cell>
          <table:table-cell office:value-type="string" calcext:value-type="string">
            <text:p>http://dblp.org/rec/conf/biostec/YangCJTZ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The Role of Blood Vessels in Rabbit Propagation Dynamics and Cardiac Arrhythmias.</text:p>
          </table:table-cell>
          <table:table-cell office:value-type="string" calcext:value-type="string">
            <text:p>http://dblp.org/rec/conf/fimh/GibbBBKGPR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al Imaging and Modeling of the Heart (FIMH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Estimation of Atrial Multiple Reentrant Circuits from Surface ECG Signals Based on a Vectorcardiographic Approach.</text:p>
          </table:table-cell>
          <table:table-cell office:value-type="string" calcext:value-type="string">
            <text:p>http://dblp.org/rec/conf/fimh/DucheneLVO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al Imaging and Modeling of the Heart (FIMH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From Intracardiac Electrograms to Electrocardiograms: Models and Metamodels.</text:p>
          </table:table-cell>
          <table:table-cell office:value-type="string" calcext:value-type="string">
            <text:p>http://dblp.org/rec/conf/fimh/EbrardFGRZ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al Imaging and Modeling of the Heart (FIMH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CNC</text:p>
          </table:table-cell>
          <table:table-cell office:value-type="string" calcext:value-type="string">
            <text:p>A New Algorithm for Extracting Fetal Electrocardiogram.</text:p>
          </table:table-cell>
          <table:table-cell office:value-type="string" calcext:value-type="string">
            <text:p>http://dblp.org/rec/conf/icnc/YangW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ing, Networking and Communications (ICNC)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QRS Complexes Detection by Using the Principal Component Analysis and the Combined Wavelet Entropy for 12-Lead Electrocardiogram Signals.</text:p>
          </table:table-cell>
          <table:table-cell office:value-type="string" calcext:value-type="string">
            <text:p>http://dblp.org/rec/conf/IEEEcit/HuangW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Interational Workshop on Wireless and Mobile Technologies for Smart Cities (WiMobCity @ MobiHoc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A Metadata Registry to Facilitate the Search and Retrieval of Electrocardiograms.</text:p>
          </table:table-cell>
          <table:table-cell office:value-type="string" calcext:value-type="string">
            <text:p>http://dblp.org/rec/conf/IEEEcit/YuanWXS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Interational Workshop on Wireless and Mobile Technologies for Smart Cities (WiMobCity @ MobiHoc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GPU-Based Parallelization for Computer Simulation of Electrocardiogram.</text:p>
          </table:table-cell>
          <table:table-cell office:value-type="string" calcext:value-type="string">
            <text:p>http://dblp.org/rec/conf/IEEEcit/ShenWXZY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Interational Workshop on Wireless and Mobile Technologies for Smart Cities (WiMobCity @ MobiHoc)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MICCAI</text:p>
          </table:table-cell>
          <table:table-cell office:value-type="string" calcext:value-type="string">
            <text:p>Patient Specific 4D Coronary Models from ECG-gated CTA Data for Intra-operative Dynamic Alignment of CTA with X-ray Images.</text:p>
          </table:table-cell>
          <table:table-cell office:value-type="string" calcext:value-type="string">
            <text:p>http://dblp.org/rec/conf/miccai/MetzSKNCSGSWN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edical Image Computing and Computer-Assisted Intervention (MICCAI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ervasiveHealth</text:p>
          </table:table-cell>
          <table:table-cell office:value-type="string" calcext:value-type="string">
            <text:p>Wearable wireless ECG monitoring hardware prototype for use in patients own home.</text:p>
          </table:table-cell>
          <table:table-cell office:value-type="string" calcext:value-type="string">
            <text:p>http://dblp.org/rec/conf/ph/JustesenM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ervasive Computing Technologies for Healthcare (PervasiveHealth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ervasiveHealth</text:p>
          </table:table-cell>
          <table:table-cell office:value-type="string" calcext:value-type="string">
            <text:p>Context-aware multi-lead ECG compression based on standard image codecs.</text:p>
          </table:table-cell>
          <table:table-cell office:value-type="string" calcext:value-type="string">
            <text:p>http://dblp.org/rec/conf/ph/MartiniPB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ervasive Computing Technologies for Healthcare (PervasiveHealth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ervasiveHealth</text:p>
          </table:table-cell>
          <table:table-cell office:value-type="string" calcext:value-type="string">
            <text:p>Intelligent electrode design for long-term ECG monitoring at home: Prototype design using FPAA and FPGA.</text:p>
          </table:table-cell>
          <table:table-cell office:value-type="string" calcext:value-type="string">
            <text:p>http://dblp.org/rec/conf/ph/YangCTZ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ervasive Computing Technologies for Healthcare (PervasiveHealth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CECE</text:p>
          </table:table-cell>
          <table:table-cell office:value-type="string" calcext:value-type="string">
            <text:p>New efficient fractal based compression method for electrocardiogram signals.</text:p>
          </table:table-cell>
          <table:table-cell office:value-type="string" calcext:value-type="string">
            <text:p>http://dblp.org/rec/conf/ccece/KhalajN0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ian Conference on Electrical and Computer Engineering (CCECE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JCNN</text:p>
          </table:table-cell>
          <table:table-cell office:value-type="string" calcext:value-type="string">
            <text:p>Assessment of fetal reactivity biopatterns during labour by fetal ECG analysis.</text:p>
          </table:table-cell>
          <table:table-cell office:value-type="string" calcext:value-type="string">
            <text:p>http://dblp.org/rec/conf/ijcnn/BladLOR0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Joint Conference on Neural Network (IJCNN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IARP</text:p>
          </table:table-cell>
          <table:table-cell office:value-type="string" calcext:value-type="string">
            <text:p>Fast Pattern Classification of Ventricular Arrhythmias Using Graphics Processing Units.</text:p>
          </table:table-cell>
          <table:table-cell office:value-type="string" calcext:value-type="string">
            <text:p>http://dblp.org/rec/conf/ciarp/LopesR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eroamerican Congress on Pattern Recognition (CIARP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GECCO</text:p>
          </table:table-cell>
          <table:table-cell office:value-type="string" calcext:value-type="string">
            <text:p>A new method for linkage learning in the ECGA.</text:p>
          </table:table-cell>
          <table:table-cell office:value-type="string" calcext:value-type="string">
            <text:p>http://dblp.org/rec/conf/gecco/DuqueG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tic and Evolutionary Computation Conference (GECCO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SDA</text:p>
          </table:table-cell>
          <table:table-cell office:value-type="string" calcext:value-type="string">
            <text:p>Efficiency Enhancement of ECGA Through Population Size Management.</text:p>
          </table:table-cell>
          <table:table-cell office:value-type="string" calcext:value-type="string">
            <text:p>http://dblp.org/rec/conf/isda/MeloDD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lligent Systems Design and Applications (ISDA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SDA</text:p>
          </table:table-cell>
          <table:table-cell office:value-type="string" calcext:value-type="string">
            <text:p>Automatic Detection of Arrhythmias Using Wavelets and Self-Organized Artificial Neural Networks.</text:p>
          </table:table-cell>
          <table:table-cell office:value-type="string" calcext:value-type="string">
            <text:p>http://dblp.org/rec/conf/isda/RogalNFPK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lligent Systems Design and Applications (ISDA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SDA</text:p>
          </table:table-cell>
          <table:table-cell office:value-type="string" calcext:value-type="string">
            <text:p>An FPGA Based Arrhythmia Recognition System for Wearable Applications.</text:p>
          </table:table-cell>
          <table:table-cell office:value-type="string" calcext:value-type="string">
            <text:p>http://dblp.org/rec/conf/isda/ArmatoNLVMSR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lligent Systems Design and Applications (ISDA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SNN</text:p>
          </table:table-cell>
          <table:table-cell office:value-type="string" calcext:value-type="string">
            <text:p>Agent Oriented Programming for Setting Up the Platform for Processing EEG / ECG / EMG Waveforms.</text:p>
          </table:table-cell>
          <table:table-cell office:value-type="string" calcext:value-type="string">
            <text:p>http://dblp.org/rec/conf/isnn/GovindarajanAV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Neural Networks (ISNN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A wireless system for monitoring of children with suspected cardiac arrhythmias.</text:p>
          </table:table-cell>
          <table:table-cell office:value-type="string" calcext:value-type="string">
            <text:p>http://dblp.org/rec/conf/petra/KyriacouPKPPJHV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ervasive Technologies Related to Assistive Environments (PETRA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HEALTHINF</text:p>
          </table:table-cell>
          <table:table-cell office:value-type="string" calcext:value-type="string">
            <text:p>ECG Simulation with Improved Model of Cell Action Potentials.</text:p>
          </table:table-cell>
          <table:table-cell office:value-type="string" calcext:value-type="string">
            <text:p>http://dblp.org/rec/conf/biostec/TrobecDA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Wireless ECG Monitoring System Based on OMAP.</text:p>
          </table:table-cell>
          <table:table-cell office:value-type="string" calcext:value-type="string">
            <text:p>http://dblp.org/rec/conf/cse/LiangW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na Semantic Web Symposium (CSWS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CETET</text:p>
          </table:table-cell>
          <table:table-cell office:value-type="string" calcext:value-type="string">
            <text:p>Quality Assessment of ICA for ECG Signal Analysis.</text:p>
          </table:table-cell>
          <table:table-cell office:value-type="string" calcext:value-type="string">
            <text:p>http://dblp.org/rec/conf/icetet/KasturiwaleD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merging Trends in Engineering &amp;amp; Technology (ICETET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WIFS</text:p>
          </table:table-cell>
          <table:table-cell office:value-type="string" calcext:value-type="string">
            <text:p>Efficient privacy-preserving classification of ECG signals.</text:p>
          </table:table-cell>
          <table:table-cell office:value-type="string" calcext:value-type="string">
            <text:p>http://dblp.org/rec/conf/wifs/BarniFLPS0K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shop on Information Forensics and Security (WIFS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MS</text:p>
          </table:table-cell>
          <table:table-cell office:value-type="string" calcext:value-type="string">
            <text:p>ECG Arrhythmia Classification with Support Vector Machines and Genetic Algorithm.</text:p>
          </table:table-cell>
          <table:table-cell office:value-type="string" calcext:value-type="string">
            <text:p>http://dblp.org/rec/conf/ems/NasiriNYN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ymposium on Computer Modeling and Simulation (EMS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SIE</text:p>
          </table:table-cell>
          <table:table-cell office:value-type="string" calcext:value-type="string">
            <text:p>ECG Signal Preprocessing Based on Change Step Iteration of the LMS Adaptive Filtering Algorithm.</text:p>
          </table:table-cell>
          <table:table-cell office:value-type="string" calcext:value-type="string">
            <text:p>http://dblp.org/rec/conf/csie/TuZZ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 Congress on Computer Science and Information Engineering (CSIE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SIE</text:p>
          </table:table-cell>
          <table:table-cell office:value-type="string" calcext:value-type="string">
            <text:p>The Optimal De-noising Algorithm for ECG Using Stationary Wavelet Transform.</text:p>
          </table:table-cell>
          <table:table-cell office:value-type="string" calcext:value-type="string">
            <text:p>http://dblp.org/rec/conf/csie/LiL09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 Congress on Computer Science and Information Engineering (CSIE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SIE</text:p>
          </table:table-cell>
          <table:table-cell office:value-type="string" calcext:value-type="string">
            <text:p>Validity Analysis of an Automatic Dynamic Electrocardiogram Waveform Selection Strategy.</text:p>
          </table:table-cell>
          <table:table-cell office:value-type="string" calcext:value-type="string">
            <text:p>http://dblp.org/rec/conf/csie/ZhengYML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 Congress on Computer Science and Information Engineering (CSIE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MS</text:p>
          </table:table-cell>
          <table:table-cell office:value-type="string" calcext:value-type="string">
            <text:p>Intelligent Arrhythmia Detection Using Genetic Algorithm and Emphatic SVM (ESVM).</text:p>
          </table:table-cell>
          <table:table-cell office:value-type="string" calcext:value-type="string">
            <text:p>http://dblp.org/rec/conf/ems/NasiriSYNN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ymposium on Computer Modeling and Simulation (EMS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HCI</text:p>
          </table:table-cell>
          <table:table-cell office:value-type="string" calcext:value-type="string">
            <text:p>Wearable ECG Monitoring System Using Conductive Fabrics and Active Electrodes.</text:p>
          </table:table-cell>
          <table:table-cell office:value-type="string" calcext:value-type="string">
            <text:p>http://dblp.org/rec/conf/hci/LeeJLJCY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tish Computer Society Conference on Human-Computer Interaction (BCS HCI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COST</text:p>
          </table:table-cell>
          <table:table-cell office:value-type="string" calcext:value-type="string">
            <text:p>Trial Results of a Novel Cardiac Rhythm Management System Using Smart Phones and Wireless ECG Sensors.</text:p>
          </table:table-cell>
          <table:table-cell office:value-type="string" calcext:value-type="string">
            <text:p>http://dblp.org/rec/conf/icost/LeijdekkersGB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Smart Homes and Health Telematics (ICOST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HCI</text:p>
          </table:table-cell>
          <table:table-cell office:value-type="string" calcext:value-type="string">
            <text:p>Relative Amplitude based Features of characteristic ECG-Peaks for Identification of Coronary Artery Disease.</text:p>
          </table:table-cell>
          <table:table-cell office:value-type="string" calcext:value-type="string">
            <text:p>http://dblp.org/rec/conf/ihci/GohelTL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lligent Human Computer Interaction (IHCI)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Int. Conf. Interaction Sciences</text:p>
          </table:table-cell>
          <table:table-cell office:value-type="string" calcext:value-type="string">
            <text:p>Premature ventricular contractions, a typical extra-systole arrhythmia, lowers the scaling exponent: DFA as a beneficial biomedical computation.</text:p>
          </table:table-cell>
          <table:table-cell office:value-type="string" calcext:value-type="string">
            <text:p>http://dblp.org/rec/conf/interaction/YazawaK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raction Sciences (ICIS)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Int. Conf. Interaction Sciences</text:p>
          </table:table-cell>
          <table:table-cell office:value-type="string" calcext:value-type="string">
            <text:p>Wearable patch-type ECG using ubiquitous wireless sensor network for healthcare monitoring application.</text:p>
          </table:table-cell>
          <table:table-cell office:value-type="string" calcext:value-type="string">
            <text:p>http://dblp.org/rec/conf/interaction/KewJ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raction Sciences (ICIS)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Int. Conf. Interaction Sciences</text:p>
          </table:table-cell>
          <table:table-cell office:value-type="string" calcext:value-type="string">
            <text:p>An event detection algorithm in ECG with 60Hz interference and baseline wandering.</text:p>
          </table:table-cell>
          <table:table-cell office:value-type="string" calcext:value-type="string">
            <text:p>http://dblp.org/rec/conf/interaction/KimKKPH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raction Sciences (ICIS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An Attachable ECG Sensor Bandage with Planar-Fashionable Circuit Board.</text:p>
          </table:table-cell>
          <table:table-cell office:value-type="string" calcext:value-type="string">
            <text:p>http://dblp.org/rec/conf/iswc/YooYLKKY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Wearable Computers (ISWC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WIRN</text:p>
          </table:table-cell>
          <table:table-cell office:value-type="string" calcext:value-type="string">
            <text:p>Dynamic Modeling of Heart Dipole Vector for the ECG and VCG Generation.</text:p>
          </table:table-cell>
          <table:table-cell office:value-type="string" calcext:value-type="string">
            <text:p>http://dblp.org/rec/conf/wirn/ForestaMIM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alian Workshop on Neural Nets (WIRN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SCID</text:p>
          </table:table-cell>
          <table:table-cell office:value-type="string" calcext:value-type="string">
            <text:p>The Electrocardiogram Classification Research on Electrocardiogram RR Interval Variation.</text:p>
          </table:table-cell>
          <table:table-cell office:value-type="string" calcext:value-type="string">
            <text:p>http://dblp.org/rec/conf/iscid/Zhou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Computational Intelligence and Design (ISCID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An ECG Analysis Interactive Training System for Understanding Arrhythmias.</text:p>
          </table:table-cell>
          <table:table-cell office:value-type="string" calcext:value-type="string">
            <text:p>http://dblp.org/rec/conf/mie/LessardSSJHRB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 Informatics Europe (MIE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SO</text:p>
          </table:table-cell>
          <table:table-cell office:value-type="string" calcext:value-type="string">
            <text:p>An Improved Algorithm Based on EMD-Wavelet for ECG Signal De-noising.</text:p>
          </table:table-cell>
          <table:table-cell office:value-type="string" calcext:value-type="string">
            <text:p>http://dblp.org/rec/conf/cso/LiL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utational Social Sciences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SO</text:p>
          </table:table-cell>
          <table:table-cell office:value-type="string" calcext:value-type="string">
            <text:p>A Switching Method Based on FD and WTMM for ECG Signal Real-Time Feature Extraction.</text:p>
          </table:table-cell>
          <table:table-cell office:value-type="string" calcext:value-type="string">
            <text:p>http://dblp.org/rec/conf/cso/LiL09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utational Social Sciences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ANN</text:p>
          </table:table-cell>
          <table:table-cell office:value-type="string" calcext:value-type="string">
            <text:p>Improving the transition modelling in hidden Markov models for ECG segmentation.</text:p>
          </table:table-cell>
          <table:table-cell office:value-type="string" calcext:value-type="string">
            <text:p>http://dblp.org/rec/conf/esann/FrenayLV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European Symposium on Artificial Neural Networks (ESANN)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ICANN</text:p>
          </table:table-cell>
          <table:table-cell office:value-type="string" calcext:value-type="string">
            <text:p>Discriminating between V and N Beats from ECGs Introducing an Integrated Reduced Representation along with a Neural Network Classifier.</text:p>
          </table:table-cell>
          <table:table-cell office:value-type="string" calcext:value-type="string">
            <text:p>http://dblp.org/rec/conf/icann/ChudacekGHSL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Adaptive and Natural Computing Algorithms (ICANNGA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SLPED</text:p>
          </table:table-cell>
          <table:table-cell office:value-type="string" calcext:value-type="string">
            <text:p>A 2.6 µW sub-threshold mixed-signal ECG SoC.</text:p>
          </table:table-cell>
          <table:table-cell office:value-type="string" calcext:value-type="string">
            <text:p>http://dblp.org/rec/conf/islped/JockeBWBC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Low Power Electronics and Design (ISLPED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Object-Oriented Integrated Approach for the Design of Scalable ECG Systems.</text:p>
          </table:table-cell>
          <table:table-cell office:value-type="string" calcext:value-type="string">
            <text:p>http://dblp.org/rec/conf/mie/BoskovicBA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 Informatics Europe (MIE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DeS</text:p>
          </table:table-cell>
          <table:table-cell office:value-type="string" calcext:value-type="string">
            <text:p>Laboratory task for measuring ECG and heart axis rotation.</text:p>
          </table:table-cell>
          <table:table-cell office:value-type="string" calcext:value-type="string">
            <text:p>http://dblp.org/rec/conf/pdes/KuceraP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AC Conference on Programmable Devices and Embedded Systems (PDeS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DeS</text:p>
          </table:table-cell>
          <table:table-cell office:value-type="string" calcext:value-type="string">
            <text:p>ECG width intervals detection using mathematical methods.</text:p>
          </table:table-cell>
          <table:table-cell office:value-type="string" calcext:value-type="string">
            <text:p>http://dblp.org/rec/conf/pdes/PindorKP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AC Conference on Programmable Devices and Embedded Systems (PDeS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SCCC</text:p>
          </table:table-cell>
          <table:table-cell office:value-type="string" calcext:value-type="string">
            <text:p>Feature Extraction Based on Circular Summary Statistics in ECG Signal Classification.</text:p>
          </table:table-cell>
          <table:table-cell office:value-type="string" calcext:value-type="string">
            <text:p>http://dblp.org/rec/conf/sccc/SotoT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f the Chilean Computer Science Society (SCCC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KSim</text:p>
          </table:table-cell>
          <table:table-cell office:value-type="string" calcext:value-type="string">
            <text:p>Wavelet Preprocessed Electrocardiogram Potentials and Automated Fault Diagnosis of Heart.</text:p>
          </table:table-cell>
          <table:table-cell office:value-type="string" calcext:value-type="string">
            <text:p>http://dblp.org/rec/conf/uksim/IngoleKI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odelling and Simulation (UKSim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IOCOMP</text:p>
          </table:table-cell>
          <table:table-cell office:value-type="string" calcext:value-type="string">
            <text:p>Heart Arrhythmia Diagnosis By ECG Signal Analysis with Wavelet and Neural Network.</text:p>
          </table:table-cell>
          <table:table-cell office:value-type="string" calcext:value-type="string">
            <text:p>http://dblp.org/rec/conf/biocomp/HosseiniG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ocomputation, Bioinformatics, and Biomedical Technologies (BIOTECHNO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CIS-ICIS</text:p>
          </table:table-cell>
          <table:table-cell office:value-type="string" calcext:value-type="string">
            <text:p>A Parallel Algorithm for Computer Simulation of Electrocardiogram Based on MPI.</text:p>
          </table:table-cell>
          <table:table-cell office:value-type="string" calcext:value-type="string">
            <text:p>http://dblp.org/rec/conf/ACISicis/ShenLWXZY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RTCom</text:p>
          </table:table-cell>
          <table:table-cell office:value-type="string" calcext:value-type="string">
            <text:p>Cancellation of ECG in Electromyogram Using Back Propagation Network.</text:p>
          </table:table-cell>
          <table:table-cell office:value-type="string" calcext:value-type="string">
            <text:p>http://dblp.org/rec/conf/artcom/VijilaK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ances in Recent Technologies in Communication and Computing (ARTCom)</text:p>
          </table:table-cell>
        </table:table-row>
        <table:table-row table:style-name="ro5">
          <table:table-cell office:value-type="float" office:value="2009" calcext:value-type="float">
            <text:p>2009</text:p>
          </table:table-cell>
          <table:table-cell office:value-type="string" calcext:value-type="string">
            <text:p>Asia International Conference on Modelling and Simulation</text:p>
          </table:table-cell>
          <table:table-cell office:value-type="string" calcext:value-type="string">
            <text:p>Study of Electromagnetic Interference to ECG Using Faraday Shield.</text:p>
          </table:table-cell>
          <table:table-cell office:value-type="string" calcext:value-type="string">
            <text:p>http://dblp.org/rec/conf/asiams/SudirmanZJMK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a International Conference on Modelling and Simulation (AMS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ISS</text:p>
          </table:table-cell>
          <table:table-cell office:value-type="string" calcext:value-type="string">
            <text:p>Fetal heart rate estimation by fitting half-wave rectified cosine functions to power spectra of fetal ecg waveforms.</text:p>
          </table:table-cell>
          <table:table-cell office:value-type="string" calcext:value-type="string">
            <text:p>http://dblp.org/rec/conf/ciss/SahinY09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Conference on Information Sciences and Systems (CISS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CSS</text:p>
          </table:table-cell>
          <table:table-cell office:value-type="string" calcext:value-type="string">
            <text:p>ECG Feature Extraction using Time Frequency Analysis.</text:p>
          </table:table-cell>
          <table:table-cell office:value-type="string" calcext:value-type="string">
            <text:p>http://dblp.org/rec/conf/cisse/Nair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s on Computer, Information, and Systems Sciences, and Engineering (CISSE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SMR</text:p>
          </table:table-cell>
          <table:table-cell office:value-type="string" calcext:value-type="string">
            <text:p>Recovering the Evolution Stable Part Using an ECGM Algorithm: Is There a Tunnel in Mozilla?</text:p>
          </table:table-cell>
          <table:table-cell office:value-type="string" calcext:value-type="string">
            <text:p>http://dblp.org/rec/conf/csmr/KpodjedoRGA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Conference on Software Maintenance and Reengineering (CSMR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DCC</text:p>
          </table:table-cell>
          <table:table-cell office:value-type="string" calcext:value-type="string">
            <text:p>A Zero Padding SVD Encoder to Compress Electrocardiogram.</text:p>
          </table:table-cell>
          <table:table-cell office:value-type="string" calcext:value-type="string">
            <text:p>http://dblp.org/rec/conf/dcc/AgulhariBP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SIGCOMM Workshop onDistributed Cloud Computing (DCC @ SIGCOMM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TELEMED</text:p>
          </table:table-cell>
          <table:table-cell office:value-type="string" calcext:value-type="string">
            <text:p>Noise Cancellation on ECG and Heart Rate Signals Using the Undecimated Wavelet Transform.</text:p>
          </table:table-cell>
          <table:table-cell office:value-type="string" calcext:value-type="string">
            <text:p>http://dblp.org/rec/conf/etelemed/HernandezO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Health, Telemedicine, and Social Medicine (eTELEMED)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HPCC</text:p>
          </table:table-cell>
          <table:table-cell office:value-type="string" calcext:value-type="string">
            <text:p>A Hybrid System with Hidden Markov Models and Gaussian Mixture Models for Myocardial Infarction Classification with 12-Lead ECGs.</text:p>
          </table:table-cell>
          <table:table-cell office:value-type="string" calcext:value-type="string">
            <text:p>http://dblp.org/rec/conf/hpcc/ChangHLCL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High Performance Computing and Communications (HPCC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ADIS AC</text:p>
          </table:table-cell>
          <table:table-cell office:value-type="string" calcext:value-type="string">
            <text:p>ECG data compression for an embedded system of a Holter monitor using PPM.</text:p>
          </table:table-cell>
          <table:table-cell office:value-type="string" calcext:value-type="string">
            <text:p>http://dblp.org/rec/conf/iadis/FariasL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ADIS International Conference on Applied Computing (AC @ IADIS Conferences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CB</text:p>
          </table:table-cell>
          <table:table-cell office:value-type="string" calcext:value-type="string">
            <text:p>Biometrics Method for Human Identification Using Electrocardiogram.</text:p>
          </table:table-cell>
          <table:table-cell office:value-type="string" calcext:value-type="string">
            <text:p>http://dblp.org/rec/conf/icb/SinghG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Ontology (ICBO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CCSA</text:p>
          </table:table-cell>
          <table:table-cell office:value-type="string" calcext:value-type="string">
            <text:p>Real-Time Monitoring of Ubiquitous Wearable ECG Sensor Node for Healthcare Application.</text:p>
          </table:table-cell>
          <table:table-cell office:value-type="string" calcext:value-type="string">
            <text:p>http://dblp.org/rec/conf/iccsa/JeongK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ational Science and Its Applications (ICCSA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CDAR</text:p>
          </table:table-cell>
          <table:table-cell office:value-type="string" calcext:value-type="string">
            <text:p>Information Extraction from Multimodal ECG Documents.</text:p>
          </table:table-cell>
          <table:table-cell office:value-type="string" calcext:value-type="string">
            <text:p>http://dblp.org/rec/conf/icdar/WangSB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Document Analysis and Recognition (ICDAR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CHIT</text:p>
          </table:table-cell>
          <table:table-cell office:value-type="string" calcext:value-type="string">
            <text:p>ECG signal compression using 2D wavelet foveation.</text:p>
          </table:table-cell>
          <table:table-cell office:value-type="string" calcext:value-type="string">
            <text:p>http://dblp.org/rec/conf/ichit/Ciocoiu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Hybrid Information Technology (ICHIT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CMI</text:p>
          </table:table-cell>
          <table:table-cell office:value-type="string" calcext:value-type="string">
            <text:p>Activity-aware ECG-based patient authentication for remote health monitoring.</text:p>
          </table:table-cell>
          <table:table-cell office:value-type="string" calcext:value-type="string">
            <text:p>http://dblp.org/rec/conf/icmi/SriramSCK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ultimodal Interfaces (ICMI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CSAP</text:p>
          </table:table-cell>
          <table:table-cell office:value-type="string" calcext:value-type="string">
            <text:p>Characterrization and Categorization of ECG.</text:p>
          </table:table-cell>
          <table:table-cell office:value-type="string" calcext:value-type="string">
            <text:p>http://dblp.org/rec/conf/icsap/JanvierJ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Signal Acquisition and Processing (ICSAP)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IJCBS</text:p>
          </table:table-cell>
          <table:table-cell office:value-type="string" calcext:value-type="string">
            <text:p>Estimation of Heart Rate Variability Changes during Different Visual Stimulations Using Non-invasive Continuous ECG Monitoring System.</text:p>
          </table:table-cell>
          <table:table-cell office:value-type="string" calcext:value-type="string">
            <text:p>http://dblp.org/rec/conf/ijcbs/WuLC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s on Bioinformatics, Systems Biology and Intelligent Computing (IJCBS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MCSIT</text:p>
          </table:table-cell>
          <table:table-cell office:value-type="string" calcext:value-type="string">
            <text:p>Machine learning in electrocardiogram diagnosis.</text:p>
          </table:table-cell>
          <table:table-cell office:value-type="string" calcext:value-type="string">
            <text:p>http://dblp.org/rec/conf/imcsit/SalemRE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Multiconference on Computer Science and Information Technology (IMCSIT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CPC</text:p>
          </table:table-cell>
          <table:table-cell office:value-type="string" calcext:value-type="string">
            <text:p>Structure transition graphs: An ECG for program comprehension?</text:p>
          </table:table-cell>
          <table:table-cell office:value-type="string" calcext:value-type="string">
            <text:p>http://dblp.org/rec/conf/iwpc/SimRC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Program Comprehension (ICPC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NaBIC</text:p>
          </table:table-cell>
          <table:table-cell office:value-type="string" calcext:value-type="string">
            <text:p>Development of FCM based Algorithm for the Delineation of QRS-Complexes in Electrocardiogram.</text:p>
          </table:table-cell>
          <table:table-cell office:value-type="string" calcext:value-type="string">
            <text:p>http://dblp.org/rec/conf/nabic/LingayatMS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 Congress on Nature and Biologically Inspired Computing (NaBIC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KDD</text:p>
          </table:table-cell>
          <table:table-cell office:value-type="string" calcext:value-type="string">
            <text:p>Extracting Fuzzy Rules for Detecting Ventricular Arrhythmias Based on NEWFM.</text:p>
          </table:table-cell>
          <table:table-cell office:value-type="string" calcext:value-type="string">
            <text:p>http://dblp.org/rec/conf/pakdd/ShinLL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ific-Asia Conference on Knowledge Discovery and Data Mining (PAKDD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SoCPaR</text:p>
          </table:table-cell>
          <table:table-cell office:value-type="string" calcext:value-type="string">
            <text:p>Arrhythmia Beat Classification Using Pruned Fuzzy K-Nearest Neighbor Classifier.</text:p>
          </table:table-cell>
          <table:table-cell office:value-type="string" calcext:value-type="string">
            <text:p>http://dblp.org/rec/conf/socpar/ArifAA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f Soft Computing and Pattern Recognition (SoCPaR)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Identification of Time-Varying T-Wave Alternans from 20--Minute ECG Recordings - Issues Related to TWA Magnitude Threshold and Length of ECG Time Series.</text:p>
          </table:table-cell>
          <table:table-cell office:value-type="string" calcext:value-type="string">
            <text:p>http://dblp.org/rec/conf/biostec/BurattiniZB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Improving an Automatic Arrhythmias Recogniser Based in ECG Signals.</text:p>
          </table:table-cell>
          <table:table-cell office:value-type="string" calcext:value-type="string">
            <text:p>http://dblp.org/rec/conf/biostec/CorsinoTAF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Evolutionary Computation Approach to ECG Signal Classification.</text:p>
          </table:table-cell>
          <table:table-cell office:value-type="string" calcext:value-type="string">
            <text:p>http://dblp.org/rec/conf/biostec/MelganiB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Unveiling Intrinsic Similarity - Application to Temporal Analysis of ECG.</text:p>
          </table:table-cell>
          <table:table-cell office:value-type="string" calcext:value-type="string">
            <text:p>http://dblp.org/rec/conf/biostec/LourencoF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A Supervised Learning Approach Based on the Continuous Wavelet Transform for R Spike Detection in ECG.</text:p>
          </table:table-cell>
          <table:table-cell office:value-type="string" calcext:value-type="string">
            <text:p>http://dblp.org/rec/conf/biostec/LannoyDV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ECG Signal Denoising - Using Wavelet in Besov Spaces.</text:p>
          </table:table-cell>
          <table:table-cell office:value-type="string" calcext:value-type="string">
            <text:p>http://dblp.org/rec/conf/biostec/ZhaoWY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Wavelet-Based Real-Time ECG Processing for a Wearable Monitoring System.</text:p>
          </table:table-cell>
          <table:table-cell office:value-type="string" calcext:value-type="string">
            <text:p>http://dblp.org/rec/conf/biostec/ZaunsederFPR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Non-Invasive Real-Time Fetal ECG Extraction - A Block-on-Line DSP Implementation based on the JADE Algorithm.</text:p>
          </table:table-cell>
          <table:table-cell office:value-type="string" calcext:value-type="string">
            <text:p>http://dblp.org/rec/conf/biostec/MuceliPR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An Inverse Model for Localization of Low-Diffusivity Regions in the Heart using ECG/MCG Sensor Arrays.</text:p>
          </table:table-cell>
          <table:table-cell office:value-type="string" calcext:value-type="string">
            <text:p>http://dblp.org/rec/conf/biostec/AtallaJ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A High Efficient Quality Control Strategy for Wavelet-Based ECG Data Compression System.</text:p>
          </table:table-cell>
          <table:table-cell office:value-type="string" calcext:value-type="string">
            <text:p>http://dblp.org/rec/conf/bmei/KuHW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A Hybrid Framework for ECG Interpretation by Computer and its Evaluation Platform.</text:p>
          </table:table-cell>
          <table:table-cell office:value-type="string" calcext:value-type="string">
            <text:p>http://dblp.org/rec/conf/bmei/DongZW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Cardiac Arrhythmia Detection based on Signal Variation Characteristic.</text:p>
          </table:table-cell>
          <table:table-cell office:value-type="string" calcext:value-type="string">
            <text:p>http://dblp.org/rec/conf/bmei/ThanawattanoT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Detection of Long Term Variations of Heart Rate Variability in Normal Sinus Rhythm and Atrial Fibrillation ECG Data.</text:p>
          </table:table-cell>
          <table:table-cell office:value-type="string" calcext:value-type="string">
            <text:p>http://dblp.org/rec/conf/bmei/KimSJY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Different Approaches for Linear and Non-linear ECG Generation.</text:p>
          </table:table-cell>
          <table:table-cell office:value-type="string" calcext:value-type="string">
            <text:p>http://dblp.org/rec/conf/bmei/AbadDM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Signal Processing Based for Fetal Electrocardiogram Extraction.</text:p>
          </table:table-cell>
          <table:table-cell office:value-type="string" calcext:value-type="string">
            <text:p>http://dblp.org/rec/conf/bmei/SargolzaeiFS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A Portable Intelligent ECG Monitor Based on Wireless Internet and Embedded System Technology.</text:p>
          </table:table-cell>
          <table:table-cell office:value-type="string" calcext:value-type="string">
            <text:p>http://dblp.org/rec/conf/bmei/DongZJ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Design of Pre-processing Circuit for Wireless ECG Monitoring System.</text:p>
          </table:table-cell>
          <table:table-cell office:value-type="string" calcext:value-type="string">
            <text:p>http://dblp.org/rec/conf/bmei/ZhuRLC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Portable ECG Measurement Device based on MSP430 MCU.</text:p>
          </table:table-cell>
          <table:table-cell office:value-type="string" calcext:value-type="string">
            <text:p>http://dblp.org/rec/conf/bmei/MingYX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Atrial signal extraction in atrial fibrillation ECGs exploiting spatial constraints.</text:p>
          </table:table-cell>
          <table:table-cell office:value-type="string" calcext:value-type="string">
            <text:p>http://dblp.org/rec/conf/eusipco/BonizziPZMF0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A time delay estimation technique for overlapping signals in electrocardiograms.</text:p>
          </table:table-cell>
          <table:table-cell office:value-type="string" calcext:value-type="string">
            <text:p>http://dblp.org/rec/conf/eusipco/CabassonM0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Multilead estimation of T-wave alternans in the ECG using Principal Component Analysis.</text:p>
          </table:table-cell>
          <table:table-cell office:value-type="string" calcext:value-type="string">
            <text:p>http://dblp.org/rec/conf/eusipco/MonasterioLM0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Extraction of fetal ECG using adaptive Volterra filters.</text:p>
          </table:table-cell>
          <table:table-cell office:value-type="string" calcext:value-type="string">
            <text:p>http://dblp.org/rec/conf/eusipco/ShadaydehXW0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Semiparametric shift estimation for alignment of ECG data.</text:p>
          </table:table-cell>
          <table:table-cell office:value-type="string" calcext:value-type="string">
            <text:p>http://dblp.org/rec/conf/eusipco/TriganoIR0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Selection of higher order subband features for ECG beat classification.</text:p>
          </table:table-cell>
          <table:table-cell office:value-type="string" calcext:value-type="string">
            <text:p>http://dblp.org/rec/conf/eusipco/YuC0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Structuring the e-SCP-ECG+ protocol for multi vital-sign handling.</text:p>
          </table:table-cell>
          <table:table-cell office:value-type="string" calcext:value-type="string">
            <text:p>http://dblp.org/rec/conf/bibe/MandellosKL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engineering (BIBE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IODEVICES</text:p>
          </table:table-cell>
          <table:table-cell office:value-type="string" calcext:value-type="string">
            <text:p>A Portable ECG Device in a Home Care Environment Using Burst Transmission.</text:p>
          </table:table-cell>
          <table:table-cell office:value-type="string" calcext:value-type="string">
            <text:p>http://dblp.org/rec/conf/biostec/BumacharAF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BIODEVICES</text:p>
          </table:table-cell>
          <table:table-cell office:value-type="string" calcext:value-type="string">
            <text:p>High Resolution ECG and Depth Data Logger - A Novel Device to Study Breath Hold Diving Induced Variations of the PQ Interval.</text:p>
          </table:table-cell>
          <table:table-cell office:value-type="string" calcext:value-type="string">
            <text:p>http://dblp.org/rec/conf/biostec/SieberBYNLLD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Wavelet shrinkage applications of EEG-ECG-based human-computer interface.</text:p>
          </table:table-cell>
          <table:table-cell office:value-type="string" calcext:value-type="string">
            <text:p>http://dblp.org/rec/conf/IEEEcit/SakaiW0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Interational Workshop on Wireless and Mobile Technologies for Smart Cities (WiMobCity @ MobiHoc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PervasiveHealth</text:p>
          </table:table-cell>
          <table:table-cell office:value-type="string" calcext:value-type="string">
            <text:p>Mobile ECG measurement and analysis system using mobile phone as the base station.</text:p>
          </table:table-cell>
          <table:table-cell office:value-type="string" calcext:value-type="string">
            <text:p>http://dblp.org/rec/conf/ph/KailantoHH0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ervasive Computing Technologies for Healthcare (PervasiveHealth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PervasiveHealth</text:p>
          </table:table-cell>
          <table:table-cell office:value-type="string" calcext:value-type="string">
            <text:p>Two portable long-term measurement devices for ECG and bioimpedance.</text:p>
          </table:table-cell>
          <table:table-cell office:value-type="string" calcext:value-type="string">
            <text:p>http://dblp.org/rec/conf/ph/VuorelaVSH0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ervasive Computing Technologies for Healthcare (PervasiveHealth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PervasiveHealth</text:p>
          </table:table-cell>
          <table:table-cell office:value-type="string" calcext:value-type="string">
            <text:p>ECG monitoring of cardiac patients at home: experiences with scenarios and signal processing methods.</text:p>
          </table:table-cell>
          <table:table-cell office:value-type="string" calcext:value-type="string">
            <text:p>http://dblp.org/rec/conf/ph/MerilahtiGPKHHK0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ervasive Computing Technologies for Healthcare (PervasiveHealth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ICPR</text:p>
          </table:table-cell>
          <table:table-cell office:value-type="string" calcext:value-type="string">
            <text:p>Detection of Atrial Fibrillation using model-based ECG analysis.</text:p>
          </table:table-cell>
          <table:table-cell office:value-type="string" calcext:value-type="string">
            <text:p>http://dblp.org/rec/conf/icpr/CouceiroCHAHH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attern Recognition (ICPR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GECCO</text:p>
          </table:table-cell>
          <table:table-cell office:value-type="string" calcext:value-type="string">
            <text:p>Investigating restricted tournament replacement in ECGA for non-stationary environments.</text:p>
          </table:table-cell>
          <table:table-cell office:value-type="string" calcext:value-type="string">
            <text:p>http://dblp.org/rec/conf/gecco/LimaFL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tic and Evolutionary Computation Conference (GECCO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ECG signal recording, processing and transmission using a mobile phone.</text:p>
          </table:table-cell>
          <table:table-cell office:value-type="string" calcext:value-type="string">
            <text:p>http://dblp.org/rec/conf/petra/GiannakakisB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ervasive Technologies Related to Assistive Environments (PETRA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HEALTHINF</text:p>
          </table:table-cell>
          <table:table-cell office:value-type="string" calcext:value-type="string">
            <text:p>ECGWARE: an ECG Markup Language for Ambulatory Telemonitoring and Decision Making Support.</text:p>
          </table:table-cell>
          <table:table-cell office:value-type="string" calcext:value-type="string">
            <text:p>http://dblp.org/rec/conf/biostec/GoncalvesFA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ODYNETS</text:p>
          </table:table-cell>
          <table:table-cell office:value-type="string" calcext:value-type="string">
            <text:p>ECG segmentation in a body sensor network using adaptive hidden Markov models.</text:p>
          </table:table-cell>
          <table:table-cell office:value-type="string" calcext:value-type="string">
            <text:p>http://dblp.org/rec/conf/bodynets/LiT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Body Area Networks (BODYNETS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ICETET</text:p>
          </table:table-cell>
          <table:table-cell office:value-type="string" calcext:value-type="string">
            <text:p>Arrhythmias Classification with MLP Neural Network and Statistical Analysis.</text:p>
          </table:table-cell>
          <table:table-cell office:value-type="string" calcext:value-type="string">
            <text:p>http://dblp.org/rec/conf/icetet/RautD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merging Trends in Engineering &amp;amp; Technology (ICETET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ICETET</text:p>
          </table:table-cell>
          <table:table-cell office:value-type="string" calcext:value-type="string">
            <text:p>Feature Extraction via Multiresolution Analysis for ECG Signal.</text:p>
          </table:table-cell>
          <table:table-cell office:value-type="string" calcext:value-type="string">
            <text:p>http://dblp.org/rec/conf/icetet/IngoleKI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merging Trends in Engineering &amp;amp; Technology (ICETET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ICETET</text:p>
          </table:table-cell>
          <table:table-cell office:value-type="string" calcext:value-type="string">
            <text:p>ECG Distortion Measures and their Effectiveness.</text:p>
          </table:table-cell>
          <table:table-cell office:value-type="string" calcext:value-type="string">
            <text:p>http://dblp.org/rec/conf/icetet/ManikandanD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merging Trends in Engineering &amp;amp; Technology (ICETET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ICMB</text:p>
          </table:table-cell>
          <table:table-cell office:value-type="string" calcext:value-type="string">
            <text:p>An Effective Feature Set for ECG Pattern Classification.</text:p>
          </table:table-cell>
          <table:table-cell office:value-type="string" calcext:value-type="string">
            <text:p>http://dblp.org/rec/conf/medbiometrics/GhongadeG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edical Biometrics (ICMB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ITI</text:p>
          </table:table-cell>
          <table:table-cell office:value-type="string" calcext:value-type="string">
            <text:p>Analysis of ECG records using ECG Chaos Extractor platform and Weka system.</text:p>
          </table:table-cell>
          <table:table-cell office:value-type="string" calcext:value-type="string">
            <text:p>http://dblp.org/rec/conf/iti/JovicB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Conference on Integrating Technology into Computer Science Education (ITiCSE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APCCAS</text:p>
          </table:table-cell>
          <table:table-cell office:value-type="string" calcext:value-type="string">
            <text:p>Automatic ECG interpretation via morphological feature extraction and SVM inference nets.</text:p>
          </table:table-cell>
          <table:table-cell office:value-type="string" calcext:value-type="string">
            <text:p>http://dblp.org/rec/conf/apccas/LeiDSF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a Pacific Conference on Circuits and Systems (APCCAS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ICONIP</text:p>
          </table:table-cell>
          <table:table-cell office:value-type="string" calcext:value-type="string">
            <text:p>Evaluation of Prediction Capability of Non-recursion Type 2nd-order Volterra Neuron Network for Electrocardiogram.</text:p>
          </table:table-cell>
          <table:table-cell office:value-type="string" calcext:value-type="string">
            <text:p>http://dblp.org/rec/conf/iconip/KobayakawaY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Neural Information Processing (ICONIP)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Suggestion for optimal location of textile-based ECG electrodes on an elastic shirts considering clothing pressure of the shirt.</text:p>
          </table:table-cell>
          <table:table-cell office:value-type="string" calcext:value-type="string">
            <text:p>http://dblp.org/rec/conf/iswc/SungJC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Wearable Computers (ISWC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Compressing electrocardiogram signals using parameterized wavelets.</text:p>
          </table:table-cell>
          <table:table-cell office:value-type="string" calcext:value-type="string">
            <text:p>http://dblp.org/rec/conf/sac/AgulhariSB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Symposium on Access Control Models and Technologies (SACMAT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ECG data provisioning for telehomecare monitoring.</text:p>
          </table:table-cell>
          <table:table-cell office:value-type="string" calcext:value-type="string">
            <text:p>http://dblp.org/rec/conf/sac/GoncalvesFAG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Symposium on Access Control Models and Technologies (SACMAT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WIRN</text:p>
          </table:table-cell>
          <table:table-cell office:value-type="string" calcext:value-type="string">
            <text:p>Neural Networks for the Parameters Characterization of ECG Dynamical Model.</text:p>
          </table:table-cell>
          <table:table-cell office:value-type="string" calcext:value-type="string">
            <text:p>http://dblp.org/rec/conf/wirn/CacciolaFMV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alian Workshop on Neural Nets (WIRN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WIRN</text:p>
          </table:table-cell>
          <table:table-cell office:value-type="string" calcext:value-type="string">
            <text:p>Multiresolution Minimization of Renyi&amp;apos;s Mutual Information for fetal-ECG Extraction.</text:p>
          </table:table-cell>
          <table:table-cell office:value-type="string" calcext:value-type="string">
            <text:p>http://dblp.org/rec/conf/wirn/ForestaMIMA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alian Workshop on Neural Nets (WIRN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ISIS</text:p>
          </table:table-cell>
          <table:table-cell office:value-type="string" calcext:value-type="string">
            <text:p>Web and Grid Services for Improving Ambient Intelligence Embedded in Pervasive, Personal ECG devices.</text:p>
          </table:table-cell>
          <table:table-cell office:value-type="string" calcext:value-type="string">
            <text:p>http://dblp.org/rec/conf/cisis/AtouiFR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utational Intelligence in Security for Information Systems (CISIS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eHealth</text:p>
          </table:table-cell>
          <table:table-cell office:value-type="string" calcext:value-type="string">
            <text:p>Continuous Monitoring of Children with Suspected Cardiac Arrhythmias.</text:p>
          </table:table-cell>
          <table:table-cell office:value-type="string" calcext:value-type="string">
            <text:p>http://dblp.org/rec/conf/ehealth/KyriacouKPKPJPV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Conference on eHealth (ECEH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UZZ-IEEE</text:p>
          </table:table-cell>
          <table:table-cell office:value-type="string" calcext:value-type="string">
            <text:p>Fuzzy rule based multiwavelet ECG signal denoising.</text:p>
          </table:table-cell>
          <table:table-cell office:value-type="string" calcext:value-type="string">
            <text:p>http://dblp.org/rec/conf/fuzzIEEE/LingHLWCT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Fuzzy Systems (FUZZ-IEEE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ICANN</text:p>
          </table:table-cell>
          <table:table-cell office:value-type="string" calcext:value-type="string">
            <text:p>ECG Signal Classification Using GAME Neural Network and Its Comparison to Other Classifiers.</text:p>
          </table:table-cell>
          <table:table-cell office:value-type="string" calcext:value-type="string">
            <text:p>http://dblp.org/rec/conf/icann/CepekSC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Adaptive and Natural Computing Algorithms (ICANNGA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ICNSC</text:p>
          </table:table-cell>
          <table:table-cell office:value-type="string" calcext:value-type="string">
            <text:p>Comparison of PVC Arrhythmia Detection Via Neural Networks and ANFIS.</text:p>
          </table:table-cell>
          <table:table-cell office:value-type="string" calcext:value-type="string">
            <text:p>http://dblp.org/rec/conf/icnsc/GharaviriVTM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Networking, Sensing and Control (ICNSC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ACIIA</text:p>
          </table:table-cell>
          <table:table-cell office:value-type="string" calcext:value-type="string">
            <text:p>T-Wave Alternans Analysis in Portable ECG Monitor.</text:p>
          </table:table-cell>
          <table:table-cell office:value-type="string" calcext:value-type="string">
            <text:p>http://dblp.org/rec/conf/paciia/LinX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Pacific-Asia Workshop on Computational Intelligence and Industrial Application (PACIIA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PACIIA</text:p>
          </table:table-cell>
          <table:table-cell office:value-type="string" calcext:value-type="string">
            <text:p>Fetal Electrocardiogram Extraction by Local Projections in Embedding Spaces.</text:p>
          </table:table-cell>
          <table:table-cell office:value-type="string" calcext:value-type="string">
            <text:p>http://dblp.org/rec/conf/paciia/RenWWF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Pacific-Asia Workshop on Computational Intelligence and Industrial Application (PACIIA)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Panhellenic Conference on Informatics</text:p>
          </table:table-cell>
          <table:table-cell office:value-type="string" calcext:value-type="string">
            <text:p>Development of Wireless Embedded System Using ZigBEE Protocol to Avoid White Gaussian Noise and 50 Hz Power Line Noise in ECG and Pressure Blood Signals.</text:p>
          </table:table-cell>
          <table:table-cell office:value-type="string" calcext:value-type="string">
            <text:p>http://dblp.org/rec/conf/pci/KalovrektisGFT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hellenic Conference on Informatics (PCI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IRS</text:p>
          </table:table-cell>
          <table:table-cell office:value-type="string" calcext:value-type="string">
            <text:p>Discrimination of Ventricular Arrhythmias Using NEWFM.</text:p>
          </table:table-cell>
          <table:table-cell office:value-type="string" calcext:value-type="string">
            <text:p>http://dblp.org/rec/conf/airs/ZhangLL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a Information Retrieval Symposium (AIRS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IOSTEC (Selected</text:p>
          </table:table-cell>
          <table:table-cell office:value-type="string" calcext:value-type="string">
            <text:p>A Supervised Wavelet Transform Algorithm for R Spike Detection in Noisy ECGs.</text:p>
          </table:table-cell>
          <table:table-cell office:value-type="string" calcext:value-type="string">
            <text:p>http://dblp.org/rec/conf/biostec/LannoyDV08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roadCom</text:p>
          </table:table-cell>
          <table:table-cell office:value-type="string" calcext:value-type="string">
            <text:p>Algorithm of Remote Monitoring ECG Using Mobile Phone: Conception and Implementation.</text:p>
          </table:table-cell>
          <table:table-cell office:value-type="string" calcext:value-type="string">
            <text:p>http://dblp.org/rec/conf/broadcom/MerzouguiF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roadband Communications, Information Technology &amp;amp; Biomedical Applications (BroadCom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IMCA/IAWTIC/ISE</text:p>
          </table:table-cell>
          <table:table-cell office:value-type="string" calcext:value-type="string">
            <text:p>Experiences-Based Intelligence Simulation in ECG Recognition.</text:p>
          </table:table-cell>
          <table:table-cell office:value-type="string" calcext:value-type="string">
            <text:p>http://dblp.org/rec/conf/cimca/DongZ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Reversible Data Hiding for Electrocardiogram Signal Based on Wavelet Transforms.</text:p>
          </table:table-cell>
          <table:table-cell office:value-type="string" calcext:value-type="string">
            <text:p>http://dblp.org/rec/conf/cis/ZhengQ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Conference on Information Sciences and Systems (CISS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CNSR</text:p>
          </table:table-cell>
          <table:table-cell office:value-type="string" calcext:value-type="string">
            <text:p>ECG Based Recognition Using Second Order Statistics.</text:p>
          </table:table-cell>
          <table:table-cell office:value-type="string" calcext:value-type="string">
            <text:p>http://dblp.org/rec/conf/cnsr/AgrafiotiH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ference on Communication Networks and Services Research (CNSR)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CSSE</text:p>
          </table:table-cell>
          <table:table-cell office:value-type="string" calcext:value-type="string">
            <text:p>ECG Beats Classification Based on Ensemble Feature Composed of Independent Components and QRS Complex Width.</text:p>
          </table:table-cell>
          <table:table-cell office:value-type="string" calcext:value-type="string">
            <text:p>http://dblp.org/rec/conf/csse/YongWYJ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uter Systems: Science &amp;amp; Engineering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Detecting Ventricular Arrhythmias by NEWFM.</text:p>
          </table:table-cell>
          <table:table-cell office:value-type="string" calcext:value-type="string">
            <text:p>http://dblp.org/rec/conf/grc/ZhangLJL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Granular Computing (GrC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e-Learning</text:p>
          </table:table-cell>
          <table:table-cell office:value-type="string" calcext:value-type="string">
            <text:p>&amp;quot;Oaat&amp;quot;, A New, Simple And Powerfull Interactive Tool For Ecg Analysis Learning.</text:p>
          </table:table-cell>
          <table:table-cell office:value-type="string" calcext:value-type="string">
            <text:p>http://dblp.org/rec/conf/iadis/LessardSSJHRB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gnition and Exploratory Learning in Digital Age (CELDA @ IADIS Conferences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IC-AI</text:p>
          </table:table-cell>
          <table:table-cell office:value-type="string" calcext:value-type="string">
            <text:p>ECG biometric system.</text:p>
          </table:table-cell>
          <table:table-cell office:value-type="string" calcext:value-type="string">
            <text:p>http://dblp.org/rec/conf/icai/WahabW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Artificial Intelligence (IC-AI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ICAISC</text:p>
          </table:table-cell>
          <table:table-cell office:value-type="string" calcext:value-type="string">
            <text:p>Quality-Driven Continuous Adaptiation of ECG Interpretation in a Distributed Surveillance System.</text:p>
          </table:table-cell>
          <table:table-cell office:value-type="string" calcext:value-type="string">
            <text:p>http://dblp.org/rec/conf/icaisc/Augustyniak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Artificial Intelligence and Soft Computing (ICAISC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ICYCS</text:p>
          </table:table-cell>
          <table:table-cell office:value-type="string" calcext:value-type="string">
            <text:p>ECG De-noising Based on Empirical Mode Decomposition.</text:p>
          </table:table-cell>
          <table:table-cell office:value-type="string" calcext:value-type="string">
            <text:p>http://dblp.org/rec/conf/icycs/TangQ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for Young Computer Scientists (ICYCS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IPDPS</text:p>
          </table:table-cell>
          <table:table-cell office:value-type="string" calcext:value-type="string">
            <text:p>ECG segmentation in a body sensor network using Hidden Markov Models.</text:p>
          </table:table-cell>
          <table:table-cell office:value-type="string" calcext:value-type="string">
            <text:p>http://dblp.org/rec/conf/ipps/LiT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Parallel and Distributed Processing Symposium (IPDPS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Mobility Conference</text:p>
          </table:table-cell>
          <table:table-cell office:value-type="string" calcext:value-type="string">
            <text:p>DWLT compression method based on MSVQ for a real-time ECG monitoring system in WSNs.</text:p>
          </table:table-cell>
          <table:table-cell office:value-type="string" calcext:value-type="string">
            <text:p>http://dblp.org/rec/conf/mobility/KimJLK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obile Technology, Applications, and Systems (Mobility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MUE</text:p>
          </table:table-cell>
          <table:table-cell office:value-type="string" calcext:value-type="string">
            <text:p>A Novel Personal Identity Verification Approach Using a Discrete Wavelet Transform of the ECG Signal.</text:p>
          </table:table-cell>
          <table:table-cell office:value-type="string" calcext:value-type="string">
            <text:p>http://dblp.org/rec/conf/mue/ChiuCH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D Structure from Multiple Images of Large-Scale Environments (SMILE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NTMS</text:p>
          </table:table-cell>
          <table:table-cell office:value-type="string" calcext:value-type="string">
            <text:p>Biometric Identification System Based on Electrocardiogram Data.</text:p>
          </table:table-cell>
          <table:table-cell office:value-type="string" calcext:value-type="string">
            <text:p>http://dblp.org/rec/conf/ntms/GahiLZGKE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New Technologies, Mobility and Security (NTMS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PSN</text:p>
          </table:table-cell>
          <table:table-cell office:value-type="string" calcext:value-type="string">
            <text:p>Enhancing the Efficiency of the ECGA.</text:p>
          </table:table-cell>
          <table:table-cell office:value-type="string" calcext:value-type="string">
            <text:p>http://dblp.org/rec/conf/ppsn/DuqueGS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allel Problem Solving from Nature (PPSN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BRN</text:p>
          </table:table-cell>
          <table:table-cell office:value-type="string" calcext:value-type="string">
            <text:p>Easy Efficiency-Enhancement Technique for the ECGA.</text:p>
          </table:table-cell>
          <table:table-cell office:value-type="string" calcext:value-type="string">
            <text:p>http://dblp.org/rec/conf/sbrn/MeloD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ian Symposium on Neural Networks (SBRN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Image-Based Frame Gating of IVUS Pullbacks: A Surrogate for ECG.</text:p>
          </table:table-cell>
          <table:table-cell office:value-type="string" calcext:value-type="string">
            <text:p>http://dblp.org/rec/conf/icassp/OMalleyCNK0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ECG Cancellation for Surface Electromyography Measurement Using Independent Component Analysis.</text:p>
          </table:table-cell>
          <table:table-cell office:value-type="string" calcext:value-type="string">
            <text:p>http://dblp.org/rec/conf/iscas/HuMLL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Exploring Cardioneural Signals from Noninvasive ECG Measurement.</text:p>
          </table:table-cell>
          <table:table-cell office:value-type="string" calcext:value-type="string">
            <text:p>http://dblp.org/rec/conf/bibe/AraniZCCLC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engineering (BIBE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Is There Any Place for Magnetocardiographic Imaging in the Era of Robotic Ablation of Cardiac Arrhythmias?</text:p>
          </table:table-cell>
          <table:table-cell office:value-type="string" calcext:value-type="string">
            <text:p>http://dblp.org/rec/conf/fimh/FeniciB0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al Imaging and Modeling of the Heart (FIMH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Towards the Numerical Simulation of Electrocardiograms.</text:p>
          </table:table-cell>
          <table:table-cell office:value-type="string" calcext:value-type="string">
            <text:p>http://dblp.org/rec/conf/fimh/BoulakiaFGZ0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al Imaging and Modeling of the Heart (FIMH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Towards Noninvasive 3D Imaging of Cardiac Arrhythmias.</text:p>
          </table:table-cell>
          <table:table-cell office:value-type="string" calcext:value-type="string">
            <text:p>http://dblp.org/rec/conf/fimh/WangZS0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al Imaging and Modeling of the Heart (FIMH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MedInfo</text:p>
          </table:table-cell>
          <table:table-cell office:value-type="string" calcext:value-type="string">
            <text:p>Identifying QT prolongation from ECG impressions using Natural Language Processing and Negation Detection.</text:p>
          </table:table-cell>
          <table:table-cell office:value-type="string" calcext:value-type="string">
            <text:p>http://dblp.org/rec/conf/medinfo/DennyP0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 Congress on Medical and Health (Medical) Informatics (MedInfo)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MedInfo</text:p>
          </table:table-cell>
          <table:table-cell office:value-type="string" calcext:value-type="string">
            <text:p>OpenECG: Promoting Interoperability Through the Consistent Implementation of the SCP-ECG Standard in Electrocardiography.</text:p>
          </table:table-cell>
          <table:table-cell office:value-type="string" calcext:value-type="string">
            <text:p>http://dblp.org/rec/conf/medinfo/ChronakiCF0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 Congress on Medical and Health (Medical) Informatics (MedInfo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Development of Digital Image Surface and Its Application to Derived 12-Lead ECG.</text:p>
          </table:table-cell>
          <table:table-cell office:value-type="string" calcext:value-type="string">
            <text:p>http://dblp.org/rec/conf/IEEEcit/TakahashiW0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Interational Workshop on Wireless and Mobile Technologies for Smart Cities (WiMobCity @ MobiHoc)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ISSPA</text:p>
          </table:table-cell>
          <table:table-cell office:value-type="string" calcext:value-type="string">
            <text:p>Detection of an electrocardiogram R wave based on the multiscale products : MIT/BIH arrhythmia and Qt databases evaluation.</text:p>
          </table:table-cell>
          <table:table-cell office:value-type="string" calcext:value-type="string">
            <text:p>http://dblp.org/rec/conf/isspa/BesrourLE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formation Sciences, Signal Processing and their Applications (ISSPA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CIARP</text:p>
          </table:table-cell>
          <table:table-cell office:value-type="string" calcext:value-type="string">
            <text:p>Adaptive ECG Compression Using Support Vector Machine.</text:p>
          </table:table-cell>
          <table:table-cell office:value-type="string" calcext:value-type="string">
            <text:p>http://dblp.org/rec/conf/ciarp/SzilagyiSB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eroamerican Congress on Pattern Recognition (CIARP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GECCO</text:p>
          </table:table-cell>
          <table:table-cell office:value-type="string" calcext:value-type="string">
            <text:p>ECGA vs. BOA in discovering stock market trading experts.</text:p>
          </table:table-cell>
          <table:table-cell office:value-type="string" calcext:value-type="string">
            <text:p>http://dblp.org/rec/conf/gecco/Lipinski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tic and Evolutionary Computation Conference (GECCO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GECCO</text:p>
          </table:table-cell>
          <table:table-cell office:value-type="string" calcext:value-type="string">
            <text:p>Real-coded ECGA for economic dispatch.</text:p>
          </table:table-cell>
          <table:table-cell office:value-type="string" calcext:value-type="string">
            <text:p>http://dblp.org/rec/conf/gecco/ChenC07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tic and Evolutionary Computation Conference (GECCO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ISNN</text:p>
          </table:table-cell>
          <table:table-cell office:value-type="string" calcext:value-type="string">
            <text:p>Atrial Arrhythmias Detection Based on Neural Network Combining Fuzzy Classifiers.</text:p>
          </table:table-cell>
          <table:table-cell office:value-type="string" calcext:value-type="string">
            <text:p>http://dblp.org/rec/conf/isnn/SunW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Neural Networks (ISNN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ISSPA</text:p>
          </table:table-cell>
          <table:table-cell office:value-type="string" calcext:value-type="string">
            <text:p>ECG baseline correction with adaptive bionic wavelet transform.</text:p>
          </table:table-cell>
          <table:table-cell office:value-type="string" calcext:value-type="string">
            <text:p>http://dblp.org/rec/conf/isspa/SayadiS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formation Sciences, Signal Processing and their Applications (ISSPA)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ICECS</text:p>
          </table:table-cell>
          <table:table-cell office:value-type="string" calcext:value-type="string">
            <text:p>ECG Signal Artifacts Suppression System Based on an MRI Environment Dedicated CMOS Magnetic Field Monitor and FPGA Implementation.</text:p>
          </table:table-cell>
          <table:table-cell office:value-type="string" calcext:value-type="string">
            <text:p>http://dblp.org/rec/conf/icecsys/FrickBPBBOF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lectronics, Circuits, and Systems (ICECS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ECG Compression by Efficient Coding.</text:p>
          </table:table-cell>
          <table:table-cell office:value-type="string" calcext:value-type="string">
            <text:p>http://dblp.org/rec/conf/ica/GuilhonBC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ications and Theory of Petri Nets (Petri Nets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Extraction of Atrial Activity from the ECG by Spectrally Constrained ICA Based on Kurtosis Sign.</text:p>
          </table:table-cell>
          <table:table-cell office:value-type="string" calcext:value-type="string">
            <text:p>http://dblp.org/rec/conf/ica/PhlypoZCDL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ications and Theory of Petri Nets (Petri Nets)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IEEE Congress on Evolutionary Computation</text:p>
          </table:table-cell>
          <table:table-cell office:value-type="string" calcext:value-type="string">
            <text:p>GA optimisation of Non-Singleton Fuzzy Logic System for ECG classification.</text:p>
          </table:table-cell>
          <table:table-cell office:value-type="string" calcext:value-type="string">
            <text:p>http://dblp.org/rec/conf/cec/ChuaT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Congress on Evolutionary Computation (CEC)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IEEE Congress on Evolutionary Computation</text:p>
          </table:table-cell>
          <table:table-cell office:value-type="string" calcext:value-type="string">
            <text:p>Real-coded ECGA for solving decomposable real-valued optimization problems.</text:p>
          </table:table-cell>
          <table:table-cell office:value-type="string" calcext:value-type="string">
            <text:p>http://dblp.org/rec/conf/cec/LiGSY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Congress on Evolutionary Computation (CEC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HCI</text:p>
          </table:table-cell>
          <table:table-cell office:value-type="string" calcext:value-type="string">
            <text:p>Exploring Possibilities of ECG Electrodes for Bio-monitoring Smartwear with Cu Sputtered Fabrics.</text:p>
          </table:table-cell>
          <table:table-cell office:value-type="string" calcext:value-type="string">
            <text:p>http://dblp.org/rec/conf/hci/JangCJC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tish Computer Society Conference on Human-Computer Interaction (BCS HCI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PReMI</text:p>
          </table:table-cell>
          <table:table-cell office:value-type="string" calcext:value-type="string">
            <text:p>Computation of QRS Vector of ECG Signal for Observation of It&amp;apos;s Clinical Significance.</text:p>
          </table:table-cell>
          <table:table-cell office:value-type="string" calcext:value-type="string">
            <text:p>http://dblp.org/rec/conf/premi/MitraMC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tern Recognition and Machine Intelligence (PReMI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FUZZ-IEEE</text:p>
          </table:table-cell>
          <table:table-cell office:value-type="string" calcext:value-type="string">
            <text:p>Type-2 Fuzzy System for ECG Arrhythmic Classification.</text:p>
          </table:table-cell>
          <table:table-cell office:value-type="string" calcext:value-type="string">
            <text:p>http://dblp.org/rec/conf/fuzzIEEE/TanFC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Fuzzy Systems (FUZZ-IEEE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IMECS</text:p>
          </table:table-cell>
          <table:table-cell office:value-type="string" calcext:value-type="string">
            <text:p>Study of Waveform Clustering in Dynamic Electrocardiogram.</text:p>
          </table:table-cell>
          <table:table-cell office:value-type="string" calcext:value-type="string">
            <text:p>http://dblp.org/rec/conf/imecs/ZhengH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MultiConference of Engineers and Computer Scientists (IMECS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IMECS</text:p>
          </table:table-cell>
          <table:table-cell office:value-type="string" calcext:value-type="string">
            <text:p>Support Vector Machine for Cardiac Beat Detection in Single Lead Electrocardiogram.</text:p>
          </table:table-cell>
          <table:table-cell office:value-type="string" calcext:value-type="string">
            <text:p>http://dblp.org/rec/conf/imecs/MehtaL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MultiConference of Engineers and Computer Scientists (IMECS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ITNG</text:p>
          </table:table-cell>
          <table:table-cell office:value-type="string" calcext:value-type="string">
            <text:p>NeuroFuzzy Agent Programming for Processing of EEG/ECG/EMG Waveforms.</text:p>
          </table:table-cell>
          <table:table-cell office:value-type="string" calcext:value-type="string">
            <text:p>http://dblp.org/rec/conf/itng/ArasuP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formation Technology: New Generations (ITNG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MLDM</text:p>
          </table:table-cell>
          <table:table-cell office:value-type="string" calcext:value-type="string">
            <text:p>One Lead ECG Based Personal Identification with Feature Subspace Ensembles.</text:p>
          </table:table-cell>
          <table:table-cell office:value-type="string" calcext:value-type="string">
            <text:p>http://dblp.org/rec/conf/mldm/SilvaGF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APR International Conference on Machine Learning and Data Mining in Pattern Recognition (MLDM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A New Neural Network with Adaptive Activation Function for Classification of ECG Arrhythmias.</text:p>
          </table:table-cell>
          <table:table-cell office:value-type="string" calcext:value-type="string">
            <text:p>http://dblp.org/rec/conf/kes/TezelO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gent and Multi-Agent Systems: Technologies and Applications (KES-AMSTA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AICCSA</text:p>
          </table:table-cell>
          <table:table-cell office:value-type="string" calcext:value-type="string">
            <text:p>A Study of ECG Characteristics by Using Wavelet and Neural Networks.</text:p>
          </table:table-cell>
          <table:table-cell office:value-type="string" calcext:value-type="string">
            <text:p>http://dblp.org/rec/conf/aiccsa/KimY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S/IEEE International Conference on Computer Systems and Applications (AICCSA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CISIM</text:p>
          </table:table-cell>
          <table:table-cell office:value-type="string" calcext:value-type="string">
            <text:p>Mathematical Morphology Based ECG Feature Extraction for the Purpose of Heartbeat Classification.</text:p>
          </table:table-cell>
          <table:table-cell office:value-type="string" calcext:value-type="string">
            <text:p>http://dblp.org/rec/conf/cisim/TadejkoR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er Information Systems and Industrial Management Applications (CISIM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FGCN</text:p>
          </table:table-cell>
          <table:table-cell office:value-type="string" calcext:value-type="string">
            <text:p>Design and Implementation of a Ubiquitous ECG Monitoring System Using SIP and the Zigbee Network.</text:p>
          </table:table-cell>
          <table:table-cell office:value-type="string" calcext:value-type="string">
            <text:p>http://dblp.org/rec/conf/fgcn/KimKLY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Future Generation Communication and Networking (FGCN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GREC</text:p>
          </table:table-cell>
          <table:table-cell office:value-type="string" calcext:value-type="string">
            <text:p>Converting ECG and Other Paper Legated Biomedical Maps into Digital Signals.</text:p>
          </table:table-cell>
          <table:table-cell office:value-type="string" calcext:value-type="string">
            <text:p>http://dblp.org/rec/conf/grec/SilvaOL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APR International Workshop on Graphics Recognition (GREC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ICCTA</text:p>
          </table:table-cell>
          <table:table-cell office:value-type="string" calcext:value-type="string">
            <text:p>Total Removal of Baseline Drift from ECG Signal.</text:p>
          </table:table-cell>
          <table:table-cell office:value-type="string" calcext:value-type="string">
            <text:p>http://dblp.org/rec/conf/iccta/ChouhanM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ing: Theory and Applications (ICCTA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IICAI</text:p>
          </table:table-cell>
          <table:table-cell office:value-type="string" calcext:value-type="string">
            <text:p>Electrocardiogram Pattern Classification: An Approach Employing DCT and Artificial Neural Networks.</text:p>
          </table:table-cell>
          <table:table-cell office:value-type="string" calcext:value-type="string">
            <text:p>http://dblp.org/rec/conf/iicai/GhongadeG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ian International Conference on Artificial Intelligence (IICAI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IMSCCS</text:p>
          </table:table-cell>
          <table:table-cell office:value-type="string" calcext:value-type="string">
            <text:p>Investigation of Adaptive Filtering for Noise Cancellation in ECG signals.</text:p>
          </table:table-cell>
          <table:table-cell office:value-type="string" calcext:value-type="string">
            <text:p>http://dblp.org/rec/conf/imsccs/Behbahani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Multi-Symposium of Computer and Computational Sciences (IMSCCS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Ventricular Arrhythmia Nonlinear Analysis.</text:p>
          </table:table-cell>
          <table:table-cell office:value-type="string" calcext:value-type="string">
            <text:p>http://dblp.org/rec/conf/ipc/ZhangTHH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ference on Integer Programming and Combinatorial Optimization (IPCO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ISPA Workshops</text:p>
          </table:table-cell>
          <table:table-cell office:value-type="string" calcext:value-type="string">
            <text:p>ECG Anomaly Detection via Time Series Analysis.</text:p>
          </table:table-cell>
          <table:table-cell office:value-type="string" calcext:value-type="string">
            <text:p>http://dblp.org/rec/conf/ispa/ChuahF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LSMS</text:p>
          </table:table-cell>
          <table:table-cell office:value-type="string" calcext:value-type="string">
            <text:p>Hybrid Processing and Time-Frequency Analysis of ECG Signal.</text:p>
          </table:table-cell>
          <table:table-cell office:value-type="string" calcext:value-type="string">
            <text:p>http://dblp.org/rec/conf/lsms/ZhangTLZ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fe System Modeling and Simulation (LSMS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ReCoSoC</text:p>
          </table:table-cell>
          <table:table-cell office:value-type="string" calcext:value-type="string">
            <text:p>FPGA Implemenatation of an Adaptive Filtering: Application on ECG Signal Artefact Suppression in MRI Environment.</text:p>
          </table:table-cell>
          <table:table-cell office:value-type="string" calcext:value-type="string">
            <text:p>http://dblp.org/rec/conf/recosoc/BervillerFBBOF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nfigurable Communication-centric Systems-on-Chip (ReCoSoC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Ventricular and Atrial Activity Estimation Through Sparse Ecg Signal Decompositions.</text:p>
          </table:table-cell>
          <table:table-cell office:value-type="string" calcext:value-type="string">
            <text:p>http://dblp.org/rec/conf/icassp/EscodaGLHVV0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Map Filtering in the Diversity-Enhanced Wavelet Domain Applied to Ecg Signals Denoising.</text:p>
          </table:table-cell>
          <table:table-cell office:value-type="string" calcext:value-type="string">
            <text:p>http://dblp.org/rec/conf/icassp/OlteanBI0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Neural network based arrhythmia classification using Heart Rate Variability signal.</text:p>
          </table:table-cell>
          <table:table-cell office:value-type="string" calcext:value-type="string">
            <text:p>http://dblp.org/rec/conf/eusipco/AslS0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Embedded Wavelet Packets-based algorithm for ECG compression.</text:p>
          </table:table-cell>
          <table:table-cell office:value-type="string" calcext:value-type="string">
            <text:p>http://dblp.org/rec/conf/eusipco/Blanco-VelascoC0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A time-frequency adaptive signal model-based approach for parametric ECG compression.</text:p>
          </table:table-cell>
          <table:table-cell office:value-type="string" calcext:value-type="string">
            <text:p>http://dblp.org/rec/conf/eusipco/Ruiz-ReyesVLC0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ECG compression using multiscale recurrent patterns with period normalization.</text:p>
          </table:table-cell>
          <table:table-cell office:value-type="string" calcext:value-type="string">
            <text:p>http://dblp.org/rec/conf/iscas/FilhoSJC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An ECG measurement IC using driven-right-leg circuit.</text:p>
          </table:table-cell>
          <table:table-cell office:value-type="string" calcext:value-type="string">
            <text:p>http://dblp.org/rec/conf/iscas/WongPZC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CBMS</text:p>
          </table:table-cell>
          <table:table-cell office:value-type="string" calcext:value-type="string">
            <text:p>Personal Heart Monitoring System Using Smart Phones To Detect Life Threatening Arrhythmias.</text:p>
          </table:table-cell>
          <table:table-cell office:value-type="string" calcext:value-type="string">
            <text:p>http://dblp.org/rec/conf/cbms/LeijdekkersG0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Symposium on Computer-Based Medical Systems (CBMS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Performance Evaluation of Twelve-Lead Electrocardiogram Telemonitor Utilizing 3G Cellular Phone.</text:p>
          </table:table-cell>
          <table:table-cell office:value-type="string" calcext:value-type="string">
            <text:p>http://dblp.org/rec/conf/IEEEcit/SakamotoWW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Interational Workshop on Wireless and Mobile Technologies for Smart Cities (WiMobCity @ MobiHoc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MICCAI</text:p>
          </table:table-cell>
          <table:table-cell office:value-type="string" calcext:value-type="string">
            <text:p>A Model Based Approach for Multi-lead ECG Array Layout Selection.</text:p>
          </table:table-cell>
          <table:table-cell office:value-type="string" calcext:value-type="string">
            <text:p>http://dblp.org/rec/conf/miccai/HintermullerSPFT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edical Image Computing and Computer-Assisted Intervention (MICCAI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MICCAI</text:p>
          </table:table-cell>
          <table:table-cell office:value-type="string" calcext:value-type="string">
            <text:p>Rawdata-Based Detection of the Optimal Reconstruction Phase in ECG-Gated Cardiac Image Reconstruction.</text:p>
          </table:table-cell>
          <table:table-cell office:value-type="string" calcext:value-type="string">
            <text:p>http://dblp.org/rec/conf/miccai/ErtelKPALNK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edical Image Computing and Computer-Assisted Intervention (MICCAI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CECE</text:p>
          </table:table-cell>
          <table:table-cell office:value-type="string" calcext:value-type="string">
            <text:p>Person Identification using Electrocardiograms.</text:p>
          </table:table-cell>
          <table:table-cell office:value-type="string" calcext:value-type="string">
            <text:p>http://dblp.org/rec/conf/ccece/ChanHBB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ian Conference on Electrical and Computer Engineering (CCECE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ICPR</text:p>
          </table:table-cell>
          <table:table-cell office:value-type="string" calcext:value-type="string">
            <text:p>Searching for Similarities in Nearly Periodic Signals With Application to ECG Data Compression.</text:p>
          </table:table-cell>
          <table:table-cell office:value-type="string" calcext:value-type="string">
            <text:p>http://dblp.org/rec/conf/icpr/HenriquesBGCA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attern Recognition (ICPR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IJCNN</text:p>
          </table:table-cell>
          <table:table-cell office:value-type="string" calcext:value-type="string">
            <text:p>Experiments with a Hybrid-Complex Neural Networks for Long Term Prediction of Electrocardiograms.</text:p>
          </table:table-cell>
          <table:table-cell office:value-type="string" calcext:value-type="string">
            <text:p>http://dblp.org/rec/conf/ijcnn/Gomez-GilR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Joint Conference on Neural Network (IJCNN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ISDA</text:p>
          </table:table-cell>
          <table:table-cell office:value-type="string" calcext:value-type="string">
            <text:p>Recognition of ECG Patterns Using Artificial Neural Network.</text:p>
          </table:table-cell>
          <table:table-cell office:value-type="string" calcext:value-type="string">
            <text:p>http://dblp.org/rec/conf/isda/HeHZP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lligent Systems Design and Applications (ISDA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ISNN</text:p>
          </table:table-cell>
          <table:table-cell office:value-type="string" calcext:value-type="string">
            <text:p>Adaptable Noise Reduction of ECG Signals for Feature Extraction.</text:p>
          </table:table-cell>
          <table:table-cell office:value-type="string" calcext:value-type="string">
            <text:p>http://dblp.org/rec/conf/isnn/KimMK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Neural Networks (ISNN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ICECS</text:p>
          </table:table-cell>
          <table:table-cell office:value-type="string" calcext:value-type="string">
            <text:p>Fuzzy logic based system for classification of atrial fibrillation cardiac arrhythmias.</text:p>
          </table:table-cell>
          <table:table-cell office:value-type="string" calcext:value-type="string">
            <text:p>http://dblp.org/rec/conf/icecsys/MessaoudMKS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lectronics, Circuits, and Systems (ICECS)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Derivation of Atrial Surface Reentries Applying ICA to the Standard Electrocardiogram of Patients in Postoperative Atrial Fibrillation.</text:p>
          </table:table-cell>
          <table:table-cell office:value-type="string" calcext:value-type="string">
            <text:p>http://dblp.org/rec/conf/ica/RietaHSVMS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ications and Theory of Petri Nets (Petri Nets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Performance Study of Convolutive BSS Algorithms Applied to the Electrocardiogram of Atrial Fibrillation.</text:p>
          </table:table-cell>
          <table:table-cell office:value-type="string" calcext:value-type="string">
            <text:p>http://dblp.org/rec/conf/ica/VayaRSM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ications and Theory of Petri Nets (Petri Nets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APCCAS</text:p>
          </table:table-cell>
          <table:table-cell office:value-type="string" calcext:value-type="string">
            <text:p>Electrocardiogram Analysis with Adaptive Feature Selection and Support Vector Machines.</text:p>
          </table:table-cell>
          <table:table-cell office:value-type="string" calcext:value-type="string">
            <text:p>http://dblp.org/rec/conf/apccas/KaoYSCH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a Pacific Conference on Circuits and Systems (APCCAS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Wearable Band Using a Fabric-Based Sensor for Exercise ECG Monitoring.</text:p>
          </table:table-cell>
          <table:table-cell office:value-type="string" calcext:value-type="string">
            <text:p>http://dblp.org/rec/conf/iswc/ShenKHL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Wearable Computers (ISWC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ICTAI</text:p>
          </table:table-cell>
          <table:table-cell office:value-type="string" calcext:value-type="string">
            <text:p>A Multi-HMM Approach to ECG Segmentation.</text:p>
          </table:table-cell>
          <table:table-cell office:value-type="string" calcext:value-type="string">
            <text:p>http://dblp.org/rec/conf/ictai/ThomasRC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Tools with Artificial Intelligence (ICTAI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ADMA</text:p>
          </table:table-cell>
          <table:table-cell office:value-type="string" calcext:value-type="string">
            <text:p>Feature Extraction Based on Optimal Discrimination Plane in ECG Signal Classification.</text:p>
          </table:table-cell>
          <table:table-cell office:value-type="string" calcext:value-type="string">
            <text:p>http://dblp.org/rec/conf/adma/GeQ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Advanced Data Mining and Applications (ADMA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Conf. Computing Frontiers</text:p>
          </table:table-cell>
          <table:table-cell office:value-type="string" calcext:value-type="string">
            <text:p>MPSoC ECG biochip: a multiprocessor system-on-chip for real-time human heart monitoring and analysis.</text:p>
          </table:table-cell>
          <table:table-cell office:value-type="string" calcext:value-type="string">
            <text:p>http://dblp.org/rec/conf/cf/KhatibBPBJBKHNJ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International Conference on Computing Frontiers (CF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IMCA/IAWTIC</text:p>
          </table:table-cell>
          <table:table-cell office:value-type="string" calcext:value-type="string">
            <text:p>Fetal ECG Extraction Using Wavelet Transform.</text:p>
          </table:table-cell>
          <table:table-cell office:value-type="string" calcext:value-type="string">
            <text:p>http://dblp.org/rec/conf/cimca/HassanpourP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DSD</text:p>
          </table:table-cell>
          <table:table-cell office:value-type="string" calcext:value-type="string">
            <text:p>Wireless Medical Information System Network for Patient ECG Monitoring.</text:p>
          </table:table-cell>
          <table:table-cell office:value-type="string" calcext:value-type="string">
            <text:p>http://dblp.org/rec/conf/dsd/DSouzaRP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 Storage and Data Engineering (DSDE)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ISBMS</text:p>
          </table:table-cell>
          <table:table-cell office:value-type="string" calcext:value-type="string">
            <text:p>Simulation of Cardiac Activation Patterns for Checking Suggestions About the Suitability of Multi-lead ECG Electrode Arrays.</text:p>
          </table:table-cell>
          <table:table-cell office:value-type="string" calcext:value-type="string">
            <text:p>http://dblp.org/rec/conf/isbms/HintermullerSPFT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Biomedical Simulation (ISBMS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PDCAT</text:p>
          </table:table-cell>
          <table:table-cell office:value-type="string" calcext:value-type="string">
            <text:p>An ECG Parallel Scheduling Algorithm for the Distributed Systems.</text:p>
          </table:table-cell>
          <table:table-cell office:value-type="string" calcext:value-type="string">
            <text:p>http://dblp.org/rec/conf/pdcat/ZhangLLZ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arallel and Distributed Computing: Applications and Technologies (PDCAT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RSCTC</text:p>
          </table:table-cell>
          <table:table-cell office:value-type="string" calcext:value-type="string">
            <text:p>An Approach to a Rough Set Based Disease Inference Engine for ECG Classification.</text:p>
          </table:table-cell>
          <table:table-cell office:value-type="string" calcext:value-type="string">
            <text:p>http://dblp.org/rec/conf/rsctc/MitraMC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Rough Sets and Current Trends in Computing (RSCTC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UIC</text:p>
          </table:table-cell>
          <table:table-cell office:value-type="string" calcext:value-type="string">
            <text:p>ECGSC: Elliptic Curve Based Generalized Signcryption.</text:p>
          </table:table-cell>
          <table:table-cell office:value-type="string" calcext:value-type="string">
            <text:p>http://dblp.org/rec/conf/uic/HanYWWH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Ubiquitous Intelligence and Computing (UIC)</text:p>
          </table:table-cell>
        </table:table-row>
        <table:table-row table:style-name="ro1" table:number-rows-repeated="104761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dblp_conf_2006_2016.A1:dblp_conf_2006_2016.G96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00/00/00</text:date>, <text:time style:data-style-name="N2" text:time-value="00:41:18.104384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1T00:43:48.865082205</dc:date>
    <meta:editing-duration>PT3M15S</meta:editing-duration>
    <meta:editing-cycles>3</meta:editing-cycles>
    <meta:generator>LibreOffice/5.1.0.3$Linux_X86_64 LibreOffice_project/10m0$Build-3</meta:generator>
    <meta:document-statistic meta:table-count="1" meta:cell-count="6702" meta:object-count="0"/>
  </office:meta>
</office:document-meta>
</file>